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2" style:family="table">
      <style:table-properties style:width="4.8104in" fo:margin-left="0in" fo:break-before="column" table:align="left" style:writing-mode="lr-tb"/>
    </style:style>
    <style:style style:name="Table2.A" style:family="table-column">
      <style:table-column-properties style:column-width="1.1993in"/>
    </style:style>
    <style:style style:name="Table2.B" style:family="table-column">
      <style:table-column-properties style:column-width="1.2in"/>
    </style:style>
    <style:style style:name="Table2.D" style:family="table-column">
      <style:table-column-properties style:column-width="1.2111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1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1pt solid #000000" fo:border-right="3pt solid #000000" fo:border-top="none" fo:border-bottom="1pt solid #000000"/>
    </style:style>
    <style:style style:name="Table2.A3" style:family="table-cell">
      <style:table-cell-properties fo:padding="0.0382in" fo:border-left="3pt solid #000000" fo:border-right="3pt solid #000000" fo:border-top="none" fo:border-bottom="1pt solid #000000"/>
    </style:style>
    <style:style style:name="Table2.A4" style:family="table-cell">
      <style:table-cell-properties fo:padding="0.0382in" fo:border-left="3pt solid #000000" fo:border-right="none" fo:border-top="none" fo:border-bottom="3pt solid #000000"/>
    </style:style>
    <style:style style:name="Table2.B4" style:family="table-cell">
      <style:table-cell-properties fo:padding="0.0382in" fo:border-left="1pt solid #000000" fo:border-right="none" fo:border-top="none" fo:border-bottom="3pt solid #000000"/>
    </style:style>
    <style:style style:name="Table2.D4" style:family="table-cell">
      <style:table-cell-properties fo:padding="0.0382in" fo:border-left="1pt solid #000000" fo:border-right="3pt solid #000000" fo:border-top="none" fo:border-bottom="3pt solid #000000"/>
    </style:style>
    <style:style style:name="Table1" style:family="table">
      <style:table-properties style:width="4.8125in" fo:margin-left="0in" table:align="left" style:writing-mode="lr-tb"/>
    </style:style>
    <style:style style:name="Table1.A" style:family="table-column">
      <style:table-column-properties style:column-width="1.6in"/>
    </style:style>
    <style:style style:name="Table1.C" style:family="table-column">
      <style:table-column-properties style:column-width="1.6125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3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3pt solid #000000" fo:border-right="3pt solid #000000" fo:border-top="none" fo:border-bottom="1pt solid #000000"/>
    </style:style>
    <style:style style:name="Table1.3" style:family="table-row">
      <style:table-row-properties style:row-height="0.0326in"/>
    </style:style>
    <style:style style:name="Table1.A3" style:family="table-cell">
      <style:table-cell-properties fo:padding="0.0382in" fo:border-left="0.05pt solid #000000" fo:border-right="none" fo:border-top="1.5pt solid #000000" fo:border-bottom="1.5pt solid #000000"/>
    </style:style>
    <style:style style:name="Table1.B3" style:family="table-cell">
      <style:table-cell-properties fo:padding="0.0382in" fo:border-left="none" fo:border-right="none" fo:border-top="1.5pt solid #000000" fo:border-bottom="1.5pt solid #000000"/>
    </style:style>
    <style:style style:name="Table1.C3" style:family="table-cell">
      <style:table-cell-properties fo:padding="0.0382in" fo:border-left="none" fo:border-right="0.05pt solid #000000" fo:border-top="1.5pt solid #000000" fo:border-bottom="1.5pt solid #000000"/>
    </style:style>
    <style:style style:name="Table1.5" style:family="table-row">
      <style:table-row-properties style:min-row-height="0.2993in"/>
    </style:style>
    <style:style style:name="Table1.6" style:family="table-row">
      <style:table-row-properties style:row-height="0.0549in"/>
    </style:style>
    <style:style style:name="Table1.9" style:family="table-row">
      <style:table-row-properties style:row-height="0.0535in"/>
    </style:style>
    <style:style style:name="Table1.15" style:family="table-row">
      <style:table-row-properties style:row-height="0.0604in"/>
    </style:style>
    <style:style style:name="Table1.A19" style:family="table-cell">
      <style:table-cell-properties fo:padding="0.0382in" fo:border-left="3pt solid #000000" fo:border-right="none" fo:border-top="none" fo:border-bottom="3pt solid #000000"/>
    </style:style>
    <style:style style:name="Table1.C19" style:family="table-cell">
      <style:table-cell-properties fo:padding="0.0382in" fo:border-left="3pt solid #000000" fo:border-right="3pt solid #000000" fo:border-top="none" fo:border-bottom="3pt solid #000000"/>
    </style:style>
    <style:style style:name="P1" style:family="paragraph" style:parent-style-name="Footer">
      <style:paragraph-properties fo:text-align="center" style:justify-single-word="false"/>
      <style:text-properties fo:font-size="8pt" fo:language="en" fo:country="US" style:font-size-asian="8pt" style:font-size-complex="8pt"/>
    </style:style>
    <style:style style:name="P2" style:family="paragraph" style:parent-style-name="Compact">
      <loext:graphic-properties draw:fill-hatch-name="hatch"/>
      <style:paragraph-properties fo:hyphenation-ladder-count="no-limit" fo:keep-with-next="auto"/>
      <style:text-properties fo:color="#000000" loext:opacity="100%" fo:font-size="8pt" fo:language="en" fo:country="US" officeooo:paragraph-rsid="00450c58" style:font-size-asian="16pt" style:font-size-complex="16pt" fo:hyphenate="true" fo:hyphenation-remain-char-count="2" fo:hyphenation-push-char-count="2" loext:hyphenation-no-caps="false"/>
    </style:style>
    <style:style style:name="P3" style:family="paragraph" style:parent-style-name="Text_20_body">
      <loext:graphic-properties draw:fill-hatch-name="hatch"/>
      <style:paragraph-properties fo:hyphenation-ladder-count="no-limit" fo:keep-with-next="auto"/>
      <style:text-properties fo:color="#000000" loext:opacity="100%" fo:font-size="8pt" fo:language="en" fo:country="US" officeooo:paragraph-rsid="00249435" style:font-size-asian="16pt" style:font-size-complex="16pt" fo:hyphenate="true" fo:hyphenation-remain-char-count="2" fo:hyphenation-push-char-count="2" loext:hyphenation-no-caps="false"/>
    </style:style>
    <style:style style:name="P4"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5"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8" style:family="paragraph" style:parent-style-name="First_20_Paragraph">
      <loext:graphic-properties draw:fill-hatch-name="hatch"/>
      <style:paragraph-properties fo:hyphenation-ladder-count="no-limit" fo:keep-with-next="auto"/>
      <style:text-properties fo:color="#000000" loext:opacity="100%" fo:font-size="8.5pt" fo:language="en" fo:country="US" officeooo:paragraph-rsid="00506c8e" style:font-size-asian="14pt" style:font-size-complex="14pt" fo:hyphenate="true" fo:hyphenation-remain-char-count="2" fo:hyphenation-push-char-count="2" loext:hyphenation-no-caps="false"/>
    </style:style>
    <style:style style:name="P9"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26c28" style:font-size-asian="14pt" style:font-size-complex="14pt" fo:hyphenate="true" fo:hyphenation-remain-char-count="2" fo:hyphenation-push-char-count="2" loext:hyphenation-no-caps="false"/>
    </style:style>
    <style:style style:name="P1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1"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2" style:family="paragraph" style:parent-style-name="Text_20_body" style:master-page-name="">
      <loext:graphic-properties draw:fill-hatch-name="hatch"/>
      <style:paragraph-properties fo:margin-top="0.1299in" fo:margin-bottom="0in" style:contextual-spacing="false" fo:hyphenation-ladder-count="no-limit" style:page-number="auto"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879a67" style:font-size-asian="14pt" style:font-size-complex="14pt" fo:hyphenate="true" fo:hyphenation-remain-char-count="2" fo:hyphenation-push-char-count="2" loext:hyphenation-no-caps="false"/>
    </style:style>
    <style:style style:name="P14"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3ea47e" style:font-size-asian="14pt" style:font-size-complex="14pt" fo:hyphenate="true" fo:hyphenation-remain-char-count="2" fo:hyphenation-push-char-count="2" loext:hyphenation-no-caps="false"/>
    </style:style>
    <style:style style:name="P15" style:family="paragraph" style:parent-style-name="First_20_Paragraph">
      <loext:graphic-properties draw:fill-gradient-name="gradient" draw:fill-hatch-name="hatch"/>
      <style:paragraph-properties fo:margin-top="0in" fo:margin-bottom="0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6" style:family="paragraph" style:parent-style-name="First_20_Paragraph">
      <loext:graphic-properties draw:fill-gradient-name="gradient"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7" style:family="paragraph" style:parent-style-name="First_20_Paragraph">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1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bfc81" style:font-size-asian="14pt" style:font-size-complex="14pt" fo:hyphenate="true" fo:hyphenation-remain-char-count="2" fo:hyphenation-push-char-count="2" loext:hyphenation-no-caps="false"/>
    </style:style>
    <style:style style:name="P20"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officeooo:paragraph-rsid="001c6cc1" style:font-size-asian="14pt" style:font-size-complex="14pt" fo:hyphenate="true" fo:hyphenation-remain-char-count="2" fo:hyphenation-push-char-count="2" loext:hyphenation-no-caps="false"/>
    </style:style>
    <style:style style:name="P21"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4pt" style:font-size-complex="14pt" fo:hyphenate="true" fo:hyphenation-remain-char-count="2" fo:hyphenation-push-char-count="2" loext:hyphenation-no-caps="false"/>
    </style:style>
    <style:style style:name="P2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4pt" style:font-size-complex="14pt" fo:hyphenate="true" fo:hyphenation-remain-char-count="2" fo:hyphenation-push-char-count="2" loext:hyphenation-no-caps="false"/>
    </style:style>
    <style:style style:name="P23" style:family="paragraph" style:parent-style-name="First_20_Paragraph">
      <loext:graphic-properties draw:fill-hatch-name="hatch"/>
      <style:paragraph-properties fo:text-align="start" style:justify-single-word="false" fo:hyphenation-ladder-count="no-limit" fo:keep-with-next="auto"/>
      <style:text-properties fo:color="#000000" loext:opacity="100%" fo:font-size="8.5pt" fo:language="en" fo:country="US" officeooo:paragraph-rsid="001ec219" style:font-size-asian="14pt" style:font-size-complex="14pt" fo:hyphenate="true" fo:hyphenation-remain-char-count="2" fo:hyphenation-push-char-count="2" loext:hyphenation-no-caps="false"/>
    </style:style>
    <style:style style:name="P24" style:family="paragraph" style:parent-style-name="Compact">
      <loext:graphic-properties draw:fill-hatch-name="hatch"/>
      <style:paragraph-properties fo:margin-top="0.1299in" fo:margin-bottom="0.1299in" style:contextual-spacing="false" fo:hyphenation-ladder-count="no-limit" fo:keep-with-next="auto"/>
      <style:text-properties fo:color="#000000" loext:opacity="100%" fo:font-size="8.5pt" fo:language="en" fo:country="US" fo:font-weight="bold" officeooo:paragraph-rsid="00450c58" style:font-size-asian="16pt" style:font-weight-asian="bold" style:font-size-complex="16pt" fo:hyphenate="true" fo:hyphenation-remain-char-count="2" fo:hyphenation-push-char-count="2" loext:hyphenation-no-caps="false"/>
    </style:style>
    <style:style style:name="P25"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6"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27"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bold" officeooo:paragraph-rsid="00437ad2" style:font-size-asian="16pt" style:font-weight-asian="bold" style:font-size-complex="16pt" fo:hyphenate="true" fo:hyphenation-remain-char-count="2" fo:hyphenation-push-char-count="2" loext:hyphenation-no-caps="false"/>
    </style:style>
    <style:style style:name="P29"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fo:font-weight="bold" style:font-size-asian="16pt" style:font-weight-asian="bold" style:font-size-complex="16pt" fo:hyphenate="true" fo:hyphenation-remain-char-count="2" fo:hyphenation-push-char-count="2" loext:hyphenation-no-caps="false"/>
    </style:style>
    <style:style style:name="P30"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93e82" style:font-size-asian="14pt" style:font-weight-asian="bold" style:font-size-complex="14pt" fo:hyphenate="true" fo:hyphenation-remain-char-count="2" fo:hyphenation-push-char-count="2" loext:hyphenation-no-caps="false"/>
    </style:style>
    <style:style style:name="P31"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2"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3"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25c5" style:font-size-asian="14pt" style:font-weight-asian="bold" style:font-size-complex="14pt" fo:hyphenate="true" fo:hyphenation-remain-char-count="2" fo:hyphenation-push-char-count="2" loext:hyphenation-no-caps="false"/>
    </style:style>
    <style:style style:name="P34"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style:font-size-asian="14pt" style:font-weight-asian="bold" style:font-size-complex="14pt" fo:hyphenate="true" fo:hyphenation-remain-char-count="2" fo:hyphenation-push-char-count="2" loext:hyphenation-no-caps="false"/>
    </style:style>
    <style:style style:name="P35" style:family="paragraph" style:parent-style-name="First_20_Paragraph">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1c6cc1" style:font-size-asian="14pt" style:font-weight-asian="bold" style:font-size-complex="14pt" fo:hyphenate="true" fo:hyphenation-remain-char-count="2" fo:hyphenation-push-char-count="2" loext:hyphenation-no-caps="false"/>
    </style:style>
    <style:style style:name="P36" style:family="paragraph" style:parent-style-name="First_20_Paragraph">
      <loext:graphic-properties draw:fill-hatch-name="hatch"/>
      <style:paragraph-properties fo:hyphenation-ladder-count="no-limit" fo:keep-with-next="auto"/>
      <style:text-properties fo:color="#000000" loext:opacity="100%" fo:font-size="8.5pt" fo:language="en" fo:country="US" fo:font-weight="bold" officeooo:paragraph-rsid="006ffabd" style:font-size-asian="14pt" style:font-weight-asian="bold" style:font-size-complex="14pt" fo:hyphenate="true" fo:hyphenation-remain-char-count="2" fo:hyphenation-push-char-count="2" loext:hyphenation-no-caps="false"/>
    </style:style>
    <style:style style:name="P3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fo:font-weight="bold" officeooo:paragraph-rsid="00886fea" style:font-size-asian="14pt" style:font-weight-asian="bold" style:font-size-complex="14pt" fo:hyphenate="true" fo:hyphenation-remain-char-count="2" fo:hyphenation-push-char-count="2" loext:hyphenation-no-caps="false"/>
    </style:style>
    <style:style style:name="P38" style:family="paragraph" style:parent-style-name="First_20_Paragraph">
      <loext:graphic-properties draw:fill-hatch-name="hatch"/>
      <style:paragraph-properties fo:margin-top="0.1299in" fo:margin-bottom="0.0799in" style:contextual-spacing="false" fo:hyphenation-ladder-count="no-limit" fo:keep-with-next="auto"/>
      <style:text-properties fo:color="#000000" loext:opacity="100%" fo:font-size="8.5pt" fo:language="en" fo:country="US" fo:font-weight="bold" officeooo:paragraph-rsid="00506c8e" style:font-size-asian="14pt" style:font-weight-asian="bold" style:font-size-complex="14pt" style:font-weight-complex="bold" fo:hyphenate="true" fo:hyphenation-remain-char-count="2" fo:hyphenation-push-char-count="2" loext:hyphenation-no-caps="false"/>
    </style:style>
    <style:style style:name="P39" style:family="paragraph" style:parent-style-name="First_20_Paragraph">
      <loext:graphic-properties draw:fill-hatch-name="hatch"/>
      <style:paragraph-properties fo:margin-top="0.0799in" fo:margin-bottom="0.1299in" style:contextual-spacing="false" fo:hyphenation-ladder-count="no-limit" fo:keep-with-next="auto"/>
      <style:text-properties fo:color="#000000" loext:opacity="100%" fo:font-size="8.5pt" fo:language="en" fo:country="US" officeooo:paragraph-rsid="002b74d1" style:font-size-asian="16pt" style:font-size-complex="16pt" fo:hyphenate="true" fo:hyphenation-remain-char-count="2" fo:hyphenation-push-char-count="2" loext:hyphenation-no-caps="false"/>
    </style:style>
    <style:style style:name="P40" style:family="paragraph" style:parent-style-name="First_20_Paragraph">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1" style:family="paragraph" style:parent-style-name="Text_20_body">
      <loext:graphic-properties draw:fill-hatch-name="hatch"/>
      <style:paragraph-properties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4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2878" style:font-size-asian="16pt" style:font-size-complex="16pt" fo:hyphenate="true" fo:hyphenation-remain-char-count="2" fo:hyphenation-push-char-count="2" loext:hyphenation-no-caps="false"/>
    </style:style>
    <style:style style:name="P4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37ad2" style:font-size-asian="16pt" style:font-size-complex="16pt" fo:hyphenate="true" fo:hyphenation-remain-char-count="2" fo:hyphenation-push-char-count="2" loext:hyphenation-no-caps="false"/>
    </style:style>
    <style:style style:name="P4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450c58" style:font-size-asian="16pt" style:font-size-complex="16pt" fo:hyphenate="true" fo:hyphenation-remain-char-count="2" fo:hyphenation-push-char-count="2" loext:hyphenation-no-caps="false"/>
    </style:style>
    <style:style style:name="P45" style:family="paragraph" style:parent-style-name="Text_20_body">
      <loext:graphic-properties draw:fill-hatch-name="hatch"/>
      <style:paragraph-properties fo:margin-top="0.1201in" fo:margin-bottom="0.1201in" style:contextual-spacing="false" fo:hyphenation-ladder-count="no-limit" fo:keep-with-next="auto"/>
      <style:text-properties fo:color="#000000" loext:opacity="100%" fo:font-size="8.5pt" fo:language="en" fo:country="US" officeooo:paragraph-rsid="00298be6" style:font-size-asian="16pt" style:font-size-complex="16pt" fo:hyphenate="true" fo:hyphenation-remain-char-count="2" fo:hyphenation-push-char-count="2" loext:hyphenation-no-caps="false"/>
    </style:style>
    <style:style style:name="P46" style:family="paragraph" style:parent-style-name="Text_20_body">
      <loext:graphic-properties draw:fill-hatch-name="hatch"/>
      <style:paragraph-properties fo:margin-top="0.1201in" fo:margin-bottom="0in" style:contextual-spacing="false" fo:hyphenation-ladder-count="no-limit" fo:keep-with-next="auto"/>
      <style:text-properties fo:color="#000000" loext:opacity="100%" fo:font-size="8.5pt" fo:language="en" fo:country="US" officeooo:paragraph-rsid="00294eb1" style:font-size-asian="16pt" style:font-size-complex="16pt" fo:hyphenate="true" fo:hyphenation-remain-char-count="2" fo:hyphenation-push-char-count="2" loext:hyphenation-no-caps="false"/>
    </style:style>
    <style:style style:name="P47"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8"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249435" style:font-size-asian="16pt" style:font-size-complex="16pt" fo:hyphenate="true" fo:hyphenation-remain-char-count="2" fo:hyphenation-push-char-count="2" loext:hyphenation-no-caps="false"/>
    </style:style>
    <style:style style:name="P49"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dfb8d" style:font-size-asian="16pt" style:font-size-complex="16pt" fo:hyphenate="true" fo:hyphenation-remain-char-count="2" fo:hyphenation-push-char-count="2" loext:hyphenation-no-caps="false"/>
    </style:style>
    <style:style style:name="P50"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8549c" style:font-size-asian="16pt" style:font-size-complex="16pt" fo:hyphenate="true" fo:hyphenation-remain-char-count="2" fo:hyphenation-push-char-count="2" loext:hyphenation-no-caps="false"/>
    </style:style>
    <style:style style:name="P51"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79d3fa" style:font-size-asian="16pt" style:font-size-complex="16pt" fo:hyphenate="true" fo:hyphenation-remain-char-count="2" fo:hyphenation-push-char-count="2" loext:hyphenation-no-caps="false"/>
    </style:style>
    <style:style style:name="P52"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8dbe2" style:font-size-asian="16pt" style:font-size-complex="16pt" fo:hyphenate="true" fo:hyphenation-remain-char-count="2" fo:hyphenation-push-char-count="2" loext:hyphenation-no-caps="false"/>
    </style:style>
    <style:style style:name="P53"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876e8c" style:font-size-asian="16pt" style:font-size-complex="16pt" fo:hyphenate="true" fo:hyphenation-remain-char-count="2" fo:hyphenation-push-char-count="2" loext:hyphenation-no-caps="false"/>
    </style:style>
    <style:style style:name="P54"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5" style:family="paragraph" style:parent-style-name="Text_20_body">
      <loext:graphic-properties draw:fill-hatch-name="hatch"/>
      <style:paragraph-properties fo:margin-top="0in" fo:margin-bottom="0.1299in" style:contextual-spacing="false" fo:hyphenation-ladder-count="no-limit" fo:keep-with-next="auto"/>
      <style:text-properties fo:color="#000000" loext:opacity="100%" fo:font-size="8.5pt" fo:language="en" fo:country="US" officeooo:paragraph-rsid="0055cbdb" style:font-size-asian="16pt" style:font-size-complex="16pt" fo:hyphenate="true" fo:hyphenation-remain-char-count="2" fo:hyphenation-push-char-count="2" loext:hyphenation-no-caps="false"/>
    </style:style>
    <style:style style:name="P56" style:family="paragraph" style:parent-style-name="Text_20_body">
      <loext:graphic-properties draw:fill-hatch-name="hatch"/>
      <style:paragraph-properties fo:hyphenation-ladder-count="no-limit" fo:keep-with-next="auto"/>
      <style:text-properties fo:color="#000000" loext:opacity="100%" fo:font-size="8.5pt" fo:language="en" fo:country="US" officeooo:paragraph-rsid="007efd4d" style:font-size-asian="16pt" style:font-size-complex="16pt" fo:hyphenate="true" fo:hyphenation-remain-char-count="2" fo:hyphenation-push-char-count="2" loext:hyphenation-no-caps="false"/>
    </style:style>
    <style:style style:name="P57" style:family="paragraph" style:parent-style-name="Text_20_body">
      <loext:graphic-properties draw:fill-hatch-name="hatch"/>
      <style:paragraph-properties fo:margin-top="0.1299in" fo:margin-bottom="0in" style:contextual-spacing="false" fo:hyphenation-ladder-count="no-limit" fo:keep-with-next="auto"/>
      <style:text-properties fo:color="#000000" loext:opacity="100%" fo:font-size="8.5pt" fo:language="en" fo:country="US" style:font-size-asian="16pt" style:font-size-complex="16pt" fo:hyphenate="true" fo:hyphenation-remain-char-count="2" fo:hyphenation-push-char-count="2" loext:hyphenation-no-caps="false"/>
    </style:style>
    <style:style style:name="P58" style:family="paragraph" style:parent-style-name="Text_20_body">
      <loext:graphic-properties draw:fill-hatch-name="hatch"/>
      <style:paragraph-properties fo:hyphenation-ladder-count="no-limit" fo:keep-with-next="auto"/>
      <style:text-properties fo:color="#000000" loext:opacity="100%" fo:font-size="8.5pt" fo:language="en" fo:country="US" fo:font-weight="normal" officeooo:paragraph-rsid="00437ad2" style:font-size-asian="16pt" style:font-weight-asian="normal" style:font-size-complex="16pt" style:font-weight-complex="normal" fo:hyphenate="true" fo:hyphenation-remain-char-count="2" fo:hyphenation-push-char-count="2" loext:hyphenation-no-caps="false"/>
    </style:style>
    <style:style style:name="P59" style:family="paragraph" style:parent-style-name="First_20_Paragraph">
      <loext:graphic-properties draw:fill-hatch-name="hatch"/>
      <style:paragraph-properties fo:hyphenation-ladder-count="no-limit" fo:keep-with-next="auto"/>
      <style:text-properties fo:color="#000000" loext:opacity="100%" fo:font-size="7.90000009536743pt" fo:language="en" fo:country="US" officeooo:paragraph-rsid="00913302" style:font-size-asian="9.89999961853027pt" style:font-size-complex="9.89999961853027pt" fo:hyphenate="true" fo:hyphenation-remain-char-count="2" fo:hyphenation-push-char-count="2" loext:hyphenation-no-caps="false"/>
    </style:style>
    <style:style style:name="P60" style:family="paragraph" style:parent-style-name="Heading_20_1" style:master-page-name="">
      <loext:graphic-properties draw:fill-hatch-name="hatch"/>
      <style:paragraph-properties fo:margin-top="0in" fo:margin-bottom="0in" style:contextual-spacing="false" fo:hyphenation-ladder-count="no-limit" style:page-number="auto" fo:keep-with-next="auto"/>
      <style:text-properties fo:color="#000000" loext:opacity="100%" fo:font-size="10pt" fo:language="en" fo:country="US" officeooo:paragraph-rsid="000f1e97" style:font-size-asian="16pt" style:font-size-complex="16pt" fo:hyphenate="true" fo:hyphenation-remain-char-count="2" fo:hyphenation-push-char-count="2" loext:hyphenation-no-caps="false"/>
    </style:style>
    <style:style style:name="P61" style:family="paragraph" style:parent-style-name="Heading_20_1">
      <loext:graphic-properties draw:fill-hatch-name="hatch"/>
      <style:paragraph-properties fo:margin-top="0in" fo:margin-bottom="0in" style:contextual-spacing="false" fo:hyphenation-ladder-count="no-limit" fo:keep-with-next="auto"/>
      <style:text-properties fo:color="#000000" loext:opacity="100%" fo:font-size="10pt" fo:language="en" fo:country="US" officeooo:paragraph-rsid="00193e82" style:font-size-asian="16pt" style:font-size-complex="16pt" fo:hyphenate="true" fo:hyphenation-remain-char-count="2" fo:hyphenation-push-char-count="2" loext:hyphenation-no-caps="false"/>
    </style:style>
    <style:style style:name="P62"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420005" style:font-size-asian="16pt" style:font-size-complex="16pt" fo:hyphenate="true" fo:hyphenation-remain-char-count="2" fo:hyphenation-push-char-count="2" loext:hyphenation-no-caps="false"/>
    </style:style>
    <style:style style:name="P63"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c25c5" style:font-size-asian="16pt" style:font-size-complex="16pt" fo:hyphenate="true" fo:hyphenation-remain-char-count="2" fo:hyphenation-push-char-count="2" loext:hyphenation-no-caps="false"/>
    </style:style>
    <style:style style:name="P64"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ec219" style:font-size-asian="16pt" style:font-size-complex="16pt" fo:hyphenate="true" fo:hyphenation-remain-char-count="2" fo:hyphenation-push-char-count="2" loext:hyphenation-no-caps="false"/>
    </style:style>
    <style:style style:name="P65"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2b74d1" style:font-size-asian="16pt" style:font-size-complex="16pt" fo:hyphenate="true" fo:hyphenation-remain-char-count="2" fo:hyphenation-push-char-count="2" loext:hyphenation-no-caps="false"/>
    </style:style>
    <style:style style:name="P66" style:family="paragraph" style:parent-style-name="Heading_20_1">
      <loext:graphic-properties draw:fill-hatch-name="hatch"/>
      <style:paragraph-properties fo:margin-top="0.1201in" fo:margin-bottom="0.1201in" style:contextual-spacing="false" fo:hyphenation-ladder-count="no-limit" fo:keep-with-next="auto"/>
      <style:text-properties fo:color="#000000" loext:opacity="100%" fo:font-size="10pt" fo:language="en" fo:country="US" officeooo:paragraph-rsid="0024bbdd" style:font-size-asian="16pt" style:font-size-complex="16pt" fo:hyphenate="true" fo:hyphenation-remain-char-count="2" fo:hyphenation-push-char-count="2" loext:hyphenation-no-caps="false"/>
    </style:style>
    <style:style style:name="P67"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0pt" fo:language="en" fo:country="US" officeooo:paragraph-rsid="001fc3aa" style:font-size-asian="16pt" style:font-size-complex="16pt" fo:hyphenate="true" fo:hyphenation-remain-char-count="2" fo:hyphenation-push-char-count="2" loext:hyphenation-no-caps="false"/>
    </style:style>
    <style:style style:name="P68" style:family="paragraph" style:parent-style-name="Heading_20_2">
      <loext:graphic-properties draw:fill-hatch-name="hatch"/>
      <style:paragraph-properties fo:hyphenation-ladder-count="no-limit" fo:keep-with-next="auto"/>
      <style:text-properties fo:color="#000000" loext:opacity="100%" fo:font-size="10pt" fo:language="en" fo:country="US" officeooo:paragraph-rsid="0073e8da" style:font-size-asian="14pt" style:font-size-complex="14pt" fo:hyphenate="true" fo:hyphenation-remain-char-count="2" fo:hyphenation-push-char-count="2" loext:hyphenation-no-caps="false"/>
    </style:style>
    <style:style style:name="P69" style:family="paragraph" style:parent-style-name="Heading_20_2">
      <loext:graphic-properties draw:fill-hatch-name="hatch"/>
      <style:paragraph-properties fo:hyphenation-ladder-count="no-limit" fo:keep-with-next="auto"/>
      <style:text-properties fo:color="#000000" loext:opacity="100%" fo:font-size="10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0" style:family="paragraph" style:parent-style-name="Heading_20_1">
      <loext:graphic-properties draw:fill-hatch-name="hatch"/>
      <style:paragraph-properties fo:margin-top="0.1201in" fo:margin-bottom="0in" style:contextual-spacing="false" fo:hyphenation-ladder-count="no-limit" fo:keep-with-next="auto"/>
      <style:text-properties fo:color="#000000" loext:opacity="100%" fo:font-size="12pt" fo:language="en" fo:country="US" officeooo:paragraph-rsid="006ddedb" style:font-size-asian="16pt" style:font-size-complex="16pt" fo:hyphenate="true" fo:hyphenation-remain-char-count="2" fo:hyphenation-push-char-count="2" loext:hyphenation-no-caps="false"/>
    </style:style>
    <style:style style:name="P71" style:family="paragraph" style:parent-style-name="Heading_20_2">
      <loext:graphic-properties draw:fill-hatch-name="hatch"/>
      <style:paragraph-properties fo:hyphenation-ladder-count="no-limit" fo:keep-with-next="auto"/>
      <style:text-properties fo:color="#000000" loext:opacity="100%" fo:font-size="9pt" fo:language="en" fo:country="US" style:font-size-asian="14pt" style:font-size-complex="14pt" fo:hyphenate="true" fo:hyphenation-remain-char-count="2" fo:hyphenation-push-char-count="2" loext:hyphenation-no-caps="false"/>
    </style:style>
    <style:style style:name="P72"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8a79a4" style:font-size-asian="14pt" style:font-size-complex="14pt" fo:hyphenate="true" fo:hyphenation-remain-char-count="2" fo:hyphenation-push-char-count="2" loext:hyphenation-no-caps="false"/>
    </style:style>
    <style:style style:name="P73" style:family="paragraph" style:parent-style-name="Heading_20_2">
      <loext:graphic-properties draw:fill-hatch-name="hatch"/>
      <style:paragraph-properties fo:hyphenation-ladder-count="no-limit" fo:keep-with-next="auto"/>
      <style:text-properties fo:color="#000000" loext:opacity="100%" fo:font-size="9pt" fo:language="en" fo:country="US" officeooo:paragraph-rsid="0066a015" style:font-size-asian="14pt" style:font-size-complex="14pt" fo:hyphenate="true" fo:hyphenation-remain-char-count="2" fo:hyphenation-push-char-count="2" loext:hyphenation-no-caps="false"/>
    </style:style>
    <style:style style:name="P74"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officeooo:paragraph-rsid="0058dbe2" style:font-size-asian="14pt" style:font-size-complex="14pt" fo:hyphenate="true" fo:hyphenation-remain-char-count="2" fo:hyphenation-push-char-count="2" loext:hyphenation-no-caps="false"/>
    </style:style>
    <style:style style:name="P75"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officeooo:paragraph-rsid="002b74d1" style:font-size-asian="14pt" style:font-size-complex="14pt" fo:hyphenate="true" fo:hyphenation-remain-char-count="2" fo:hyphenation-push-char-count="2" loext:hyphenation-no-caps="false"/>
    </style:style>
    <style:style style:name="P76" style:family="paragraph" style:parent-style-name="Heading_20_2">
      <loext:graphic-properties draw:fill-hatch-name="hatch"/>
      <style:paragraph-properties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77"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78" style:family="paragraph" style:parent-style-name="Heading_20_2">
      <loext:graphic-properties draw:fill-hatch-name="hatch"/>
      <style:paragraph-properties fo:margin-top="0.1402in" fo:margin-bottom="0in" style:contextual-spacing="false" fo:hyphenation-ladder-count="no-limit" fo:keep-with-next="auto"/>
      <style:text-properties fo:color="#000000" loext:opacity="100%" fo:font-size="9pt" fo:language="en" fo:country="US" style:text-underline-style="solid" style:text-underline-width="auto" style:text-underline-color="font-color" officeooo:paragraph-rsid="0024bbdd" style:font-size-asian="14pt" style:font-size-complex="14pt" fo:hyphenate="true" fo:hyphenation-remain-char-count="2" fo:hyphenation-push-char-count="2" loext:hyphenation-no-caps="false"/>
    </style:style>
    <style:style style:name="P79" style:family="paragraph" style:parent-style-name="Heading_20_2">
      <loext:graphic-properties draw:fill-hatch-name="hatch"/>
      <style:paragraph-properties fo:margin-top="0in" fo:margin-bottom="0in" style:contextual-spacing="false" fo:hyphenation-ladder-count="no-limit" fo:keep-with-next="auto"/>
      <style:text-properties fo:color="#000000" loext:opacity="100%" fo:font-size="9pt" fo:language="en" fo:country="US" style:text-underline-style="solid" style:text-underline-width="auto" style:text-underline-color="font-color" style:font-size-asian="14pt" style:font-size-complex="14pt" fo:hyphenate="true" fo:hyphenation-remain-char-count="2" fo:hyphenation-push-char-count="2" loext:hyphenation-no-caps="false"/>
    </style:style>
    <style:style style:name="P80" style:family="paragraph" style:parent-style-name="Heading_20_2">
      <loext:graphic-properties draw:fill-hatch-name="hatch"/>
      <style:paragraph-properties fo:margin-top="0.1201in" fo:margin-bottom="0in" style:contextual-spacing="false" fo:hyphenation-ladder-count="no-limit" fo:keep-with-next="auto"/>
      <style:text-properties fo:color="#000000" loext:opacity="100%" fo:font-size="9pt" fo:language="en" fo:country="US" style:text-underline-style="solid" style:text-underline-width="auto" style:text-underline-color="font-color" fo:font-weight="bold" officeooo:paragraph-rsid="0025f7fa" style:font-size-asian="14pt" style:font-weight-asian="bold" style:font-size-complex="14pt" fo:hyphenate="true" fo:hyphenation-remain-char-count="2" fo:hyphenation-push-char-count="2" loext:hyphenation-no-caps="false"/>
    </style:style>
    <style:style style:name="P81" style:family="paragraph" style:parent-style-name="Heading_20_2">
      <loext:graphic-properties draw:fill-hatch-name="hatch"/>
      <style:paragraph-properties fo:margin-top="0.1201in" fo:margin-bottom="0in" style:contextual-spacing="false" fo:hyphenation-ladder-count="no-limit" fo:keep-with-next="auto"/>
      <style:text-properties fo:font-size="9pt" fo:language="en" fo:country="US" officeooo:paragraph-rsid="0025f7fa" style:font-size-asian="14pt" style:font-size-complex="14pt" fo:hyphenate="true" fo:hyphenation-remain-char-count="2" fo:hyphenation-push-char-count="2" loext:hyphenation-no-caps="false"/>
    </style:style>
    <style:style style:name="P82" style:family="paragraph" style:parent-style-name="Table_20_Contents">
      <style:text-properties fo:font-size="9pt" officeooo:rsid="0078408c" officeooo:paragraph-rsid="009398c4" style:font-size-asian="9pt" style:font-size-complex="9pt"/>
    </style:style>
    <style:style style:name="P83" style:family="paragraph" style:parent-style-name="Table_20_Contents">
      <style:text-properties fo:font-size="9pt" officeooo:rsid="00302063" officeooo:paragraph-rsid="009398c4" style:font-size-asian="9pt" style:font-size-complex="9pt"/>
    </style:style>
    <style:style style:name="P84" style:family="paragraph" style:parent-style-name="Table_20_Contents">
      <style:text-properties fo:font-size="9pt" officeooo:rsid="00257952" officeooo:paragraph-rsid="009398c4" style:font-size-asian="9pt" style:font-size-complex="9pt"/>
    </style:style>
    <style:style style:name="P85" style:family="paragraph" style:parent-style-name="Table_20_Contents">
      <style:paragraph-properties fo:margin-left="0in" fo:margin-right="0.0299in" fo:text-indent="0in" style:auto-text-indent="false"/>
      <style:text-properties fo:font-size="9pt" officeooo:rsid="00267e1b" officeooo:paragraph-rsid="009398c4" style:font-size-asian="9pt" style:font-size-complex="9pt"/>
    </style:style>
    <style:style style:name="P86" style:family="paragraph" style:parent-style-name="Table_20_Contents">
      <style:text-properties fo:font-size="9pt" officeooo:rsid="00267e1b" officeooo:paragraph-rsid="009398c4" style:font-size-asian="9pt" style:font-size-complex="9pt"/>
    </style:style>
    <style:style style:name="P87" style:family="paragraph" style:parent-style-name="Table_20_Contents">
      <style:text-properties fo:font-size="9pt" officeooo:rsid="00281914" officeooo:paragraph-rsid="009398c4" style:font-size-asian="9pt" style:font-size-complex="9pt"/>
    </style:style>
    <style:style style:name="P88" style:family="paragraph" style:parent-style-name="Table_20_Contents">
      <style:text-properties fo:font-size="9pt" officeooo:paragraph-rsid="009398c4" style:font-size-asian="9pt" style:font-size-complex="9pt"/>
    </style:style>
    <style:style style:name="P89" style:family="paragraph" style:parent-style-name="Table_20_Contents">
      <style:paragraph-properties fo:margin-left="0in" fo:margin-right="0.0299in" fo:text-indent="0in" style:auto-text-indent="false"/>
      <style:text-properties fo:font-size="9pt" officeooo:paragraph-rsid="009398c4" style:font-size-asian="9pt" style:font-size-complex="9pt"/>
    </style:style>
    <style:style style:name="P90" style:family="paragraph" style:parent-style-name="Standard">
      <loext:graphic-properties draw:fill-hatch-name="hatch"/>
      <style:paragraph-properties fo:hyphenation-ladder-count="no-limit"/>
      <style:text-properties fo:color="#000000" loext:opacity="100%" fo:font-size="8.5pt" fo:language="en" fo:country="US" fo:font-weight="normal" officeooo:paragraph-rsid="009398c4" style:font-size-asian="16pt" style:font-weight-asian="normal" style:font-size-complex="16pt" style:font-weight-complex="normal" fo:hyphenate="true" fo:hyphenation-remain-char-count="2" fo:hyphenation-push-char-count="2" loext:hyphenation-no-caps="false"/>
    </style:style>
    <style:style style:name="P91" style:family="paragraph" style:parent-style-name="Compact" style:list-style-name="WWNum1023">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2" style:family="paragraph" style:parent-style-name="Compact" style:list-style-name="WWNum1049">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3"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style:font-size-asian="14pt" style:font-size-complex="14pt" fo:hyphenate="true" fo:hyphenation-remain-char-count="2" fo:hyphenation-push-char-count="2" loext:hyphenation-no-caps="false"/>
    </style:style>
    <style:style style:name="P94"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5" style:family="paragraph" style:parent-style-name="Compact" style:list-style-name="WWNum1052">
      <loext:graphic-properties draw:fill-hatch-name="hatch"/>
      <style:paragraph-properties fo:hyphenation-ladder-count="no-limit" fo:keep-with-next="auto"/>
      <style:text-properties fo:color="#000000" loext:opacity="100%" fo:font-size="8.5pt" fo:language="en" fo:country="US" officeooo:paragraph-rsid="002e512f" style:font-size-asian="14pt" style:font-size-complex="14pt" fo:hyphenate="true" fo:hyphenation-remain-char-count="2" fo:hyphenation-push-char-count="2" loext:hyphenation-no-caps="false"/>
    </style:style>
    <style:style style:name="P96" style:family="paragraph" style:parent-style-name="Compact" style:list-style-name="WWNum1064">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7" style:family="paragraph" style:parent-style-name="Compact" style:list-style-name="WWNum1065">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8" style:family="paragraph" style:parent-style-name="Compact" style:list-style-name="WWNum1066">
      <loext:graphic-properties draw:fill-hatch-name="hatch"/>
      <style:paragraph-properties fo:hyphenation-ladder-count="no-limit" fo:keep-with-next="auto"/>
      <style:text-properties fo:color="#000000" loext:opacity="100%" fo:font-size="8.5pt" fo:language="en" fo:country="US" officeooo:paragraph-rsid="0024bbdd" style:font-size-asian="14pt" style:font-size-complex="14pt" fo:hyphenate="true" fo:hyphenation-remain-char-count="2" fo:hyphenation-push-char-count="2" loext:hyphenation-no-caps="false"/>
    </style:style>
    <style:style style:name="P99" style:family="paragraph" style:parent-style-name="Compact" style:list-style-name="WWNum1052">
      <loext:graphic-properties draw:fill-hatch-name="hatch"/>
      <style:paragraph-properties fo:hyphenation-ladder-count="no-limit" fo:keep-with-next="auto"/>
      <style:text-properties fo:hyphenate="true" fo:hyphenation-remain-char-count="2" fo:hyphenation-push-char-count="2" loext:hyphenation-no-caps="false"/>
    </style:style>
    <style:style style:name="P100" style:family="paragraph" style:parent-style-name="Compact" style:list-style-name="WWNum1064">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1" style:family="paragraph" style:parent-style-name="Compact" style:list-style-name="WWNum1077">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2" style:family="paragraph" style:parent-style-name="Compact" style:list-style-name="WWNum1065">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3" style:family="paragraph" style:parent-style-name="Compact" style:list-style-name="WWNum1066">
      <loext:graphic-properties draw:fill-hatch-name="hatch"/>
      <style:paragraph-properties fo:hyphenation-ladder-count="no-limit" fo:keep-with-next="auto"/>
      <style:text-properties officeooo:paragraph-rsid="0024bbdd" fo:hyphenate="true" fo:hyphenation-remain-char-count="2" fo:hyphenation-push-char-count="2" loext:hyphenation-no-caps="false"/>
    </style:style>
    <style:style style:name="P104" style:family="paragraph" style:parent-style-name="Compact" style:list-style-name="WWNum1064">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5" style:family="paragraph" style:parent-style-name="Compact" style:list-style-name="WWNum1077">
      <loext:graphic-properties draw:fill-hatch-name="hatch"/>
      <style:paragraph-properties fo:hyphenation-ladder-count="no-limit" fo:keep-with-next="auto"/>
      <style:text-properties fo:font-size="8.5pt" fo:language="en" fo:country="US" officeooo:paragraph-rsid="0024bbdd" style:font-size-asian="14pt" style:font-size-complex="14pt" fo:hyphenate="true" fo:hyphenation-remain-char-count="2" fo:hyphenation-push-char-count="2" loext:hyphenation-no-caps="false"/>
    </style:style>
    <style:style style:name="P106" style:family="paragraph" style:parent-style-name="Compact" style:list-style-name="WWNum1077">
      <loext:graphic-properties draw:fill-hatch-name="hatch"/>
      <style:paragraph-properties fo:hyphenation-ladder-count="no-limit" fo:keep-with-next="auto"/>
      <style:text-properties fo:font-size="8pt" fo:language="en" fo:country="US" fo:font-weight="bold" officeooo:paragraph-rsid="0024bbdd" style:font-size-asian="14pt" style:font-weight-asian="bold" style:font-size-complex="14pt" fo:hyphenate="true" fo:hyphenation-remain-char-count="2" fo:hyphenation-push-char-count="2" loext:hyphenation-no-caps="false"/>
    </style:style>
    <style:style style:name="P107" style:family="paragraph" style:parent-style-name="NarrowLists" style:list-style-name="WWNum1016"/>
    <style:style style:name="P108" style:family="paragraph" style:parent-style-name="NarrowLists" style:list-style-name="WWNum1017"/>
    <style:style style:name="P109" style:family="paragraph" style:parent-style-name="NarrowLists" style:list-style-name="WWNum1018"/>
    <style:style style:name="P110" style:family="paragraph" style:parent-style-name="NarrowLists" style:list-style-name="WWNum1019"/>
    <style:style style:name="P111" style:family="paragraph" style:parent-style-name="NarrowLists" style:list-style-name="WWNum1020"/>
    <style:style style:name="P112" style:family="paragraph" style:parent-style-name="NarrowLists" style:list-style-name="WWNum1021"/>
    <style:style style:name="P113" style:family="paragraph" style:parent-style-name="NarrowLists" style:list-style-name="WWNum1022"/>
    <style:style style:name="P114" style:family="paragraph" style:parent-style-name="NarrowLists" style:list-style-name="WWNum1024"/>
    <style:style style:name="P115" style:family="paragraph" style:parent-style-name="NarrowLists" style:list-style-name="WWNum1025"/>
    <style:style style:name="P116" style:family="paragraph" style:parent-style-name="NarrowLists" style:list-style-name="WWNum1026"/>
    <style:style style:name="P117" style:family="paragraph" style:parent-style-name="NarrowLists" style:list-style-name="WWNum1027"/>
    <style:style style:name="P118" style:family="paragraph" style:parent-style-name="NarrowLists" style:list-style-name="WWNum1028"/>
    <style:style style:name="P119" style:family="paragraph" style:parent-style-name="NarrowLists" style:list-style-name="WWNum1030"/>
    <style:style style:name="P120" style:family="paragraph" style:parent-style-name="NarrowLists" style:list-style-name="WWNum1031"/>
    <style:style style:name="P121" style:family="paragraph" style:parent-style-name="NarrowLists" style:list-style-name="WWNum1032"/>
    <style:style style:name="P122" style:family="paragraph" style:parent-style-name="NarrowLists" style:list-style-name="WWNum1033"/>
    <style:style style:name="P123" style:family="paragraph" style:parent-style-name="NarrowLists" style:list-style-name="WWNum1034"/>
    <style:style style:name="P124" style:family="paragraph" style:parent-style-name="NarrowLists" style:list-style-name="WWNum1029"/>
    <style:style style:name="P125" style:family="paragraph" style:parent-style-name="NarrowLists" style:list-style-name="WWNum1035"/>
    <style:style style:name="P126" style:family="paragraph" style:parent-style-name="NarrowLists" style:list-style-name="WWNum1036"/>
    <style:style style:name="P127" style:family="paragraph" style:parent-style-name="NarrowLists" style:list-style-name="WWNum1037"/>
    <style:style style:name="P128" style:family="paragraph" style:parent-style-name="NarrowLists" style:list-style-name="WWNum1038"/>
    <style:style style:name="P129" style:family="paragraph" style:parent-style-name="NarrowLists" style:list-style-name="WWNum1039"/>
    <style:style style:name="P130" style:family="paragraph" style:parent-style-name="NarrowLists" style:list-style-name="WWNum1040"/>
    <style:style style:name="P131" style:family="paragraph" style:parent-style-name="NarrowLists" style:list-style-name="WWNum1041"/>
    <style:style style:name="P132" style:family="paragraph" style:parent-style-name="NarrowLists" style:list-style-name="WWNum1042"/>
    <style:style style:name="P133" style:family="paragraph" style:parent-style-name="NarrowLists" style:list-style-name="WWNum1043"/>
    <style:style style:name="P134" style:family="paragraph" style:parent-style-name="NarrowLists" style:list-style-name="WWNum1044"/>
    <style:style style:name="P135" style:family="paragraph" style:parent-style-name="NarrowLists" style:list-style-name="WWNum1045"/>
    <style:style style:name="P136" style:family="paragraph" style:parent-style-name="NarrowLists" style:list-style-name="WWNum1046"/>
    <style:style style:name="P137" style:family="paragraph" style:parent-style-name="NarrowLists" style:list-style-name="WWNum1047"/>
    <style:style style:name="P138" style:family="paragraph" style:parent-style-name="NarrowLists" style:list-style-name="WWNum1048"/>
    <style:style style:name="P139" style:family="paragraph" style:parent-style-name="NarrowLists" style:list-style-name="WWNum1050"/>
    <style:style style:name="P140" style:family="paragraph" style:parent-style-name="NarrowLists" style:list-style-name="WWNum1051"/>
    <style:style style:name="P141" style:family="paragraph" style:parent-style-name="NarrowLists" style:list-style-name="WWNum105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407bc8" style:font-weight-asian="bold" style:font-weight-complex="bold"/>
    </style:style>
    <style:style style:name="T4" style:family="text">
      <style:text-properties fo:font-weight="bold" officeooo:rsid="0024bbdd" style:font-weight-asian="bold" style:font-weight-complex="bold"/>
    </style:style>
    <style:style style:name="T5" style:family="text">
      <style:text-properties fo:font-weight="bold" officeooo:rsid="005001f7" style:font-weight-asian="bold" style:font-weight-complex="bold"/>
    </style:style>
    <style:style style:name="T6" style:family="text">
      <style:text-properties fo:font-weight="bold" officeooo:rsid="0062afaf" style:font-weight-asian="bold"/>
    </style:style>
    <style:style style:name="T7" style:family="text">
      <style:text-properties fo:font-style="italic" style:font-style-asian="italic"/>
    </style:style>
    <style:style style:name="T8" style:family="text">
      <style:text-properties officeooo:rsid="00134954"/>
    </style:style>
    <style:style style:name="T9" style:family="text">
      <style:text-properties officeooo:rsid="00148755"/>
    </style:style>
    <style:style style:name="T10" style:family="text">
      <style:text-properties officeooo:rsid="00193e82"/>
    </style:style>
    <style:style style:name="T11" style:family="text">
      <style:text-properties officeooo:rsid="0019b2c6"/>
    </style:style>
    <style:style style:name="T12" style:family="text">
      <style:text-properties officeooo:rsid="001c25c5"/>
    </style:style>
    <style:style style:name="T13" style:family="text">
      <style:text-properties fo:color="#000000" loext:opacity="100%"/>
    </style:style>
    <style:style style:name="T14" style:family="text">
      <style:text-properties fo:color="#000000" loext:opacity="100%" fo:font-weight="bold" style:font-weight-asian="bold"/>
    </style:style>
    <style:style style:name="T15" style:family="text">
      <style:text-properties fo:color="#000000" loext:opacity="100%" style:text-underline-style="solid" style:text-underline-width="auto" style:text-underline-color="font-color" fo:font-weight="bold" officeooo:rsid="00298be6" style:font-weight-asian="bold"/>
    </style:style>
    <style:style style:name="T16" style:family="text">
      <style:text-properties fo:color="#000000" loext:opacity="100%" style:text-underline-style="solid" style:text-underline-width="auto" style:text-underline-color="font-color" fo:font-weight="bold" officeooo:rsid="0025f7fa" style:font-weight-asian="bold"/>
    </style:style>
    <style:style style:name="T17" style:family="text">
      <style:text-properties fo:color="#000000" loext:opacity="100%" fo:font-size="8.5pt"/>
    </style:style>
    <style:style style:name="T18" style:family="text">
      <style:text-properties fo:color="#000000" loext:opacity="100%" fo:font-size="8.5pt" officeooo:rsid="003e2237"/>
    </style:style>
    <style:style style:name="T19" style:family="text">
      <style:text-properties fo:color="#000000" loext:opacity="100%" fo:font-size="8.5pt" fo:font-style="italic" style:font-style-asian="italic"/>
    </style:style>
    <style:style style:name="T20" style:family="text">
      <style:text-properties fo:color="#000000" loext:opacity="100%" fo:font-size="8.5pt" fo:language="en" fo:country="US" fo:font-weight="bold" style:font-size-asian="14pt" style:font-weight-asian="bold" style:font-size-complex="14pt"/>
    </style:style>
    <style:style style:name="T21" style:family="text">
      <style:text-properties fo:color="#000000" loext:opacity="100%" fo:font-size="8.5pt" fo:language="en" fo:country="US" style:font-size-asian="14pt" style:font-size-complex="14pt"/>
    </style:style>
    <style:style style:name="T22" style:family="text">
      <style:text-properties officeooo:rsid="001ec219"/>
    </style:style>
    <style:style style:name="T23" style:family="text">
      <style:text-properties officeooo:rsid="001fc3aa"/>
    </style:style>
    <style:style style:name="T24" style:family="text">
      <style:text-properties officeooo:rsid="00213366"/>
    </style:style>
    <style:style style:name="T25" style:family="text">
      <style:text-properties officeooo:rsid="00249435"/>
    </style:style>
    <style:style style:name="T26" style:family="text">
      <style:text-properties fo:font-weight="normal" style:font-weight-asian="normal" style:font-weight-complex="normal"/>
    </style:style>
    <style:style style:name="T27" style:family="text">
      <style:text-properties fo:font-weight="normal" officeooo:rsid="0034e170" style:font-weight-asian="normal" style:font-weight-complex="normal"/>
    </style:style>
    <style:style style:name="T28" style:family="text">
      <style:text-properties fo:font-weight="normal" officeooo:rsid="005001f7" style:font-weight-asian="normal" style:font-weight-complex="normal"/>
    </style:style>
    <style:style style:name="T29" style:family="text">
      <style:text-properties fo:font-weight="normal" officeooo:rsid="004f0199" style:font-weight-asian="normal" style:font-weight-complex="normal"/>
    </style:style>
    <style:style style:name="T30" style:family="text">
      <style:text-properties officeooo:rsid="0024bbdd"/>
    </style:style>
    <style:style style:name="T31" style:family="text">
      <style:text-properties officeooo:rsid="0025f7fa"/>
    </style:style>
    <style:style style:name="T32" style:family="text">
      <style:text-properties officeooo:rsid="00294eb1" style:font-size-asian="14pt" style:font-size-complex="14pt"/>
    </style:style>
    <style:style style:name="T33" style:family="text">
      <style:text-properties officeooo:rsid="0028e843" style:font-size-asian="14pt" style:font-size-complex="14pt"/>
    </style:style>
    <style:style style:name="T34" style:family="text">
      <style:text-properties officeooo:rsid="0026d25b"/>
    </style:style>
    <style:style style:name="T35" style:family="text">
      <style:text-properties officeooo:rsid="0028ab25"/>
    </style:style>
    <style:style style:name="T36" style:family="text">
      <style:text-properties officeooo:rsid="0028e843"/>
    </style:style>
    <style:style style:name="T37" style:family="text">
      <style:text-properties officeooo:rsid="00294eb1"/>
    </style:style>
    <style:style style:name="T38" style:family="text">
      <style:text-properties style:font-name="FreeSerif" fo:font-size="20pt"/>
    </style:style>
    <style:style style:name="T39" style:family="text">
      <style:text-properties style:font-name="FreeSerif" fo:font-size="14pt" fo:letter-spacing="-0.0071in"/>
    </style:style>
    <style:style style:name="T40" style:family="text">
      <style:text-properties officeooo:rsid="00298be6"/>
    </style:style>
    <style:style style:name="T41" style:family="text">
      <style:text-properties officeooo:rsid="003ea47e"/>
    </style:style>
    <style:style style:name="T42" style:family="text">
      <style:text-properties officeooo:rsid="00407bc8"/>
    </style:style>
    <style:style style:name="T43" style:family="text">
      <style:text-properties officeooo:rsid="00420005"/>
    </style:style>
    <style:style style:name="T44" style:family="text">
      <style:text-properties style:font-size-asian="16pt" style:font-size-complex="16pt"/>
    </style:style>
    <style:style style:name="T45" style:family="text">
      <style:text-properties officeooo:rsid="00437ad2" style:font-size-asian="16pt" style:font-size-complex="16pt"/>
    </style:style>
    <style:style style:name="T46" style:family="text">
      <style:text-properties officeooo:rsid="00506c8e"/>
    </style:style>
    <style:style style:name="T47" style:family="text">
      <style:text-properties officeooo:rsid="005a97f7"/>
    </style:style>
    <style:style style:name="T48" style:family="text">
      <style:text-properties fo:font-size="10pt"/>
    </style:style>
    <style:style style:name="T49" style:family="text">
      <style:text-properties fo:font-size="10pt" officeooo:rsid="001ec219"/>
    </style:style>
    <style:style style:name="T50" style:family="text">
      <style:text-properties officeooo:rsid="0062afaf"/>
    </style:style>
    <style:style style:name="T51" style:family="text">
      <style:text-properties officeooo:rsid="006308d7"/>
    </style:style>
    <style:style style:name="T52" style:family="text">
      <style:text-properties officeooo:rsid="006a0023"/>
    </style:style>
    <style:style style:name="T53" style:family="text">
      <style:text-properties fo:font-size="4pt"/>
    </style:style>
    <style:style style:name="T54" style:family="text">
      <style:text-properties fo:font-size="4pt" fo:font-weight="bold" style:font-weight-asian="bold"/>
    </style:style>
    <style:style style:name="T55" style:family="text">
      <style:text-properties fo:font-size="4pt" style:font-size-asian="14pt" style:font-size-complex="14pt"/>
    </style:style>
    <style:style style:name="T56" style:family="text">
      <style:text-properties fo:font-size="4pt" style:text-underline-style="solid" style:text-underline-width="auto" style:text-underline-color="font-color" officeooo:rsid="0073e8da"/>
    </style:style>
    <style:style style:name="T57" style:family="text">
      <style:text-properties fo:font-size="4pt" officeooo:rsid="001ec219"/>
    </style:style>
    <style:style style:name="T58" style:family="text">
      <style:text-properties fo:font-size="9pt"/>
    </style:style>
    <style:style style:name="T59" style:family="text">
      <style:text-properties fo:font-size="9pt" style:text-underline-style="solid" style:text-underline-width="auto" style:text-underline-color="font-color"/>
    </style:style>
    <style:style style:name="T60" style:family="text">
      <style:text-properties fo:font-size="9pt" style:text-underline-style="solid" style:text-underline-width="auto" style:text-underline-color="font-color" officeooo:rsid="0073e8da"/>
    </style:style>
    <style:style style:name="T61" style:family="text">
      <style:text-properties fo:font-size="9pt" officeooo:rsid="0062afaf"/>
    </style:style>
    <style:style style:name="T62" style:family="text">
      <style:text-properties fo:font-size="8.5pt"/>
    </style:style>
    <style:style style:name="T63" style:family="text">
      <style:text-properties fo:font-size="8.5pt" fo:font-weight="normal" officeooo:rsid="00450c58" style:font-weight-asian="normal" style:font-weight-complex="normal"/>
    </style:style>
    <style:style style:name="T64" style:family="text">
      <style:text-properties fo:font-size="8.5pt" fo:font-weight="bold" style:font-weight-asian="bold"/>
    </style:style>
    <style:style style:name="T65" style:family="text">
      <style:text-properties fo:font-size="8.5pt" fo:language="en" fo:country="US" fo:font-weight="bold" style:font-size-asian="14pt" style:font-weight-asian="bold" style:font-size-complex="14pt"/>
    </style:style>
    <style:style style:name="T66" style:family="text">
      <style:text-properties fo:font-size="8.5pt" fo:language="en" fo:country="US" style:font-size-asian="14pt" style:font-size-complex="14pt"/>
    </style:style>
    <style:style style:name="T67" style:family="text">
      <style:text-properties officeooo:rsid="008e7af0"/>
    </style:style>
    <style:style style:name="T68" style:family="text">
      <style:text-properties officeooo:rsid="008fb942"/>
    </style:style>
    <style:style style:name="T69" style:family="text">
      <style:text-properties officeooo:rsid="00913302"/>
    </style:style>
    <style:style style:name="T70" style:family="text">
      <style:text-properties officeooo:rsid="002579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in">
          <style:column style:rel-width="21845*" fo:start-indent="0in" fo:end-indent="0.05in"/>
          <style:column style:rel-width="21845*" fo:start-indent="0.05in" fo:end-indent="0.05in"/>
          <style:column style:rel-width="21845*" fo:start-indent="0.05in" fo:end-indent="0in"/>
        </style:columns>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60" text:outline-level="1"><draw:frame draw:style-name="fr1" draw:name="Image31" text:anchor-type="char" svg:x="0.002in" svg:y="-0.0382in" svg:width="0.3035in" svg:height="0.3035in" draw:z-index="0"><draw:image xlink:href="Pictures/1000000100000200000002009EDB321983054EE5.png" xlink:type="simple" xlink:show="embed" xlink:actuate="onLoad" draw:mime-type="image/png"/></draw:frame><text:span text:style-name="T38"><text:s/></text:span><text:bookmark-start text:name="heroic-cairn-players-handbook"/><text:span text:style-name="T39">Heroic Cairn</text:span><text:bookmark-end text:name="heroic-cairn-players-handbook"/></text:h>
        <text:p text:style-name="P41"><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41"><text:span text:style-name="T1">Heroic Cairn</text:span> consolidates and updates Cairn rules for ancestries, classes, combat and spell modifiers, and includes additional spells. Heroic Cairn is licensed CC-BY-SA 4.0 <text:span text:style-name="T8">by Senator Bix.</text:span></text:p>
        <text:h text:style-name="P71" text:outline-level="2"><text:bookmark-start text:name="acknowledgments"/>Acknowledgments<text:bookmark-end text:name="acknowledgments"/></text:h>
        <text:p text:style-name="P59"><text:span text:style-name="T1">Cairn</text:span> is licensed CC-BY-SA 4.0 by Yochai Gal. https://github.com/yochaigal/cairn. <text:span text:style-name="T1">Classic Classes</text:span> <text:span text:style-name="T43">is licensed under CC-BY-SA 4.0 </text:span>by Danger is Real. https://dangerisreal.itch.io/ classic-classes-for-cairn. <text:span text:style-name="T2">Cairn Adventurer’s Guide</text:span> <text:span text:style-name="T69">is </text:span>licensed under CC-BY-SA 4.0 by Adam Hensley. <text:span text:style-name="T4">Additional spells</text:span><text:span text:style-name="T30"> </text:span>Licensed under CC-BY-SA 4.0. <text:s/>https://cairnrpg.com/resources/more-spellbooks/. <text:span text:style-name="T1">Cairn Bestiary</text:span> compiled by Yochai Gal (CC-BY-SA 4.0) https://cairnrpg.com/ <text:span text:style-name="T3">Spiked dragon head icon</text:span><text:span text:style-name="T42"> </text:span>by Delapouite <text:span text:style-name="T43">(</text:span>CC BY 3.0<text:span text:style-name="T43">)</text:span> https://game-icons.net/<text:line-break/><text:span text:style-name="T27">I </text:span><text:span text:style-name="T29">would also like to acknowledg</text:span><text:span text:style-name="T28">e</text:span><text:span text:style-name="T29"> </text:span><text:span text:style-name="T5">Knave</text:span><text:span text:style-name="T28"> by Ben Milton (CC-BY) and </text:span><text:span text:style-name="T5">Into the Odd</text:span><text:span text:style-name="T28"> by Chris McDdowall.</text:span></text:p>
        <text:h text:style-name="P61" text:outline-level="1"><text:span text:style-name="T10">Part </text:span><text:span text:style-name="T12">I</text:span><text:span text:style-name="T10">: <text:line-break/></text:span><text:bookmark-start text:name="character-creation"/>Character Creation<text:bookmark-end text:name="character-creation"/></text:h>
        <text:h text:style-name="P72" text:outline-level="2"/>
        <text:h text:style-name="P72" text:outline-level="2"><text:span text:style-name="T12">1) </text:span><text:bookmark-start text:name="ancestry"/>Ancestry<text:bookmark-end text:name="ancestry"/></text:h>
        <text:p text:style-name="P17">Choose an ancestry for your character.</text:p>
        <text:p text:style-name="P37">Dwellers of the <text:line-break/>Underground</text:p>
        <text:list xml:id="list1288299059" text:style-name="WWNum1016">
          <text:list-item>
            <text:p text:style-name="P107">Darkvision: Perfect vision in low-light, somewhat blinded by bright lights.</text:p>
          </text:list-item>
          <text:list-item>
            <text:p text:style-name="P107">Earthhardy: You are tougher than sun-dwellers, often recovering from injuries or poison thought to be lethal.</text:p>
          </text:list-item>
        </text:list>
        <text:p text:style-name="P30">Fair Folk</text:p>
        <text:list xml:id="list171346871780450" text:continue-list="list1288299059" text:style-name="WWNum1017">
          <text:list-item>
            <text:p text:style-name="P108">Magic-Sense: You can tell when arcane energies are at work.</text:p>
          </text:list-item>
          <text:list-item>
            <text:p text:style-name="P108">Third Eye: You cannot be fooled by magical illusions, save those created by one of your own.</text:p>
          </text:list-item>
        </text:list>
        <text:p text:style-name="P31">Smallfolk</text:p>
        <text:list xml:id="list171346038064263" text:continue-list="list171346871780450" text:style-name="WWNum1018">
          <text:list-item>
            <text:p text:style-name="P109">Easily Missed: Enemies tend to ignore you, going for the bigger targets first or ignoring you altogether.</text:p>
          </text:list-item>
          <text:list-item>
            <text:p text:style-name="P109">Quicksilver: Escaping sudden capture or a killing blow is like second nature to you. Sneaking comes naturally, too.</text:p>
          </text:list-item>
        </text:list>
        <text:p text:style-name="P31">Greenskin</text:p>
        <text:list xml:id="list171346284011958" text:continue-list="list171346038064263" text:style-name="WWNum1019">
          <text:list-item>
            <text:p text:style-name="P110">Blood Brothers: If any fellow adventurers go first in battle, then you also go first.</text:p>
          </text:list-item>
          <text:list-item>
            <text:p text:style-name="P110">Battle Fury: Once per day you may perform an Enhanced blast attack.</text:p>
          </text:list-item>
        </text:list>
        <text:p text:style-name="P31">Humankind</text:p>
        <text:list xml:id="list171345779350651" text:continue-list="list171346284011958" text:style-name="WWNum1020">
          <text:list-item>
            <text:p text:style-name="P111">Eclectic: Humans are many and varied. Select an additional background.</text:p>
          </text:list-item>
          <text:list-item>
            <text:p text:style-name="P111">Aggressive Opportunist: Once per day, you can re-roll a damage roll.</text:p>
          </text:list-item>
        </text:list>
        <text:p text:style-name="P38">Or make your own <text:line-break/>Ancestr<text:span text:style-name="T46">y:</text:span></text:p>
        <text:p text:style-name="P8"><text:span text:style-name="T46">Choose</text:span> any two features from the above. For example, a goblin character might choose to have Quicksilver and Blood Brothers. Or, a gnome might have Easily Missed and Magic-Sense.</text:p>
        <text:h text:style-name="P62" text:outline-level="1"><text:span text:style-name="T12">2) </text:span><text:bookmark-start text:name="classes"/>Classes<text:bookmark-end text:name="classes"/></text:h>
        <text:p text:style-name="P39">Choose a class for your character.</text:p>
        <text:h text:style-name="P75" text:outline-level="2"><text:bookmark-start text:name="warrior-classes"/>Warrior Classes<text:bookmark-end text:name="warrior-classes"/></text:h>
        <text:p text:style-name="P9">You are the Fighter, the Mercenary, the Barbarian, the Gladiator, The Knight. You are the master of the arts of combat and warfare.</text:p>
        <text:p text:style-name="P5"><text:span text:style-name="T1">Fighter:</text:span> Fighters can come from many backgrounds, but for all, their familiarity with combat helps you seize opportunity on the battlefield. You score critical hits on a 16 through 20.</text:p>
        <text:p text:style-name="P5"><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5"><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1">Gladiator:</text:span> Your favored weapon is an extension of youself, and deals the next highest damage dice. For example, if it <text:soft-page-break/>was a dagger it would do d8. You are a trained merciless killer. Your reputation is not always serving you and your former master is probably looking for you.</text:p>
        <text:p text:style-name="P5"><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12">Character creation:</text:p>
        <text:list xml:id="list171347115870053" text:continue-list="list171345779350651" text:style-name="WWNum1021">
          <text:list-item>
            <text:p text:style-name="P112">Start with 1d4+2 HP.</text:p>
          </text:list-item>
          <text:list-item>
            <text:p text:style-name="P112"><text:span text:style-name="T17">Swirl: </text:span><text:span text:style-name="T18">D</text:span><text:span text:style-name="T17">o a Blast attack and gain 1 Fatigue.</text:span></text:p>
          </text:list-item>
          <text:list-item>
            <text:p text:style-name="P112">Death Storm: when you kill or CD an enemy you can attack again.</text:p>
          </text:list-item>
        </text:list>
        <text:p text:style-name="P10">Starting Gear:</text:p>
        <text:list xml:id="list171345954117508" text:continue-list="list171347115870053" text:style-name="WWNum1022">
          <text:list-item>
            <text:p text:style-name="P113">Roll 1d10+10 on the Armor Table.</text:p>
          </text:list-item>
          <text:list-item>
            <text:p text:style-name="P113">Roll 1d10+10 on the Helmets and Shields Table.</text:p>
          </text:list-item>
          <text:list-item>
            <text:p text:style-name="P113">Roll for Weapons and choose a second one.</text:p>
          </text:list-item>
          <text:list-item>
            <text:p text:style-name="P113">Roll the rest as usual.</text:p>
          </text:list-item>
        </text:list>
        <text:h text:style-name="P76" text:outline-level="2"><text:bookmark-start text:name="divine-classes"/>Divine Classes<text:bookmark-end text:name="divine-classes"/></text:h>
        <text:p text:style-name="P16">You are the Cleric, the Druid, the Paladin. You are a faithful servant of your deity. Battle ready to channel the power of your cult.</text:p>
        <text:p text:style-name="P5"><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19"><text:span text:style-name="T1">Druid:</text:span> You belong to the wild lands and feel uncomfortable in cities. You worship the elements and the old bestial deities. You can communicate with animals and always find resources in the wilderness. You have two options: <text:span text:style-name="T2">1)</text:span> <text:span text:style-name="T1">Spellweaver Druids</text:span>, that can shape-shift into one type of animal and know 2 Cantrip spells. Or <text:span text:style-name="T2">2)</text:span>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5"><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20">Character creation:</text:p>
        <text:list xml:id="list171346597932954" text:continue-list="list171345954117508" text:style-name="WWNum1023">
          <text:list-item>
            <text:p text:style-name="P91">Salvation Grace: Once per day you heal 1D6 to any abilities but you became Deprived until you take the time to mediate, pray or sleep.</text:p>
          </text:list-item>
          <text:list-item>
            <text:p text:style-name="P91">Miracles: Every day, you can choose 3 Cleric spells related to your religion to cast without Spellbooks while holding your holy symbol.</text:p>
          </text:list-item>
        </text:list>
        <text:p text:style-name="P10">Starting Gear:</text:p>
        <text:list xml:id="list171346518010489" text:continue-list="list171346597932954" text:style-name="WWNum1024">
          <text:list-item>
            <text:p text:style-name="P114">You start with a holy symbol from your deity.</text:p>
          </text:list-item>
          <text:list-item>
            <text:p text:style-name="P114">Roll 1d12+8 on the Armor Table.</text:p>
          </text:list-item>
          <text:list-item>
            <text:p text:style-name="P114">Roll 1d12+8 on the Helmets and Shields Table.</text:p>
          </text:list-item>
          <text:list-item>
            <text:p text:style-name="P114">Roll the rest as usual.<text:bookmark text:name="magic-user-classes"/></text:p>
          </text:list-item>
        </text:list>
        <text:h text:style-name="P68" text:outline-level="2"><text:span text:style-name="T56"><text:line-break/></text:span><text:span text:style-name="T60">Magic-User </text:span><text:bookmark-start text:name="thief-classes1"/><text:span text:style-name="T59">Classes</text:span><text:bookmark-end text:name="thief-classes1"/></text:h>
        <text:p text:style-name="P16">You are the Wizard, the Necromancer, the Elementalist, the Enchanter. You are the scholar of the arcane, you handle spells and magic like no one else.</text:p>
        <text:p text:style-name="P5"><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5"><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18"><text:span text:style-name="T1">Elementalist:</text:span> You summon the forces of the four elements: Water, <text:soft-page-break/>Earth, Fire and Air. You choose one element: You always have 3 Armor against it and you can perform an elemental attack that does Enhanced damage at the cost of 1 Fatigue.</text:p>
        <text:p text:style-name="P5"><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11">Character creation:</text:p>
        <text:list xml:id="list171345874858622" text:continue-list="list171346518010489" text:style-name="WWNum1025">
          <text:list-item>
            <text:p text:style-name="P115">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115">All Magic-Users know 2 Cantrip spells.</text:p>
          </text:list-item>
          <text:list-item>
            <text:p text:style-name="P115">You are not comfortable wearing bulky armor. Spell casting wearing one will cost 2 Fatigue.</text:p>
          </text:list-item>
        </text:list>
        <text:p text:style-name="P10">Starting Gear:</text:p>
        <text:list xml:id="list171346259150034" text:continue-list="list171345874858622" text:style-name="WWNum1026">
          <text:list-item>
            <text:p text:style-name="P116">You start with your Grimoire with two random spells inscribed.</text:p>
          </text:list-item>
          <text:list-item>
            <text:p text:style-name="P116">Roll 1d6 on the Armor Table.</text:p>
          </text:list-item>
          <text:list-item>
            <text:p text:style-name="P116">Don’t roll on the Helmets and Shields Table.</text:p>
          </text:list-item>
          <text:list-item>
            <text:p text:style-name="P116">Roll the rest as usual.</text:p>
          </text:list-item>
        </text:list>
        <text:h text:style-name="P69" text:outline-level="2"><text:span text:style-name="T53"><text:line-break/></text:span><text:bookmark-start text:name="thief-classes"/><text:span text:style-name="T61">Rogue </text:span><text:span text:style-name="T58">Classes</text:span><text:bookmark-end text:name="thief-classes"/></text:h>
        <text:p text:style-name="P16">You are the <text:span text:style-name="T50">Theif</text:span>, the Assassin, the Ranger, the Tomb Robber. You are the master of stealth, acrobatics and deception.</text:p>
        <text:p text:style-name="P5"><text:span text:style-name="T6">Thief</text:span><text:span text:style-name="T1">:</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11">Character creation:</text:p>
        <text:list xml:id="list171346465806387" text:continue-list="list171346259150034" text:style-name="WWNum1027">
          <text:list-item>
            <text:p text:style-name="P117">Backstab: when you attack an unaware opponent from behind you do STR damage.</text:p>
          </text:list-item>
          <text:list-item>
            <text:p text:style-name="P117">Read languages: you can read approximately any text.</text:p>
          </text:list-item>
          <text:list-item>
            <text:p text:style-name="P117">Swiftness: Once per round, a Thief may take an extra action at the cost of 1 Fatigue.</text:p>
          </text:list-item>
        </text:list>
        <text:p text:style-name="P13">Starting Gear:</text:p>
        <text:list xml:id="list171347227414860" text:continue-list="list171346465806387" text:style-name="WWNum1028">
          <text:list-item>
            <text:p text:style-name="P118">You start with an Expeditionary Gear and a Tool of your choice.</text:p>
          </text:list-item>
          <text:list-item>
            <text:p text:style-name="P118">Choose a Weapon.</text:p>
          </text:list-item>
          <text:list-item>
            <text:p text:style-name="P118">Roll the rest as usual.</text:p>
          </text:list-item>
        </text:list>
        <text:h text:style-name="P76" text:outline-level="2"><text:bookmark-start text:name="knave"/>Knave<text:bookmark-end text:name="knave"/></text:h>
        <text:p text:style-name="P16">Knaves have no special abilities. Roll d20 for all gear.</text:p>
        <text:h text:style-name="P73" text:outline-level="2"><text:span text:style-name="T46">Or make </text:span><text:bookmark-start text:name="making-your-own-class."/>your own class<text:bookmark-end text:name="making-your-own-class."/><text:span text:style-name="T10">es:</text:span></text:h>
        <text:p text:style-name="P23">You can re-theme once class to make another. For example, if you want to be a Ranger that doesn’t use an animal companion, simply use the mechanics of a fighter. Or a Monk could be a Magic-User with a powerful artifact instead of a grimlore. Or they could be a powerful combatant based on a Barbarian. A swordsman with an ancient powerful <text:soft-page-break/>blade could use the mechanics of a Gladiator.</text:p>
        <text:h text:style-name="P63" text:outline-level="1"><text:span text:style-name="T12">3) </text:span><text:bookmark-start text:name="name-background-traits"/>Name, <text:s/>Background &amp; Traits<text:bookmark-end text:name="name-background-traits"/></text:h>
        <text:p text:style-name="P40">First, choose or roll a <text:span text:style-name="T1">name</text:span> for your character from the Name &amp; Background tables, then their <text:span text:style-name="T1">background</text:span>, which informs their knowledge and potential skills.</text:p>
        <text:p text:style-name="P41">Next, roll <text:span text:style-name="T41">for (or select) the </text:span><text:s/>rest of your character’s <text:span text:style-name="T1">traits</text:span> on the <text:span text:style-name="T7">Character Traits</text:span> tables.</text:p>
        <text:p text:style-name="P33">Background</text:p>
        <text:list xml:id="list1055469545" text:style-name="WWNum1030">
          <text:list-item text:start-value="1">
            <text:p text:style-name="P119">Alchemist</text:p>
          </text:list-item>
          <text:list-item>
            <text:p text:style-name="P119">Beggar</text:p>
          </text:list-item>
          <text:list-item>
            <text:p text:style-name="P119">Butcher</text:p>
          </text:list-item>
          <text:list-item>
            <text:p text:style-name="P119">Burglar</text:p>
          </text:list-item>
          <text:list-item>
            <text:p text:style-name="P119">Charlatan</text:p>
          </text:list-item>
          <text:list-item>
            <text:p text:style-name="P119">Cleric</text:p>
          </text:list-item>
          <text:list-item>
            <text:p text:style-name="P119">Cook</text:p>
          </text:list-item>
          <text:list-item>
            <text:p text:style-name="P119">Cultist</text:p>
          </text:list-item>
          <text:list-item>
            <text:p text:style-name="P119">Gambler</text:p>
          </text:list-item>
          <text:list-item>
            <text:p text:style-name="P119">Herbalist</text:p>
          </text:list-item>
          <text:list-item>
            <text:p text:style-name="P119">Magician</text:p>
          </text:list-item>
          <text:list-item>
            <text:p text:style-name="P119">Mariner</text:p>
          </text:list-item>
          <text:list-item>
            <text:p text:style-name="P119">Mercenary</text:p>
          </text:list-item>
          <text:list-item>
            <text:p text:style-name="P119">Merchant</text:p>
          </text:list-item>
          <text:list-item>
            <text:p text:style-name="P119">Outlaw</text:p>
          </text:list-item>
          <text:list-item>
            <text:p text:style-name="P119">Performer</text:p>
          </text:list-item>
          <text:list-item>
            <text:p text:style-name="P119">Pickpocket</text:p>
          </text:list-item>
          <text:list-item>
            <text:p text:style-name="P119">Smuggler</text:p>
          </text:list-item>
          <text:list-item>
            <text:p text:style-name="P119">Student</text:p>
          </text:list-item>
          <text:list-item>
            <text:p text:style-name="P119">Tracker</text:p>
          </text:list-item>
        </text:list>
        <text:p text:style-name="P32">Virtue</text:p>
        <text:list xml:id="list171346399841531" text:continue-list="list1055469545" text:style-name="WWNum1031">
          <text:list-item text:start-value="1">
            <text:p text:style-name="P120">Ambitious</text:p>
          </text:list-item>
          <text:list-item>
            <text:p text:style-name="P120">Cautious</text:p>
          </text:list-item>
          <text:list-item>
            <text:p text:style-name="P120">Courageous</text:p>
          </text:list-item>
          <text:list-item>
            <text:p text:style-name="P120">Disciplined</text:p>
          </text:list-item>
          <text:list-item>
            <text:p text:style-name="P120">Gregarious</text:p>
          </text:list-item>
          <text:list-item>
            <text:p text:style-name="P120">Honorable</text:p>
          </text:list-item>
          <text:list-item>
            <text:p text:style-name="P120">Humble</text:p>
          </text:list-item>
          <text:list-item>
            <text:p text:style-name="P120">Merciful</text:p>
          </text:list-item>
          <text:list-item>
            <text:p text:style-name="P120">Serene</text:p>
          </text:list-item>
          <text:list-item>
            <text:p text:style-name="P120">Tolerant</text:p>
          </text:list-item>
        </text:list>
        <text:p text:style-name="P33">Vice</text:p>
        <text:list xml:id="list171347131821816" text:continue-list="list171346399841531" text:style-name="WWNum1032">
          <text:list-item text:start-value="1">
            <text:p text:style-name="P121">Aggressive</text:p>
          </text:list-item>
          <text:list-item>
            <text:p text:style-name="P121">Bitter</text:p>
          </text:list-item>
          <text:list-item>
            <text:p text:style-name="P121">Craven</text:p>
          </text:list-item>
          <text:list-item>
            <text:p text:style-name="P121">Deceitful</text:p>
          </text:list-item>
          <text:list-item>
            <text:p text:style-name="P121">Greedy</text:p>
          </text:list-item>
          <text:list-item>
            <text:p text:style-name="P121">Lazy</text:p>
          </text:list-item>
          <text:list-item>
            <text:p text:style-name="P121">Nervous</text:p>
          </text:list-item>
          <text:list-item>
            <text:p text:style-name="P121">Rude</text:p>
          </text:list-item>
          <text:list-item>
            <text:p text:style-name="P121">Vain</text:p>
          </text:list-item>
          <text:list-item>
            <text:p text:style-name="P121">Vengeful</text:p>
          </text:list-item>
        </text:list>
        <text:p text:style-name="P33">Reputation</text:p>
        <text:list xml:id="list171346767877032" text:continue-list="list171347131821816" text:style-name="WWNum1033">
          <text:list-item text:start-value="1">
            <text:p text:style-name="P122">Ambitious</text:p>
          </text:list-item>
          <text:list-item>
            <text:p text:style-name="P122">Boor</text:p>
          </text:list-item>
          <text:list-item>
            <text:p text:style-name="P122">Dangerous</text:p>
          </text:list-item>
          <text:list-item>
            <text:p text:style-name="P122">Entertainer</text:p>
          </text:list-item>
          <text:list-item>
            <text:p text:style-name="P122">Honest</text:p>
          </text:list-item>
          <text:list-item>
            <text:p text:style-name="P122">Loafer</text:p>
          </text:list-item>
          <text:list-item>
            <text:p text:style-name="P122">Oddball</text:p>
          </text:list-item>
          <text:list-item>
            <text:p text:style-name="P122">Repulsive</text:p>
          </text:list-item>
          <text:list-item>
            <text:p text:style-name="P122">Respected</text:p>
          </text:list-item>
          <text:list-item>
            <text:p text:style-name="P122">Wise</text:p>
          </text:list-item>
        </text:list>
        <text:p text:style-name="P33">Misfortunes</text:p>
        <text:list xml:id="list171346132766617" text:continue-list="list171346767877032" text:style-name="WWNum1034">
          <text:list-item text:start-value="1">
            <text:p text:style-name="P123">Abandoned</text:p>
          </text:list-item>
          <text:list-item>
            <text:p text:style-name="P123">Addicted</text:p>
          </text:list-item>
          <text:list-item>
            <text:p text:style-name="P123">Blackmailed</text:p>
          </text:list-item>
          <text:list-item>
            <text:p text:style-name="P123">Condemned</text:p>
          </text:list-item>
          <text:list-item>
            <text:p text:style-name="P123">Cursed</text:p>
          </text:list-item>
          <text:list-item>
            <text:p text:style-name="P123">Defrauded</text:p>
          </text:list-item>
          <text:list-item>
            <text:p text:style-name="P123">Demoted</text:p>
          </text:list-item>
          <text:list-item>
            <text:p text:style-name="P123">Discredited</text:p>
          </text:list-item>
          <text:list-item>
            <text:p text:style-name="P123">Disowned</text:p>
          </text:list-item>
          <text:list-item>
            <text:p text:style-name="P123">Exiled</text:p>
          </text:list-item>
        </text:list>
        <text:h text:style-name="P63" text:outline-level="1"><text:span text:style-name="T12">4) </text:span><text:bookmark-start text:name="name-background-traits1"/><text:span text:style-name="T12">Ability Scores</text:span><text:bookmark-end text:name="name-background-traits1"/><text:bookmark text:name="ability-scores"/></text:h>
        <text:p text:style-name="P4">Player Characters (PCs) have just three attributes:</text:p>
        <text:p text:style-name="P5"><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5"><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76" text:outline-level="2"><text:bookmark-start text:name="hit-protection"/>Hit Protection<text:bookmark-end text:name="hit-protection"/></text:h>
        <text:p text:style-name="P14">Roll 1d6 to determine your PC’s starting <text:span text:style-name="T1">Hit Protection</text:span> (HP), which reflects their ability to avoid damage in combat. HP does not indicate a character’s health or fortitude; nor do they lose it for very long (see <text:span text:style-name="T1">Healing</text:span>). </text:p>
        <text:h text:style-name="P63" text:outline-level="1"><text:span text:style-name="T12">5</text:span><text:bookmark-start text:name="inventory"/><text:span text:style-name="T12">) Inventory</text:span><text:bookmark-end text:name="inventory"/><text:bookmark text:name="ability-scores1"/><text:bookmark text:name="name-background-traits11"/></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1">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1">Hirelings</text:span> can also be paid to carry equipment.</text:p>
        <text:h text:style-name="P79" text:outline-level="2"><text:bookmark-start text:name="starting-gear"/>Starting Gear<text:bookmark-end text:name="starting-gear"/></text:h>
        <text:p text:style-name="P15">All PCs begin with:</text:p>
        <text:list xml:id="list171347272195385" text:continue-list="list171347227414860" text:style-name="WWNum1029">
          <text:list-item>
            <text:p text:style-name="P124">Three days’ rations (one slot)</text:p>
          </text:list-item>
          <text:list-item>
            <text:p text:style-name="P124">A torch (one slot)</text:p>
          </text:list-item>
          <text:list-item>
            <text:p text:style-name="P124">3d6 gold pieces</text:p>
          </text:list-item>
        </text:list>
        <text:p text:style-name="P4">Roll on the <text:span text:style-name="T1">Starting Gear</text:span> tables to determine your PC’s armor, weapons, tools, and equipment. If indicated, <text:soft-page-break/>roll on the <text:span text:style-name="T7">Spellbooks</text:span> table with a d100 (or roll 2d10, using one die as the ones place,and one as the tens place).</text:p>
        <text:p text:style-name="P5">See the <text:span text:style-name="T1">Equipment List</text:span> for related armor, damage, and slot values. Smaller items can sometimes be bundled together into one slot.</text:p>
        <text:p text:style-name="P5">If you would like something closer to traditional classes, refer to the list of <text:span text:style-name="T7">Optional Gear Packages</text:span>.</text:p>
        <text:h text:style-name="P71" text:outline-level="2"><text:bookmark-start text:name="starting-gear-d20"/>Starting Gear (d20)<text:bookmark-end text:name="starting-gear-d20"/></text:h>
        <text:p text:style-name="P31">Armor</text:p>
        <text:list xml:id="list171347067955849" text:continue-list="list171347272195385" text:style-name="WWNum1035">
          <text:list-item>
            <text:p text:style-name="P125">1-3: None</text:p>
          </text:list-item>
          <text:list-item>
            <text:p text:style-name="P125">4-14: Studded Leather</text:p>
          </text:list-item>
          <text:list-item>
            <text:p text:style-name="P125">5-19: Chainmail</text:p>
          </text:list-item>
          <text:list-item>
            <text:p text:style-name="P125">20: Plate</text:p>
          </text:list-item>
        </text:list>
        <text:p text:style-name="P31">Helmets &amp; Shields</text:p>
        <text:list xml:id="list171346805924215" text:continue-list="list171347067955849" text:style-name="WWNum1036">
          <text:list-item>
            <text:p text:style-name="P126">1-13: None</text:p>
          </text:list-item>
          <text:list-item>
            <text:p text:style-name="P126">14-16: Helmet</text:p>
          </text:list-item>
          <text:list-item>
            <text:p text:style-name="P126">17-19: Shield</text:p>
          </text:list-item>
          <text:list-item>
            <text:p text:style-name="P126">20: Helmet &amp; Shield</text:p>
          </text:list-item>
        </text:list>
        <text:p text:style-name="P31">Weapons</text:p>
        <text:list xml:id="list171347603149525" text:continue-list="list171346805924215" text:style-name="WWNum1037">
          <text:list-item>
            <text:p text:style-name="P127">1-5: Dagger, Cudgel, Staff</text:p>
          </text:list-item>
          <text:list-item>
            <text:p text:style-name="P127">6-14: Sword, Mace, Axe</text:p>
          </text:list-item>
          <text:list-item>
            <text:p text:style-name="P127">15-19: Longbow, Crossbow, Sling</text:p>
          </text:list-item>
          <text:list-item>
            <text:p text:style-name="P127">20: Halberd, War Hammer, Battleaxe</text:p>
          </text:list-item>
        </text:list>
        <text:p text:style-name="P31">Expeditionary Gear</text:p>
        <text:list xml:id="list171347748981972" text:continue-list="list171346132766617" text:style-name="WWNum1038">
          <text:list-item text:start-value="1">
            <text:p text:style-name="P128">Air Bladder</text:p>
          </text:list-item>
          <text:list-item>
            <text:p text:style-name="P128">Antitoxin</text:p>
          </text:list-item>
          <text:list-item>
            <text:p text:style-name="P128">Cart (+4 slots, bulky)</text:p>
          </text:list-item>
          <text:list-item>
            <text:p text:style-name="P128">Chain (10ft)</text:p>
          </text:list-item>
          <text:list-item>
            <text:p text:style-name="P128">Dowsing Rod</text:p>
          </text:list-item>
          <text:list-item>
            <text:p text:style-name="P128">Fire Oil</text:p>
          </text:list-item>
          <text:list-item>
            <text:p text:style-name="P128">Grappling Hook</text:p>
          </text:list-item>
          <text:list-item>
            <text:p text:style-name="P128">Large Sack</text:p>
          </text:list-item>
          <text:list-item>
            <text:p text:style-name="P128">Large Trap</text:p>
          </text:list-item>
          <text:list-item>
            <text:p text:style-name="P128">Lockpicks</text:p>
          </text:list-item>
          <text:list-item>
            <text:p text:style-name="P128">Manacles</text:p>
          </text:list-item>
          <text:list-item>
            <text:p text:style-name="P128">Pick</text:p>
          </text:list-item>
          <text:list-item>
            <text:p text:style-name="P128">Pole (10ft)</text:p>
          </text:list-item>
          <text:list-item>
            <text:p text:style-name="P128">Pulley</text:p>
          </text:list-item>
          <text:list-item>
            <text:p text:style-name="P128">Repellent</text:p>
          </text:list-item>
          <text:list-item>
            <text:p text:style-name="P128">Rope (25ft)</text:p>
          </text:list-item>
          <text:list-item>
            <text:p text:style-name="P128">Spirit Ward</text:p>
          </text:list-item>
          <text:list-item>
            <text:p text:style-name="P128">Spyglass</text:p>
          </text:list-item>
          <text:list-item>
            <text:p text:style-name="P128">Tinderbox</text:p>
          </text:list-item>
          <text:list-item>
            <text:p text:style-name="P128">Wolfsbane</text:p>
          </text:list-item>
        </text:list>
        <text:p text:style-name="P31">Tools</text:p>
        <text:list xml:id="list171346617842094" text:continue-list="list171347748981972" text:style-name="WWNum1039">
          <text:list-item text:start-value="1">
            <text:p text:style-name="P129">Bellows</text:p>
          </text:list-item>
          <text:list-item>
            <text:p text:style-name="P129">Bucket</text:p>
          </text:list-item>
          <text:list-item>
            <text:p text:style-name="P129">Caltrops</text:p>
          </text:list-item>
          <text:list-item>
            <text:p text:style-name="P129">Chalk</text:p>
          </text:list-item>
          <text:list-item>
            <text:p text:style-name="P129">Chisel</text:p>
          </text:list-item>
          <text:list-item>
            <text:p text:style-name="P129">Cook Pots</text:p>
          </text:list-item>
          <text:list-item>
            <text:p text:style-name="P129">Crowbar</text:p>
          </text:list-item>
          <text:list-item>
            <text:p text:style-name="P129">Drill (Manual)</text:p>
          </text:list-item>
          <text:list-item>
            <text:p text:style-name="P129">FishingRod</text:p>
          </text:list-item>
          <text:list-item>
            <text:p text:style-name="P129">Glue</text:p>
          </text:list-item>
          <text:list-item>
            <text:p text:style-name="P129">Grease</text:p>
          </text:list-item>
          <text:list-item>
            <text:p text:style-name="P129">Hammer</text:p>
          </text:list-item>
          <text:list-item>
            <text:p text:style-name="P129">Hourglass</text:p>
          </text:list-item>
          <text:list-item>
            <text:p text:style-name="P129">Metal File</text:p>
          </text:list-item>
          <text:list-item>
            <text:p text:style-name="P129">Nails</text:p>
          </text:list-item>
          <text:list-item>
            <text:p text:style-name="P129">Net</text:p>
          </text:list-item>
          <text:list-item>
            <text:p text:style-name="P129">Saw</text:p>
          </text:list-item>
          <text:list-item>
            <text:p text:style-name="P129">Sealant</text:p>
          </text:list-item>
          <text:list-item>
            <text:p text:style-name="P129">Shovel</text:p>
          </text:list-item>
          <text:list-item>
            <text:p text:style-name="P129">Tongs</text:p>
          </text:list-item>
        </text:list>
        <text:p text:style-name="P31">Trinkets</text:p>
        <text:list xml:id="list171347379187953" text:continue-list="list171346617842094" text:style-name="WWNum1040">
          <text:list-item text:start-value="1">
            <text:p text:style-name="P130">Bottle</text:p>
          </text:list-item>
          <text:list-item>
            <text:p text:style-name="P130">Card Deck</text:p>
          </text:list-item>
          <text:list-item>
            <text:p text:style-name="P130">Dice Set</text:p>
          </text:list-item>
          <text:list-item>
            <text:p text:style-name="P130">Face Paint</text:p>
          </text:list-item>
          <text:list-item>
            <text:p text:style-name="P130">Fake Jewels</text:p>
          </text:list-item>
          <text:list-item>
            <text:p text:style-name="P130">Horn</text:p>
          </text:list-item>
          <text:list-item>
            <text:p text:style-name="P130">Incense</text:p>
          </text:list-item>
          <text:list-item>
            <text:p text:style-name="P130">Instrument</text:p>
          </text:list-item>
          <text:list-item>
            <text:p text:style-name="P130">Lens</text:p>
          </text:list-item>
          <text:list-item>
            <text:p text:style-name="P130">Marbles</text:p>
          </text:list-item>
          <text:list-item>
            <text:p text:style-name="P130">Mirror</text:p>
          </text:list-item>
          <text:list-item>
            <text:p text:style-name="P130">Perfume</text:p>
          </text:list-item>
          <text:list-item>
            <text:p text:style-name="P130">Quill &amp; Ink</text:p>
          </text:list-item>
          <text:list-item>
            <text:p text:style-name="P130">Salt Pack</text:p>
          </text:list-item>
          <text:list-item>
            <text:p text:style-name="P130">Small Bell</text:p>
          </text:list-item>
          <text:list-item>
            <text:p text:style-name="P130">Soap</text:p>
          </text:list-item>
          <text:list-item>
            <text:p text:style-name="P130">Sponge</text:p>
          </text:list-item>
          <text:list-item>
            <text:p text:style-name="P130">Tar Pot</text:p>
          </text:list-item>
          <text:list-item>
            <text:p text:style-name="P130">Twine</text:p>
          </text:list-item>
          <text:list-item>
            <text:p text:style-name="P130">Whistle</text:p>
          </text:list-item>
        </text:list>
        <text:p text:style-name="P31">Bonus Item (roll on table indicated)</text:p>
        <text:list xml:id="list171347729244262" text:continue-list="list171347603149525" text:style-name="WWNum1041">
          <text:list-item>
            <text:p text:style-name="P131">1-5: Tool or Trinket</text:p>
          </text:list-item>
          <text:list-item>
            <text:p text:style-name="P131">6-13: Expeditionary Gear</text:p>
          </text:list-item>
          <text:list-item>
            <text:p text:style-name="P131">14-17: Armor or Weapon</text:p>
          </text:list-item>
          <text:list-item>
            <text:p text:style-name="P131">18-20: Spellbook</text:p>
          </text:list-item>
        </text:list>
        <text:p text:style-name="P34">Spellbooks (d100)</text:p>
        <text:p text:style-name="P5">Roll d100 and compare to <text:span text:style-name="T7">100 Spells</text:span> section.</text:p>
        <text:h text:style-name="P71" text:outline-level="2"><text:bookmark-start text:name="equipment-list-prices-in-gold-pieces"/>Equipment List (Prices in Gold Pieces)<text:bookmark-end text:name="equipment-list-prices-in-gold-pieces"/></text:h>
        <text:p text:style-name="P31">Armor</text:p>
        <text:list xml:id="list171346896191408" text:continue-list="list171347729244262" text:style-name="WWNum1042">
          <text:list-item>
            <text:p text:style-name="P132">Shield (+1 Armor): 10</text:p>
          </text:list-item>
          <text:list-item>
            <text:p text:style-name="P132">Helmet (+1 Armor): 10</text:p>
          </text:list-item>
          <text:list-item>
            <text:p text:style-name="P132"><text:span text:style-name="T17">Padded Armor (</text:span><text:span text:style-name="T19">Gambeson</text:span><text:span text:style-name="T17">) (+1 Armor): 15</text:span></text:p>
          </text:list-item>
          <text:list-item>
            <text:p text:style-name="P132">Studded Leather (<text:span text:style-name="T7">Brigandine</text:span>) (1 Armor, bulky): 20</text:p>
          </text:list-item>
          <text:list-item>
            <text:p text:style-name="P132">Chainmail (2 Armor, bulky): 40</text:p>
          </text:list-item>
          <text:list-item>
            <text:p text:style-name="P132">Plate (3 Armor, bulky): 60</text:p>
          </text:list-item>
        </text:list>
        <text:p text:style-name="P35">Weapons</text:p>
        <text:list xml:id="list171346006206585" text:continue-list="list171346896191408" text:style-name="WWNum1043">
          <text:list-item>
            <text:p text:style-name="P133">Dagger, Cudgel, Sickle, Staff, etc. (d6 damage): 5</text:p>
          </text:list-item>
          <text:list-item>
            <text:p text:style-name="P133">Spear, Sword, Mace, Axe, Flail, etc. (d8 damage): 10</text:p>
          </text:list-item>
          <text:list-item>
            <text:p text:style-name="P133">Halberd, War Hammer, Long Sword , etc. (d10 damage, bulky): 20</text:p>
          </text:list-item>
          <text:list-item>
            <text:p text:style-name="P133">Sling (d4 damage): 5</text:p>
          </text:list-item>
          <text:list-item>
            <text:p text:style-name="P133">Bow (d6 damage, bulky): 20</text:p>
          </text:list-item>
          <text:list-item>
            <text:p text:style-name="P133">Crossbow (d8 damage, bulky): 30</text:p>
          </text:list-item>
        </text:list>
        <text:p text:style-name="P31">Gear &amp; Tools</text:p>
        <text:list xml:id="list171346795039113" text:continue-list="list171346006206585" text:style-name="WWNum1044">
          <text:list-item>
            <text:p text:style-name="P134">Air Bladder: 5</text:p>
          </text:list-item>
          <text:list-item>
            <text:p text:style-name="P134">Bellows: 10</text:p>
          </text:list-item>
          <text:list-item>
            <text:p text:style-name="P134">Bedroll: 5</text:p>
          </text:list-item>
          <text:list-item>
            <text:p text:style-name="P134">Book: 50</text:p>
          </text:list-item>
          <text:list-item>
            <text:p text:style-name="P134">Bucket: 5</text:p>
          </text:list-item>
          <text:list-item>
            <text:p text:style-name="P134">Caltrops: 10</text:p>
          </text:list-item>
          <text:list-item>
            <text:p text:style-name="P134">Cart (+4 slots, bulky): 30</text:p>
          </text:list-item>
          <text:list-item>
            <text:p text:style-name="P134">Chain (10ft): 10</text:p>
          </text:list-item>
          <text:list-item>
            <text:p text:style-name="P134">Chalk: 1</text:p>
          </text:list-item>
          <text:list-item>
            <text:p text:style-name="P134">Chisel: 5</text:p>
          </text:list-item>
          <text:list-item>
            <text:p text:style-name="P134">Cook Pots: 10</text:p>
          </text:list-item>
          <text:list-item>
            <text:p text:style-name="P134">Crowbar: 10</text:p>
          </text:list-item>
          <text:list-item>
            <text:p text:style-name="P134">Drill (Manual): 10</text:p>
          </text:list-item>
          <text:list-item>
            <text:p text:style-name="P134">Face Paint: 10</text:p>
          </text:list-item>
          <text:list-item>
            <text:p text:style-name="P134">Fire Oil: 10</text:p>
          </text:list-item>
          <text:list-item>
            <text:p text:style-name="P134">Fishing Rod: 10</text:p>
          </text:list-item>
          <text:list-item>
            <text:p text:style-name="P134">Glass Marbles: 5</text:p>
          </text:list-item>
          <text:list-item>
            <text:p text:style-name="P134">Glue: 5</text:p>
          </text:list-item>
          <text:list-item>
            <text:p text:style-name="P134">Grease: 10</text:p>
          </text:list-item>
          <text:list-item>
            <text:p text:style-name="P134">Grappling Hook: 25</text:p>
          </text:list-item>
          <text:list-item>
            <text:p text:style-name="P134">Hammer: 5</text:p>
          </text:list-item>
          <text:list-item>
            <text:p text:style-name="P134">Holy Water: 25</text:p>
          </text:list-item>
          <text:list-item>
            <text:p text:style-name="P134">Horn: 10</text:p>
          </text:list-item>
          <text:list-item>
            <text:p text:style-name="P134">Horse (+4 slots): 75</text:p>
          </text:list-item>
          <text:list-item>
            <text:p text:style-name="P134">Hourglass: 50</text:p>
          </text:list-item>
          <text:list-item>
            <text:p text:style-name="P134">Incense: 10</text:p>
          </text:list-item>
          <text:list-item>
            <text:p text:style-name="P134">Ladder (bulky, 10ft): 10</text:p>
          </text:list-item>
          <text:list-item>
            <text:p text:style-name="P134"><text:soft-page-break/>Lantern &amp; Oil: 10</text:p>
          </text:list-item>
          <text:list-item>
            <text:p text:style-name="P134">Large Trap: 20</text:p>
          </text:list-item>
          <text:list-item>
            <text:p text:style-name="P134">Large Sponge: 5</text:p>
          </text:list-item>
          <text:list-item>
            <text:p text:style-name="P134">Lens: 10</text:p>
          </text:list-item>
          <text:list-item>
            <text:p text:style-name="P134">Lockpicks: 25</text:p>
          </text:list-item>
          <text:list-item>
            <text:p text:style-name="P134">Manacles: 10</text:p>
          </text:list-item>
          <text:list-item>
            <text:p text:style-name="P134">Metal File: 5</text:p>
          </text:list-item>
          <text:list-item>
            <text:p text:style-name="P134">Mirror: 5</text:p>
          </text:list-item>
          <text:list-item>
            <text:p text:style-name="P134">Mule (+6 slots, slow): 30</text:p>
          </text:list-item>
          <text:list-item>
            <text:p text:style-name="P134">Net: 10</text:p>
          </text:list-item>
          <text:list-item>
            <text:p text:style-name="P134">Oilskin Bag: 5</text:p>
          </text:list-item>
          <text:list-item>
            <text:p text:style-name="P134">Pick: 10</text:p>
          </text:list-item>
          <text:list-item>
            <text:p text:style-name="P134">Pulley: 10</text:p>
          </text:list-item>
          <text:list-item>
            <text:p text:style-name="P134">Pole (10ft): 5</text:p>
          </text:list-item>
          <text:list-item>
            <text:p text:style-name="P134">Quill &amp; Ink: 10</text:p>
          </text:list-item>
          <text:list-item>
            <text:p text:style-name="P134">Rations (three day’s worth): 10</text:p>
          </text:list-item>
          <text:list-item>
            <text:p text:style-name="P134">Rope (25ft): 5</text:p>
          </text:list-item>
          <text:list-item>
            <text:p text:style-name="P134">Saw: 5</text:p>
          </text:list-item>
          <text:list-item>
            <text:p text:style-name="P134">Sack: 5</text:p>
          </text:list-item>
          <text:list-item>
            <text:p text:style-name="P134">Shovel: 5</text:p>
          </text:list-item>
          <text:list-item>
            <text:p text:style-name="P134">Soap: 1</text:p>
          </text:list-item>
          <text:list-item>
            <text:p text:style-name="P134">Spike: 1</text:p>
          </text:list-item>
          <text:list-item>
            <text:p text:style-name="P134">Spiked Boots: 5</text:p>
          </text:list-item>
          <text:list-item>
            <text:p text:style-name="P134">Spyglass: 40</text:p>
          </text:list-item>
          <text:list-item>
            <text:p text:style-name="P134">Tar: 10</text:p>
          </text:list-item>
          <text:list-item>
            <text:p text:style-name="P134">Tent (fits 2 people, bulky): 20</text:p>
          </text:list-item>
          <text:list-item>
            <text:p text:style-name="P134">Torch: 1</text:p>
          </text:list-item>
          <text:list-item>
            <text:p text:style-name="P134">Wagon (+8 slots, slow): 200</text:p>
          </text:list-item>
          <text:list-item>
            <text:p text:style-name="P134">Wolfsbane: 10</text:p>
          </text:list-item>
        </text:list>
        <text:h text:style-name="P64" text:outline-level="1"><text:span text:style-name="T10">Part </text:span><text:span text:style-name="T12">II</text:span><text:span text:style-name="T22">I</text:span><text:span text:style-name="T10">:</text:span><text:bookmark-start text:name="character-creation1"/><text:span text:style-name="T10"> </text:span><text:bookmark-end text:name="character-creation1"/><text:span text:style-name="T22">Rules</text:span><text:bookmark text:name="rules"/></text:h>
        <text:p text:style-name="P40">Each of the three <text:span text:style-name="T1">abilities</text:span> are used in different circumstances (see <text:span text:style-name="T1">saves</text:span>, below).</text:p>
        <text:p text:style-name="P41"><text:span text:style-name="T1">Strength (STR</text:span>): Used for saves requiring physical power, like lifting gates, bending bars, resisting poison, etc.</text:p>
        <text:p text:style-name="P41"><text:span text:style-name="T1">Dexterity (DEX):</text:span> Used for saves requiring poise, speed, and reflexes like dodging, climbing, sneaking, balancing, etc.</text:p>
        <text:p text:style-name="P41"><text:span text:style-name="T1">Willpower (WIL):</text:span> Used for saves to persuade, deceive, interrogate, intimidate, charm, provoke, manipulate spells, etc.</text:p>
        <text:p text:style-name="P26">Saves</text:p>
        <text:p text:style-name="P41">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41">If it is unclear which character should save in a situation, whomever is in more danger should make the save.</text:p>
        <text:p text:style-name="P41"><text:span text:style-name="T1">Example:</text:span> <text:span text:style-name="T7">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26">Advantage and Disadvantage</text:p>
        <text:p text:style-name="P41">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26">Deprivation &amp; Fatigue</text:p>
        <text:p text:style-name="P41">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41">PCs can also gain Fatigue by <text:span text:style-name="T1">casting spells</text:span> or through events in the fiction.</text:p>
        <text:p text:style-name="P41">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41">One level of ability loss can be restored if a player passes a corresponding save after a rest.</text:p>
        <text:p text:style-name="P26">Armor</text:p>
        <text:p text:style-name="P41">Before calculating damage to HP, subtract the target’s <text:span text:style-name="T1">Armor</text:span> value from the result of damage rolls. Shields and similar armor provides a bonus defense (e.g. +1 Armor), but only while the item is held or worn.</text:p>
        <text:p text:style-name="P41">No one can have more than 3 Armor.</text:p>
        <text:p text:style-name="P41">Shields, gauntlets, and helms may provide additional benefits according to their use.</text:p>
        <text:p text:style-name="P26">Reactions</text:p>
        <text:p text:style-name="P57">When the PCs encounter an NPC whose reaction to the party is not obvious, the Warden may roll 2d6 and consult the following table:</text:p>
        <text:list xml:id="list171346255121007" text:continue-list="list171346795039113" text:style-name="WWNum1045">
          <text:list-item>
            <text:p text:style-name="P135">2: Hostile</text:p>
          </text:list-item>
          <text:list-item>
            <text:p text:style-name="P135"><text:soft-page-break/>3-5: Wry</text:p>
          </text:list-item>
          <text:list-item>
            <text:p text:style-name="P135">6-8: Curious</text:p>
          </text:list-item>
          <text:list-item>
            <text:p text:style-name="P135">9-11: Kind</text:p>
          </text:list-item>
          <text:list-item>
            <text:p text:style-name="P135">12: Helpful</text:p>
          </text:list-item>
        </text:list>
        <text:p text:style-name="P25">Morale</text:p>
        <text:p text:style-name="P41">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26">Wealth &amp; Treasure</text:p>
        <text:p text:style-name="P41">The most common coin is the gold piece (gp), which is equal to 10 silver pieces (sp) and 100 copper pieces (cp).</text:p>
        <text:p text:style-name="P41">Treasure is highly valuable, usually bulky, and rarely useful beyond its value. It can be a lure, taking PCs to exotic and even dangerous locations, and is often under the protection of intimidating foes.</text:p>
        <text:p text:style-name="P42">Villages,strongholds, and ports of call barter and trade based on the local rarity and value of an item or commodity.</text:p>
        <text:h text:style-name="P64" text:outline-level="1"><text:span text:style-name="T10">P</text:span><text:bookmark-start text:name="magic"/><text:span text:style-name="T10">art </text:span><text:span text:style-name="T12">I</text:span><text:span text:style-name="T22">V</text:span><text:bookmark-start text:name="character-creation11"/><text:span text:style-name="T22">:</text:span><text:bookmark-end text:name="character-creation11"/><text:span text:style-name="T22"> Magic</text:span><text:bookmark-end text:name="magic"/><text:bookmark text:name="rules1"/></text:h>
        <text:p text:style-name="P4"><text:span text:style-name="T1">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he arcane power within, and it is considered dangerous to display them openly.</text:p>
        <text:p text:style-name="P11"><text:span text:style-name="T1">Scrolls</text:span> are similar to Spellbooks, however:</text:p>
        <text:list xml:id="list171346278649844" text:continue-list="list171346255121007" text:style-name="WWNum1046">
          <text:list-item>
            <text:p text:style-name="P136">They do not take up an inventory slot.</text:p>
          </text:list-item>
          <text:list-item>
            <text:p text:style-name="P136">They do not cause fatigue.</text:p>
          </text:list-item>
          <text:list-item>
            <text:p text:style-name="P136">They disappear after one use.</text:p>
          </text:list-item>
        </text:list>
        <text:p text:style-name="P34">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71" text:outline-level="2"><text:bookmark-start text:name="relics"/>Relics<text:bookmark-end text:name="relics"/></text:h>
        <text:p text:style-name="P4"><text:span text:style-name="T1">Relics</text:span> are items imbued with a magical spell or power. They do not cause Fatigue. Relics usually have a limited use, as well as a recharge condition. A few examples:</text:p>
        <text:p text:style-name="P5"><text:span text:style-name="T1">Honeyclasp</text:span>, 3 charges. A rusted ring that shrinks the bearer to 6" tall. Recharge: place in a thimble-sized cup of royal jelly.</text:p>
        <text:p text:style-name="P18"><text:span text:style-name="T1">Falconer’s Friend</text:span>, 1 charge. A bolt-shaped wand carrying the Haste spell. Recharge: fire from a crossbow and recover.</text:p>
        <text:p text:style-name="P5"><text:span text:style-name="T1">Staff of Silence</text:span>, 1 charge. This blackened rod temporarily disables all magic within 50ft. Recharge: bathe in the light of a full moon.</text:p>
        <text:p text:style-name="P5"><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21"><text:span text:style-name="T1">Infinite Satchel</text:span> A bag known for holding things without regard to size, or weight, as long as it can fit through the opening of the satchel. No matter what the Satchel is holding, it’s weight never increases. <text:span text:style-name="T11">However, items can not be retrieved from unless the Satchel has not been moved for 8 hours.</text:span></text:p>
        <text:h text:style-name="P70" text:outline-level="1"><text:span text:style-name="T57"><text:line-break/></text:span><text:span text:style-name="T49">Part V: </text:span><text:bookmark-start text:name="combat"/><text:span text:style-name="T48">Combat</text:span><text:bookmark-end text:name="combat"/></text:h>
        <text:p text:style-name="P25">Rounds</text:p>
        <text:p text:style-name="P41"><text:soft-page-break/>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26">Actions</text:p>
        <text:p text:style-name="P41">On their turn, a character may move up to 40ft and take up to one action. This may be_casting a spell, attacking, making a second move, or some other reasonable action.</text:p>
        <text:p text:style-name="P41">Each round, the PCs declare what they are doing before dice are rolled. If a character attempts something risky, the Warden calls for a save for appropriate players or NPCs. All actions, attacks, and movements take place simultaneously.</text:p>
        <text:p text:style-name="P26">Turns</text:p>
        <text:p text:style-name="P41">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41"><text:span text:style-name="T1">Example:</text:span> <text:span text:style-name="T7">Bea has accidentally stumbled onto the stomping grounds of a massive Wood Troll. In order to make a move before the Troll, she makes a DEX save. She fails, and the Troll gets to attack first.</text:span></text:p>
        <text:p text:style-name="P26">Attacking &amp; Damage</text:p>
        <text:p text:style-name="P41">The attacker rolls their weapon die and subtracts the target’s armor, then deals the remaining total to their opponent’s HP. Unarmed attacks always do 1d4 damage.</text:p>
        <text:p text:style-name="P41"><text:span text:style-name="T1">Example:</text:span> <text:span text:style-name="T7">The Wood Troll roars, swinging its club at Bea, who has 5 HP. The club does 1d10 damage and the Warden rolls a 4. They subtract 1 to account for Bea’s leather armor, leaving Bea with 2 HP remaining.</text:span></text:p>
        <text:p text:style-name="P26">Multiple Attackers</text:p>
        <text:p text:style-name="P41">If multiple attackers target the same foe, roll all damage dice and keep the single highest result, and add +1 to the damage for every attacker to a target after the first.</text:p>
        <text:p text:style-name="P26">Attack Modifiers</text:p>
        <text:p text:style-name="P41">If fighting from a position of weakness (such as through cover or with bound hands), the attack is <text:span text:style-name="T1">impaired</text:span> and the attacker must roll 1d4 damage regardless of the attacks damage die.</text:p>
        <text:p text:style-name="P41">If fighting from a position of advantage (such as against a helpless foe or through a daring maneuver), the attack is <text:span text:style-name="T1">enhanced</text:span> , allowing the attacker to roll 1d12 damage instead of their normal die.</text:p>
        <text:p text:style-name="P26">Dual Weapons</text:p>
        <text:p text:style-name="P41">If attacking with two weapons at the same time, roll both damage dice and keep the single highest result.</text:p>
        <text:p text:style-name="P26">Blast</text:p>
        <text:p text:style-name="P41">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27">Critical Hits</text:p>
        <text:p text:style-name="P43">It’s fun to get critical hits. Even though every attack hits, it’s still fun to have a chance to crit. When you attack, roll a d20. On a 20, which allows you to take an extra action, make an extra attack, or have your attack Enhanced.</text:p>
        <text:p text:style-name="P43">In genereal, for saves you want to roll low, and for attacks and damage you want to roll high.</text:p>
        <text:p text:style-name="P58">Note that a critical hit does not necicarly cause critical damage.</text:p>
        <text:p text:style-name="P28">Critical Damage</text:p>
        <text:p text:style-name="P41">Damage that reduces a target’s HP below zero decreases a target’s STR by the amount remaining. They must then make a STR save to avoid <text:span text:style-name="T1">critical damage</text:span>. Additionally, some enemies will have special abilities or effects that <text:soft-page-break/>are triggered when their target fails a critical damage save.</text:p>
        <text:p text:style-name="P43">Any PC that suffers critical damage cannot do anything but crawl weakly, grasping for life. If given aid and rest, they will stabilize. If left untreated, they die within the hour.</text:p>
        <text:p text:style-name="P26">Ability Score Loss</text:p>
        <text:p text:style-name="P41">If a PC’s STR is reduced to 0, they die. If their DEX is reduced to 0, they are paralyzed. If their WIL is reduced to 0, they are delirious.</text:p>
        <text:p text:style-name="P41">Complete DEX and WIL loss renders the character unable to act until they are restored through extended rest or by extraordinary means.</text:p>
        <text:p text:style-name="P29">Unconsciousness &amp; Death</text:p>
        <text:p text:style-name="P41">When a character dies, the player is free to create a new character or take control of a hireling. They immediately join the party in order to reduce downtime.</text:p>
        <text:p text:style-name="P26">Detachments</text:p>
        <text:p text:style-name="P41">Large groups of similar combatants fighting together are treated as a single <text:span text:style-name="T1">detachment</text:span>. When a detachment takes critical damage, it is routed or significantly weakened. When it reaches 0 STR, it is destroyed.</text:p>
        <text:p text:style-name="P41">Attacks against detachments by individuals are impaired (excluding blast damage). Attacks against individuals by detachments are enhanced and deal blast damage.</text:p>
        <text:p text:style-name="P26">Retreat</text:p>
        <text:p text:style-name="P44">Running away from a dire situation always requires a successful DEX save, as well as a safe destination to run to.</text:p>
        <text:p text:style-name="P24">Perseverance</text:p>
        <text:p text:style-name="P2"><text:span text:style-name="T63">For every level, p</text:span><text:span text:style-name="T62">layers gain a point of </text:span><text:span text:style-name="T64">Perseverance</text:span><text:span text:style-name="T62">, which can be used to remove one </text:span><text:span text:style-name="T64">Fatigue</text:span><text:span text:style-name="T62">. </text:span><text:span text:style-name="T64">Perseverance</text:span><text:span text:style-name="T62"> is restored when a player rests to regain their fatigue.</text:span><text:span text:style-name="T55"><text:line-break/></text:span></text:p>
        <text:h text:style-name="P74" text:outline-level="2"><text:bookmark-start text:name="advanced-combat-options"/>Advanced Combat Options<text:bookmark-end text:name="advanced-combat-options"/></text:h>
        <text:p text:style-name="P34">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171347583103852" text:continue-list="list171346278649844" text:style-name="WWNum1047">
          <text:list-item>
            <text:p text:style-name="P137">Sweep: (2 handed weapons only) Make a second attack against an enemy within reach if you roll for maximum damage or your attack reduces the targets HP to zero or lower.</text:p>
          </text:list-item>
          <text:list-item>
            <text:p text:style-name="P137">Parry: (swords and daggers only) Melee damage of 1-2 is harmlessly parried away.</text:p>
          </text:list-item>
          <text:list-item>
            <text:p text:style-name="P137">Reach: (polearms only) When attacked with a melee weapon without reach, the attacker must roll half or higher on their damage roll or else you get to attack them first.</text:p>
          </text:list-item>
        </text:list>
        <text:p text:style-name="P4">Rare Traits:</text:p>
        <text:list xml:id="list171346754112151" text:continue-list="list171347583103852" text:style-name="WWNum1048">
          <text:list-item>
            <text:p text:style-name="P138">Enchanted: (magic weapons) Damage ignores armor.</text:p>
          </text:list-item>
          <text:list-item>
            <text:p text:style-name="P138">Brutal: (magic bludgeoning weapons; 2h only) Critical Damage resulting from a Damage roll of 8 or more from this weapon is an instant kill, and forces a morale Save on the enemy.</text:p>
          </text:list-item>
          <text:list-item>
            <text:p text:style-name="P138">Deadly: (magic weapons; rare) Re-roll on max damage and add to total.</text:p>
          </text:list-item>
          <text:list-item>
            <text:p text:style-name="P138">Vorpal: (magic blades; rare) Damage immediately bypasses HP, going straight to STR and requiring a save against Critical Damage</text:p>
          </text:list-item>
          <text:list-item>
            <text:p text:style-name="P138">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171347833040281" text:continue-list="list171346754112151" text:style-name="WWNum1049">
          <text:list-item>
            <text:p text:style-name="P92">Shield Splintering: Players can opt to absorb all damage and effects from an attack in exchange for their shield breaking.</text:p>
          </text:list-item>
        </text:list>
        <text:p text:style-name="P34">Magic Damage Types</text:p>
        <text:p text:style-name="P5">Below are some magic weapon damage types other than +1 damage. Magic damage type on a weapon should lower it’s damage by 1 dice size to account for the extra effect.</text:p>
        <text:list xml:id="list171346499943356" text:continue-list="list171347833040281" text:style-name="WWNum1050">
          <text:list-item>
            <text:p text:style-name="P139">Cold: On a hit, target makes a STR save or next attack is impaired.</text:p>
          </text:list-item>
          <text:list-item>
            <text:p text:style-name="P139"><text:soft-page-break/>Thunder: On a hit, target makes a DEX save or can’t move next turn.</text:p>
          </text:list-item>
          <text:list-item>
            <text:p text:style-name="P139">Necrotic: On a hit, target makes a WIL save or loses next turn.</text:p>
          </text:list-item>
          <text:list-item>
            <text:p text:style-name="P139">Poison: On a hit, target makes a STR save or 1d4 damage for 1d4 rounds.</text:p>
          </text:list-item>
          <text:list-item>
            <text:p text:style-name="P139">Disintegration: On a hit, target makes a DEX save vs instant obliteration and the wielder takes 1 fatigue. Exceptionally powerful and rare.</text:p>
          </text:list-item>
        </text:list>
        <text:p text:style-name="P3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171345951117995" text:continue-list="list171346499943356" text:style-name="WWNum1051">
          <text:list-item>
            <text:p text:style-name="P140">Cold-Iron: Heavy and prone to breaking. Enhanced vs. fey.</text:p>
          </text:list-item>
          <text:list-item>
            <text:p text:style-name="P140">Silver: Expensive. Enhanced vs. undead and certain monsters.</text:p>
          </text:list-item>
          <text:list-item>
            <text:p text:style-name="P140">Mithril: Elven alloy. Silvery-gold. Enhanced vs. goblins.</text:p>
          </text:list-item>
          <text:list-item>
            <text:p text:style-name="P140">Orichalcum: Dwarven alloy. Deep red-bronze. Enhanced vs. undead.</text:p>
          </text:list-item>
          <text:list-item>
            <text:p text:style-name="P140">Electrum: Magically forged alloy. Green-gold. Enhanced vs. demons.</text:p>
          </text:list-item>
          <text:list-item>
            <text:p text:style-name="P140">Meteor Ore: Rare star metal. Multi-hued. Enhanced vs. dragons.</text:p>
          </text:list-item>
        </text:list>
        <text:p text:style-name="P28">Scars</text:p>
        <text:p text:style-name="P22"><text:span text:style-name="T44">When </text:span><text:span text:style-name="T45">a critical hit against a PC does critical</text:span><text:span text:style-name="T44"> damage they are</text:span> uniquely impacted. Look up the result on the table below based <text:span text:style-name="T51">the</text:span><text:span text:style-name="T47"> roll of a d12</text:span>:</text:p>
        <text:list xml:id="list171347616165534" text:continue-list="list171347379187953" text:style-name="WWNum1052">
          <text:list-item text:start-value="1">
            <text:p text:style-name="P99"><text:span text:style-name="T20">Lasting Scar:</text:span><text:span text:style-name="T21"> Roll 1d6 (1: Neck, 2: Hands, 3: Eye, 4: Chest, 5: Legs, 6: Ear). Roll 1d6. If the total is higher than your max HP, take the new result.</text:span></text:p>
          </text:list-item>
          <text:list-item>
            <text:p text:style-name="P93"><text:span text:style-name="T1">Rattling Blow:</text:span> You’re disoriented and shaken. Describe how you refocus. Roll 1d6. If the total is higher than your max HP, take the new result.</text:p>
          </text:list-item>
          <text:list-item>
            <text:p text:style-name="P93"><text:span text:style-name="T1">Walloped:</text:span> You’re sent flying and land flat on your face, winded. You are deprived until you rest for a few hours. Then, roll 1d6. Add that amount to your max HP.</text:p>
          </text:list-item>
          <text:list-item>
            <text:p text:style-name="P93"><text:span text:style-name="T1">Broken Limb:</text:span> Roll 1d6 (1-2: Leg, 3-4: Arm, 5: Rib, 6: Skull). Once mended, roll 2d6. If the total is higher than your max HP, take the new result.</text:p>
          </text:list-item>
          <text:list-item>
            <text:p text:style-name="P94"><text:span text:style-name="T1">Diseased:</text:span> You’re afflicted with a gross, uncomfortable infection. When you get over it, roll 2d6. If the total is higher than your max HP, take the new result.</text:p>
          </text:list-item>
          <text:list-item>
            <text:p text:style-name="P94"><text:span text:style-name="T1">Reorienting Head Wound:</text:span> Roll 1d6 (1-2: STR, 3-4: DEX, 5-6: WIL). Roll 3d6. If the total is higher than your current ability score, take the new result.</text:p>
          </text:list-item>
          <text:list-item>
            <text:p text:style-name="P93"><text:span text:style-name="T1">Hamstrung:</text:span> You can barely move until you get serious help and rest. After recovery, roll 3d6. If the total is higher than your max DEX, take the new result.</text:p>
          </text:list-item>
          <text:list-item>
            <text:p text:style-name="P93"><text:span text:style-name="T1">Deafened:</text:span> You cannot hear anything until you find extraordinary aid. Regardless, make a WIL save. If you pass, increase your max WIL by 1d4.</text:p>
          </text:list-item>
          <text:list-item>
            <text:p text:style-name="P93"><text:span text:style-name="T1">Re-brained:</text:span> Some hidden part of your psyche is knocked loose. Roll 3d6. If the total is higher than your max WIL, take the new result.</text:p>
          </text:list-item>
          <text:list-item>
            <text:p text:style-name="P93"><text:span text:style-name="T1">Sundered:</text:span> An appendage is torn off, crippled or useless. The Warden will tell you which. Then, make a WIL save. If you pass, increase your max WIL by 1d6.</text:p>
          </text:list-item>
          <text:list-item>
            <text:p text:style-name="P93"><text:span text:style-name="T1">Mortal Wound:</text:span> You are deprived and out of action. You die in one hour unless healed. Upon recovery, roll 2d6. Take the new result as your max HP.</text:p>
          </text:list-item>
          <text:list-item>
            <text:p text:style-name="P95"><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65" text:outline-level="1"><text:span text:style-name="T23">Part VI:<text:line-break/></text:span><text:bookmark-start text:name="leveling-up"/>Leveling Up<text:bookmark-end text:name="leveling-up"/></text:h>
        <text:p text:style-name="P25">Experience Points (XP)</text:p>
        <text:p text:style-name="P41">Gain a new level every 1,000 XP. Optionally increase the XP needed each level. A good place to start is adding between 500-1,000 XP each level.</text:p>
        <text:p text:style-name="P26"><text:soft-page-break/>Gaining XP</text:p>
        <text:p text:style-name="P41">Experience points are gained at a rate of 1 XP for every 1 gold retrieved and returned to the safety of a town or your base of operations.</text:p>
        <text:p text:style-name="P41">Optionally, characters can level up after playing a certain number of adventures at their current level. <text:span text:style-name="T23">T</text:span>h<text:span text:style-name="T52">e</text:span> number of adventures is often some multiple of their current level. </text:p>
        <text:p text:style-name="P57">Increasing HP and Ability Scores each time you level up:</text:p>
        <text:list xml:id="list171347346704426" text:continue-list="list171345951117995" text:style-name="WWNum1053">
          <text:list-item>
            <text:p text:style-name="P141">Roll 1d<text:span text:style-name="T9">3</text:span> and add to your HP total.</text:p>
          </text:list-item>
          <text:list-item>
            <text:p text:style-name="P141">Re-roll each Ability Score with 3d6. If a result is higher than your current score, increase that Ability Score by 1.</text:p>
          </text:list-item>
          <text:list-item>
            <text:p text:style-name="P141">Players gain a point of <text:span text:style-name="T1">Perseverance.</text:span></text:p>
          </text:list-item>
        </text:list>
        <text:h text:style-name="P66" text:outline-level="1"><text:bookmark-start text:name="bestiary1"/><text:span text:style-name="T23">Part VII: </text:span><text:bookmark-start text:name="magic-1"/><text:bookmark-end text:name="bestiary1"/><text:bookmark text:name="leveling-up11"/><text:span text:style-name="T25">S</text:span><text:bookmark-end text:name="magic-1"/><text:span text:style-name="T25">pells</text:span></text:h>
        <text:p text:style-name="P45"><text:span text:style-name="T37">There are </text:span><text:span text:style-name="T40">four</text:span><text:span text:style-name="T37"> selections of spells </text:span><text:span text:style-name="T40">Common Spells, Additional Spells, Cleric Spells, and Cantrips. </text:span><text:span text:style-name="T37">However, a</text:span><text:span text:style-name="T33">ny of these spells can be cast by any character, as long as they have the proper </text:span><text:span text:style-name="T32">spellbook </text:span><text:span text:style-name="T33">or </text:span><text:span text:style-name="T32">scroll.</text:span></text:p>
        <text:p text:style-name="P46"><text:span text:style-name="T34">Random Spell Set</text:span><text:span text:style-name="T36">s (d20)</text:span><text:span text:style-name="T34">:</text:span></text:p>
        <text:list xml:id="list171347963910974" text:continue-numbering="true" text:style-name="WWNum1053">
          <text:list-item>
            <text:p text:style-name="P141"><text:span text:style-name="T35">1-6: </text:span><text:span text:style-name="T40">100 Common </text:span>Spells </text:p>
          </text:list-item>
          <text:list-item>
            <text:p text:style-name="P141"><text:span text:style-name="T35">7-18: </text:span>Additional Spells</text:p>
          </text:list-item>
          <text:list-item>
            <text:p text:style-name="P141"><text:span text:style-name="T35">19: </text:span>Cleric Spells</text:p>
          </text:list-item>
          <text:list-item>
            <text:p text:style-name="P141"><text:span text:style-name="T35">20: </text:span>Cantrips</text:p>
          </text:list-item>
        </text:list>
        <text:h text:style-name="P80" text:outline-level="2"><text:span text:style-name="T31">100 </text:span><text:span text:style-name="T68">Knave </text:span><text:span text:style-name="T40">Spells</text:span><text:bookmark text:name="cleric-spells1"/></text:h>
        <text:list xml:id="list171346659433248" text:continue-list="list171347616165534" text:style-name="WWNum1064">
          <text:list-item text:start-value="1">
            <text:p text:style-name="P96"><text:span text:style-name="T1">Adhere:</text:span> Object is covered in extremely sticky slime.</text:p>
          </text:list-item>
          <text:list-item>
            <text:p text:style-name="P96"><text:span text:style-name="T1">Animate Object:</text:span> Object obeys your commands as best it can. It can walk 15ft per round.</text:p>
          </text:list-item>
          <text:list-item>
            <text:p text:style-name="P96"><text:span text:style-name="T1">Anthropomorphize:</text:span> A touched animal either gains human intelligence or human appearance for L days.</text:p>
          </text:list-item>
          <text:list-item>
            <text:p text:style-name="P96"><text:span text:style-name="T1">Arcane Eye:</text:span> You can see through a magical floating eyeball that flies around at your command.</text:p>
          </text:list-item>
          <text:list-item>
            <text:p text:style-name="P96"><text:span text:style-name="T1">Astral Prison:</text:span> An object is frozen in time and space within an invulnerable crystal shell.</text:p>
          </text:list-item>
          <text:list-item>
            <text:p text:style-name="P96"><text:span text:style-name="T1">Attract:</text:span> L+1 objects are strongly magnetically attracted to each other if they come within 10 feet.</text:p>
          </text:list-item>
          <text:list-item>
            <text:p text:style-name="P96"><text:span text:style-name="T1">Auditory Illusion:</text:span> You create illusory sounds that seem to come from a direction of your choice.</text:p>
          </text:list-item>
          <text:list-item>
            <text:p text:style-name="P96"><text:span text:style-name="T1">Babble:</text:span> A creature must loudly and clearly repeat everything you think. It is otherwise mute.</text:p>
          </text:list-item>
          <text:list-item>
            <text:p text:style-name="P96"><text:span text:style-name="T1">Beast Form:</text:span> You and your possessions transform into a mundane animal.</text:p>
          </text:list-item>
          <text:list-item>
            <text:p text:style-name="P96"><text:span text:style-name="T1">Befuddle:</text:span> L creatures of your choice are unable to form new short-term memories for the duration of the spell.</text:p>
          </text:list-item>
          <text:list-item>
            <text:p text:style-name="P96"><text:span text:style-name="T1">Bend Fate:</text:span> Roll L+1 d20s. Whenever you must roll a d20 after casting the spell, you must choose and then discard one of the rolled results until they are all gone.</text:p>
          </text:list-item>
          <text:list-item>
            <text:p text:style-name="P96"><text:span text:style-name="T1">Bird Person:</text:span> Your arms turn into huge bird wings.</text:p>
          </text:list-item>
          <text:list-item>
            <text:p text:style-name="P96"><text:span text:style-name="T1">Body Swap:</text:span> You switch bodies with a creature you touch. If one body dies, the other dies as well.</text:p>
          </text:list-item>
          <text:list-item>
            <text:p text:style-name="P96"><text:span text:style-name="T1">Catherine:</text:span> A woman wearing a blue dress appears until end of spell. She will obey polite, safe requests.</text:p>
          </text:list-item>
          <text:list-item>
            <text:p text:style-name="P96"><text:span text:style-name="T1">Charm:</text:span> L creatures treat you like a friend.</text:p>
          </text:list-item>
          <text:list-item>
            <text:p text:style-name="P96"><text:span text:style-name="T1">Command:</text:span> A creature obeys a single, three-word command that does not harm it.</text:p>
          </text:list-item>
          <text:list-item>
            <text:p text:style-name="P96"><text:span text:style-name="T1">Comprehend:</text:span> You become fluent in all languages.</text:p>
          </text:list-item>
          <text:list-item>
            <text:p text:style-name="P96"><text:span text:style-name="T1">Control Plants:</text:span> Nearby plants and trees obey you and gain the ability to move at 5 feet per round.</text:p>
          </text:list-item>
          <text:list-item>
            <text:p text:style-name="P96"><text:span text:style-name="T1">Control Weather:</text:span> You may alter the type of weather at will, but you do not otherwise control it.</text:p>
          </text:list-item>
          <text:list-item>
            <text:p text:style-name="P96"><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96"><text:span text:style-name="T1">Deafen:</text:span> All nearby creatures are deafened.</text:p>
          </text:list-item>
          <text:list-item>
            <text:p text:style-name="P96"><text:span text:style-name="T1">Detect Magic:</text:span> You hear nearby magical auras singing. Volume and harmony signify the aura’s power and refinement.</text:p>
          </text:list-item>
          <text:list-item>
            <text:p text:style-name="P96"><text:span text:style-name="T1">Disassemble:</text:span> Any of your body parts may be detached and reattached at will, without causing pain or <text:soft-page-break/>damage. You can still control them.</text:p>
          </text:list-item>
          <text:list-item>
            <text:p text:style-name="P96"><text:span text:style-name="T1">Disguise:</text:span> You may alter the appearance of L characters at will as long as they remain humanoid. Attempts to duplicate other characters will seem uncanny.</text:p>
          </text:list-item>
          <text:list-item>
            <text:p text:style-name="P96"><text:span text:style-name="T1">Displace:</text:span> An object appears to be up to L×10ft from its actual position.</text:p>
          </text:list-item>
          <text:list-item>
            <text:p text:style-name="P96"><text:span text:style-name="T1">Earthquake:</text:span> The ground begins shaking violently. Structures may be damaged or collapse.</text:p>
          </text:list-item>
          <text:list-item>
            <text:p text:style-name="P96"><text:span text:style-name="T1">Elasticity:</text:span> Your body can stretch up to L×10ft.</text:p>
          </text:list-item>
          <text:list-item>
            <text:p text:style-name="P96"><text:span text:style-name="T1">Elemental Wall:</text:span> A straight wall of ice or fire L×40ft long and 10ft high rises from the ground.</text:p>
          </text:list-item>
          <text:list-item>
            <text:p text:style-name="P96"><text:span text:style-name="T1">Filch:</text:span> L visible items teleport to your hands.</text:p>
          </text:list-item>
          <text:list-item>
            <text:p text:style-name="P96"><text:span text:style-name="T1">Fog Cloud:</text:span> Dense fog spreads out from you.</text:p>
          </text:list-item>
          <text:list-item>
            <text:p text:style-name="P96"><text:span text:style-name="T1">Frenzy:</text:span> L creatures erupt in a frenzy of violence.</text:p>
          </text:list-item>
          <text:list-item>
            <text:p text:style-name="P96"><text:span text:style-name="T1">Gate:</text:span> A portal to a random plane opens.</text:p>
          </text:list-item>
          <text:list-item>
            <text:p text:style-name="P96"><text:span text:style-name="T1">Gravity Shift:</text:span> You can change the direction of gravity (for yourself only) up to once per round.</text:p>
          </text:list-item>
          <text:list-item>
            <text:p text:style-name="P96"><text:span text:style-name="T1">Greed:</text:span> L creatures develop an overwhelming urge to possess a visible item of your choice.</text:p>
          </text:list-item>
          <text:list-item>
            <text:p text:style-name="P96"><text:span text:style-name="T1">Haste:</text:span> Your movement speed is tripled.</text:p>
          </text:list-item>
          <text:list-item>
            <text:p text:style-name="P96"><text:span text:style-name="T1">Hatred:</text:span> L creatures develop a deep hatred of another creature or group of creatures and wish to destroy it.</text:p>
          </text:list-item>
          <text:list-item>
            <text:p text:style-name="P96"><text:span text:style-name="T1">Hear Whispers:</text:span> You can hear faint sounds clearly.</text:p>
          </text:list-item>
          <text:list-item>
            <text:p text:style-name="P96"><text:span text:style-name="T1">Hover:</text:span> An object hovers, frictionless, 2ft above the ground. It can hold up to L humanoids.</text:p>
          </text:list-item>
          <text:list-item>
            <text:p text:style-name="P96"><text:span text:style-name="T1">Hypnotize:</text:span> A creature enters a trance and will truthfully answer L yes or no questions you ask it.</text:p>
          </text:list-item>
          <text:list-item>
            <text:p text:style-name="P96"><text:span text:style-name="T1">Icy Touch:</text:span> A thick ice layer spreads across a touched surface, up to L×10ft in radius.</text:p>
          </text:list-item>
          <text:list-item>
            <text:p text:style-name="P96"><text:span text:style-name="T1">Illuminate:</text:span> A floating light moves as you command.</text:p>
          </text:list-item>
          <text:list-item>
            <text:p text:style-name="P96"><text:span text:style-name="T1">Increase Gravity:</text:span> The gravity in an area triples.</text:p>
          </text:list-item>
          <text:list-item>
            <text:p text:style-name="P96"><text:span text:style-name="T1">Invisible Tether:</text:span> Two objects within 10ft of each other cannot be moved more than 10ft apart.</text:p>
          </text:list-item>
          <text:list-item>
            <text:p text:style-name="P96"><text:span text:style-name="T1">Knock:</text:span> L nearby mundane or magical locks unlock.</text:p>
          </text:list-item>
          <text:list-item>
            <text:p text:style-name="P96"><text:span text:style-name="T1">Leap:</text:span> You can jump up to L×10ft in the air.</text:p>
          </text:list-item>
          <text:list-item>
            <text:p text:style-name="P96"><text:span text:style-name="T1">Liquid Air:</text:span> The air around you becomes swimmable.</text:p>
          </text:list-item>
          <text:list-item>
            <text:p text:style-name="P96"><text:span text:style-name="T1">Magic Dampener:</text:span> All nearby magical effects have their effectiveness halved.</text:p>
          </text:list-item>
          <text:list-item>
            <text:p text:style-name="P96"><text:span text:style-name="T1">Manse:</text:span> A sturdy, furnished cottage appears for L×12 hours. You can permit and forbid entry to it at will.</text:p>
          </text:list-item>
          <text:list-item>
            <text:p text:style-name="P96"><text:span text:style-name="T1">Marble Madness:</text:span> Your pockets are full of marbles, and will refill every round.</text:p>
          </text:list-item>
          <text:list-item>
            <text:p text:style-name="P96"><text:span text:style-name="T1">Masquerade:</text:span> L characters’ appearances and voices become identical to a touched character.</text:p>
          </text:list-item>
          <text:list-item>
            <text:p text:style-name="P96"><text:span text:style-name="T1">Miniaturize:</text:span> You and L other touched creatures are reduced to the size of a mouse.</text:p>
          </text:list-item>
          <text:list-item>
            <text:p text:style-name="P96"><text:span text:style-name="T1">Mirror Image:</text:span> L illusory duplicates of yourself appear under your control.</text:p>
          </text:list-item>
          <text:list-item>
            <text:p text:style-name="P96"><text:span text:style-name="T1">Mirrorwalk:</text:span> A mirror becomes a gateway to another mirror that you looked into today.</text:p>
          </text:list-item>
          <text:list-item>
            <text:p text:style-name="P96"><text:span text:style-name="T1">Multiarm:</text:span> You gain L extra arms.</text:p>
          </text:list-item>
          <text:list-item>
            <text:p text:style-name="P96"><text:span text:style-name="T1">Night Sphere:</text:span> An L×40ft wide sphere of darkness displaying the night sky appears.</text:p>
          </text:list-item>
          <text:list-item>
            <text:p text:style-name="P96"><text:span text:style-name="T1">Objectify:</text:span> You become any inanimate object between the size of a grand piano and an apple.</text:p>
          </text:list-item>
          <text:list-item>
            <text:p text:style-name="P96"><text:span text:style-name="T1">Ooze Form:</text:span> You become a living jelly.</text:p>
          </text:list-item>
          <text:list-item>
            <text:p text:style-name="P96"><text:span text:style-name="T1">Pacify:</text:span> L creatures have an aversion to violence.</text:p>
          </text:list-item>
          <text:list-item>
            <text:p text:style-name="P96"><text:span text:style-name="T1">Phantom Coach:</text:span> A ghostly coach appears until end of spell. It moves unnaturally fast over any terrain, including water.</text:p>
          </text:list-item>
          <text:list-item>
            <text:p text:style-name="P96"><text:span text:style-name="T1">Phobia:</text:span> L creatures become terrified of an object of your choice.</text:p>
          </text:list-item>
          <text:list-item>
            <text:p text:style-name="P96"><text:span text:style-name="T1">Pit:</text:span> A pit 10ft wide and L×5ft deep opens in the ground.</text:p>
          </text:list-item>
          <text:list-item>
            <text:p text:style-name="P96"><text:span text:style-name="T1">Primeval Surge:</text:span> An object grows to the size of an elephant. If it is an animal, it is enraged.</text:p>
          </text:list-item>
          <text:list-item>
            <text:p text:style-name="P96"><text:soft-page-break/><text:span text:style-name="T1">Psychometry:</text:span> The referee answers L yes or no questions about a touched object.</text:p>
          </text:list-item>
          <text:list-item>
            <text:p text:style-name="P96"><text:span text:style-name="T1">Pull:</text:span> An object of any size is pulled directly towards you with the strength of L men for one round.</text:p>
          </text:list-item>
          <text:list-item>
            <text:p text:style-name="P96"><text:span text:style-name="T1">Push:</text:span> An object of any size is pushed directly away from you with the strength of L men for one round.</text:p>
          </text:list-item>
          <text:list-item>
            <text:p text:style-name="P96"><text:span text:style-name="T1">Raise Dead:</text:span> L skeletons rise from the ground to serve you. They are incredibly stupid and can only obey simple orders.</text:p>
          </text:list-item>
          <text:list-item>
            <text:p text:style-name="P96"><text:span text:style-name="T1">Raise Spirit:</text:span> The spirit of a dead body manifests and will answer L questions.</text:p>
          </text:list-item>
          <text:list-item>
            <text:p text:style-name="P96"><text:span text:style-name="T1">Read Mind:</text:span> You can hear the surface thoughts of nearby creatures.</text:p>
          </text:list-item>
          <text:list-item>
            <text:p text:style-name="P100"><text:span text:style-name="T20">Repel:</text:span><text:span text:style-name="T21"> L+1 objects are strongly magnetically repelled from each other if they come within 10 feet.</text:span></text:p>
          </text:list-item>
          <text:list-item>
            <text:p text:style-name="P96"><text:span text:style-name="T1">Scry:</text:span> You can see through the eyes of a creature you touched earlier today.</text:p>
          </text:list-item>
          <text:list-item>
            <text:p text:style-name="P96"><text:span text:style-name="T1">Sculpt Elements:</text:span> All inanimate material behaves like clay in your hands.</text:p>
          </text:list-item>
          <text:list-item>
            <text:p text:style-name="P96"><text:span text:style-name="T1">Shroud:</text:span> L creatures are invisible until they move.</text:p>
          </text:list-item>
          <text:list-item>
            <text:p text:style-name="P96"><text:span text:style-name="T1">Shuffle:</text:span> L creatures instantly switch places. Determine where they end up randomly.</text:p>
          </text:list-item>
          <text:list-item>
            <text:p text:style-name="P96"><text:span text:style-name="T1">Sleep:</text:span> L creatures fall into a light sleep.</text:p>
          </text:list-item>
          <text:list-item>
            <text:p text:style-name="P96"><text:span text:style-name="T1">Smoke Form:</text:span> Your body becomes living smoke.</text:p>
          </text:list-item>
          <text:list-item>
            <text:p text:style-name="P96"><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96"><text:span text:style-name="T1">Sniff:</text:span> You can smell even the faintest traces of scents.</text:p>
          </text:list-item>
          <text:list-item>
            <text:p text:style-name="P96"><text:span text:style-name="T1">Sort:</text:span> Inanimate items sort themselves according to categories you set. The categories must be visually verifiable.</text:p>
          </text:list-item>
          <text:list-item>
            <text:p text:style-name="P96"><text:span text:style-name="T1">Spectacle:</text:span> A clearly unreal but impressive illusion of your choice appears, under your control. It may be up to the size of a palace and has full motion and sound.</text:p>
          </text:list-item>
          <text:list-item>
            <text:p text:style-name="P96"><text:span text:style-name="T1">Spellseize:</text:span> Cast this as a reaction to another spell going off to make a temporary copy of it that you can cast at any time before this spell ends.</text:p>
          </text:list-item>
          <text:list-item>
            <text:p text:style-name="P96"><text:span text:style-name="T1">Spider Climb:</text:span> You can climb surfaces like a spider.</text:p>
          </text:list-item>
          <text:list-item>
            <text:p text:style-name="P96"><text:span text:style-name="T1">Summon Cube:</text:span> Once per second, (6 times per round) you may summon or banish a 3-foot-wide cube of earth. New cubes must be affixed to the earth or to other cubes.8.50″</text:p>
          </text:list-item>
          <text:list-item>
            <text:p text:style-name="P96"><text:span text:style-name="T1">Swarm:</text:span> You become a swarm of crows, rats, or piranhas. You only take damage from area effects.</text:p>
          </text:list-item>
          <text:list-item>
            <text:p text:style-name="P96"><text:span text:style-name="T1">Telekinesis:</text:span> You may mentally move L items.</text:p>
          </text:list-item>
          <text:list-item>
            <text:p text:style-name="P96"><text:span text:style-name="T1">Telepathy:</text:span> L+1 creatures can hear each other’s thoughts, no matter how far apart they move.</text:p>
          </text:list-item>
          <text:list-item>
            <text:p text:style-name="P100"><text:span text:style-name="T20">Teleport:</text:span><text:span text:style-name="T21"> An object disappears and reappears on the ground in a visible, clear area up to L×40ft away.</text:span></text:p>
          </text:list-item>
          <text:list-item>
            <text:p text:style-name="P96"><text:span text:style-name="T1">Thaumaturgic Anchor:</text:span> Object becomes the target of every spell cast near it.</text:p>
          </text:list-item>
          <text:list-item>
            <text:p text:style-name="P96"><text:span text:style-name="T1">Thicket:</text:span> A thicket of trees and dense brush up to L×40ft wide suddenly sprouts up.</text:p>
          </text:list-item>
          <text:list-item>
            <text:p text:style-name="P96"><text:span text:style-name="T1">Time Jump:</text:span> An object disappears as it jumps L×10 minutes into the future. When it returns, it appears in the unoccupied area nearest to where it left.</text:p>
          </text:list-item>
          <text:list-item>
            <text:p text:style-name="P96"><text:span text:style-name="T1">Summon Idol:</text:span> A carved stone statue the size of a four poster bed rises from the ground.</text:p>
          </text:list-item>
          <text:list-item>
            <text:p text:style-name="P96"><text:span text:style-name="T1">Time Rush:</text:span> Time in a 40ft bubble starts moving 10 times faster.</text:p>
          </text:list-item>
          <text:list-item>
            <text:p text:style-name="P96"><text:span text:style-name="T1">Time Slow:</text:span> Time in a 40ft bubble slows to 10%.</text:p>
          </text:list-item>
          <text:list-item>
            <text:p text:style-name="P96"><text:span text:style-name="T1">True Sight:</text:span> You see through all nearby illusions.</text:p>
          </text:list-item>
          <text:list-item>
            <text:p text:style-name="P96"><text:span text:style-name="T1">Upwell:</text:span> A spring of seawater appears.</text:p>
          </text:list-item>
          <text:list-item>
            <text:p text:style-name="P96"><text:span text:style-name="T1">Vision:</text:span> You completely control what a creature sees.</text:p>
          </text:list-item>
          <text:list-item>
            <text:p text:style-name="P96"><text:span text:style-name="T1">Visual Illusion:</text:span> A silent, immobile, illusion of your choice appears, up to the size of a bedroom.</text:p>
          </text:list-item>
          <text:list-item>
            <text:p text:style-name="P96"><text:soft-page-break/><text:span text:style-name="T1">Ward:</text:span> A silver circle 40ft across appears on the ground. Choose one thing that cannot cross it: Living creatures, dead creatures, projectiles or metal.</text:p>
          </text:list-item>
          <text:list-item>
            <text:p text:style-name="P96"><text:span text:style-name="T1">Web:</text:span> Your wrists can shoot thick webbing.</text:p>
          </text:list-item>
          <text:list-item>
            <text:p text:style-name="P96"><text:span text:style-name="T1">Wizard Mark:</text:span> Your finger can shoot a stream of ulfire-colored paint. This paint is only visible to you, and can be seen at any distance, even through solid objects.</text:p>
          </text:list-item>
          <text:list-item>
            <text:p text:style-name="P104"><text:span text:style-name="T14">X-Ray Vision:</text:span><text:span text:style-name="T13"> You gain X-Ray vision.</text:span></text:p>
          </text:list-item>
        </text:list>
        <text:h text:style-name="P81" text:outline-level="2"><text:span text:style-name="T15">196 A</text:span><text:bookmark text:name="cleric-spells2"/><text:span text:style-name="T16">dditional Spells</text:span></text:h>
        <text:list xml:id="list171346402218434" text:continue-list="list171346659433248" text:style-name="WWNum1077">
          <text:list-item text:start-value="1">
            <text:p text:style-name="P105"><text:span text:style-name="T1">Adaptive Skin:</text:span> Target can exist comfortably in hot or cold environments.</text:p>
          </text:list-item>
          <text:list-item>
            <text:p text:style-name="P105"><text:span text:style-name="T1">Addle Brain:</text:span> Target must pass WIL save or drop to 0 WIL for 1 hour.</text:p>
          </text:list-item>
          <text:list-item>
            <text:p text:style-name="P105"><text:span text:style-name="T1">Animal Call:</text:span> Summons a mundane beast. It holds no loyalty towards you or your allies.</text:p>
          </text:list-item>
          <text:list-item>
            <text:p text:style-name="P105"><text:span text:style-name="T1">Anti-Magic Globe:</text:span> A thin shell of magical protection surrounds a small area around the caster. For every additional minute the globe is active they take one additional Fatigue.</text:p>
          </text:list-item>
          <text:list-item>
            <text:p text:style-name="P105"><text:span text:style-name="T1">Arachnid’s Finesse:</text:span> Target can walk on walls and ceilings.</text:p>
          </text:list-item>
          <text:list-item>
            <text:p text:style-name="P105"><text:span text:style-name="T1">Arcane Arrow:</text:span> Green energy bursts from your fingers, dealing 1d6 damage and ignoring mundane armor.</text:p>
          </text:list-item>
          <text:list-item>
            <text:p text:style-name="P105"><text:span text:style-name="T1">Arcane Confinement:</text:span> Target is bound by magical rope, able only to speak but nothing more.</text:p>
          </text:list-item>
          <text:list-item>
            <text:p text:style-name="P105"><text:span text:style-name="T1">Arcane Epistle:</text:span> You write a letter that only its intended reader can understand.</text:p>
          </text:list-item>
          <text:list-item>
            <text:p text:style-name="P105"><text:span text:style-name="T1">Arcane Fireworks:</text:span> Target flame becomes a great conflagration of heat, light and sound.</text:p>
          </text:list-item>
          <text:list-item>
            <text:p text:style-name="P105"><text:span text:style-name="T1">Arcane Stain:</text:span> Inscribes an invisible rune you can feel. Suffer 1d4 WIL loss if removed.</text:p>
          </text:list-item>
          <text:list-item>
            <text:p text:style-name="P105"><text:span text:style-name="T1">Architect’s Eye:</text:span> Any hidden doors within 60ft light up as if on fire.</text:p>
          </text:list-item>
          <text:list-item>
            <text:p text:style-name="P105"><text:span text:style-name="T1">Architect’s Perfection:</text:span> Create a holographic wall, floor, or ceiling that looks absolutely real.</text:p>
          </text:list-item>
          <text:list-item>
            <text:p text:style-name="P105"><text:span text:style-name="T1">Astral Step:</text:span> You and anyone touching you instantly transport to a known location you have been to before.</text:p>
          </text:list-item>
          <text:list-item>
            <text:p text:style-name="P105"><text:span text:style-name="T1">Banishment:</text:span> WIL save or creature to returns to native plane.</text:p>
          </text:list-item>
          <text:list-item>
            <text:p text:style-name="P105"><text:span text:style-name="T1">Become Unseen:</text:span> Target becomes invisible for 1 hour, and are still able use abilities and attack without detection. Afterwards they become incapacitated (deprived)</text:p>
          </text:list-item>
          <text:list-item>
            <text:p text:style-name="P105"><text:span text:style-name="T1">Beguilement:</text:span> Target humanoid must make a WIL save or is controlled telepathically.</text:p>
          </text:list-item>
          <text:list-item>
            <text:p text:style-name="P105"><text:span text:style-name="T1">Bewildering Fog:</text:span> A hazy fog surrounds you in a radius of 20ft. Attacks within the mist are impaired.</text:p>
          </text:list-item>
          <text:list-item>
            <text:p text:style-name="P105"><text:span text:style-name="T1">Blazing Defense:</text:span> You manifest a shield of flame (+1 Armor, 1d6 damage). Fire cannot hurt you.</text:p>
          </text:list-item>
          <text:list-item>
            <text:p text:style-name="P105"><text:span text:style-name="T1">Bolster:</text:span> A person you can see is emboldened by your words for a few minutes:** their attacks are enhanced and they cannot become deprived.</text:p>
          </text:list-item>
          <text:list-item>
            <text:p text:style-name="P105"><text:span text:style-name="T1">Bound:</text:span> Target can make a single jump to any place they can see.</text:p>
          </text:list-item>
          <text:list-item>
            <text:p text:style-name="P105"><text:span text:style-name="T1">Boundless Message:</text:span> Delivers a single sentence to any one creature instantaneously, no matter the distance.</text:p>
          </text:list-item>
          <text:list-item>
            <text:p text:style-name="P105"><text:span text:style-name="T1">Breath Soup:</text:span> Blocks vision and slows movement.</text:p>
          </text:list-item>
          <text:list-item>
            <text:p text:style-name="P105"><text:span text:style-name="T1">Burning Missile:</text:span> You fire an acid missile that does 1d6 damage to a target for every round it is not washed off.</text:p>
          </text:list-item>
          <text:list-item>
            <text:p text:style-name="P105"><text:span text:style-name="T1">Burnishing Bubble:</text:span> Target is enclosed by an impenetrable sphere that rolls along the ground, unless they pass a DEX save.</text:p>
          </text:list-item>
          <text:list-item>
            <text:p text:style-name="P105"><text:span text:style-name="T1">Calcify:</text:span> Target object turns to stone at the caster’s touch. Living targets save vs STR.</text:p>
          </text:list-item>
          <text:list-item>
            <text:p text:style-name="P105"><text:span text:style-name="T1">Catsense:</text:span> Target has heightened senses for the next hour,<text:span text:style-name="T1">Induce Despair:</text:span> Target must pass a WIL save or its attacks are impaired. especially at night.</text:p>
          </text:list-item>
          <text:list-item>
            <text:p text:style-name="P105"><text:soft-page-break/><text:span text:style-name="T1">Chilling Graze:</text:span> Target loses 1d4+1 STR and is deprived.</text:p>
          </text:list-item>
          <text:list-item>
            <text:p text:style-name="P105"><text:span text:style-name="T1">Cinder Flesh:</text:span> Energy beams burn enemies (1d10 blast damage) in a straight line.</text:p>
          </text:list-item>
          <text:list-item>
            <text:p text:style-name="P105"><text:span text:style-name="T1">Circle of Arcane Protection:</text:span> Magical or godly beings cannot enter a 10ft circle.</text:p>
          </text:list-item>
          <text:list-item>
            <text:p text:style-name="P105"><text:span text:style-name="T1">Cleanse:</text:span> Rotten or poisoned food becomes edible.</text:p>
          </text:list-item>
          <text:list-item>
            <text:p text:style-name="P105"><text:span text:style-name="T1">Cold Spray:</text:span> A spray of cold air does d6 damage 20ft in one direction.</text:p>
          </text:list-item>
          <text:list-item>
            <text:p text:style-name="P105"><text:span text:style-name="T1">Conceal Object:</text:span> Masks an object against divination or scrying.</text:p>
          </text:list-item>
          <text:list-item>
            <text:p text:style-name="P105"><text:span text:style-name="T1">Conquer Gravity:</text:span> Target moves up or down according to your whims.</text:p>
          </text:list-item>
          <text:list-item>
            <text:p text:style-name="P105"><text:span text:style-name="T1">Cosmic Fingertips:</text:span> Your hands sculpt stone, rock or minerals into any form you please.</text:p>
          </text:list-item>
          <text:list-item>
            <text:p text:style-name="P105"><text:span text:style-name="T1">Coup de Grâce:</text:span> An ally’s next attack ignores armor and takes damage directly from their target’s STR.</text:p>
          </text:list-item>
          <text:list-item>
            <text:p text:style-name="P105"><text:span text:style-name="T1">Craft from Clay:</text:span> Any natural, earthen target is transformed (rock to mud, lava to rock, etc).</text:p>
          </text:list-item>
          <text:list-item>
            <text:p text:style-name="P105"><text:span text:style-name="T1">Create Unlife:</text:span> Creates 1d4 undead skeletons and zombies from corpses. WIL save every hour to control them.</text:p>
          </text:list-item>
          <text:list-item>
            <text:p text:style-name="P105"><text:span text:style-name="T1">Curse of the Sightless:</text:span> Anyone within eyesight must make a WIL save or be blinded.</text:p>
          </text:list-item>
          <text:list-item>
            <text:p text:style-name="P105"><text:span text:style-name="T1">Cute Ink:</text:span> A single page in a book can be altered to hide its true content.</text:p>
          </text:list-item>
          <text:list-item>
            <text:p text:style-name="P105"><text:span text:style-name="T1">Darksight:</text:span> Target can see 60 ft. in total darkness.</text:p>
          </text:list-item>
          <text:list-item>
            <text:p text:style-name="P105"><text:span text:style-name="T1">Death’s Breath:</text:span> You summon a poisonous cloud (d6 STR loss) you can control.</text:p>
          </text:list-item>
          <text:list-item>
            <text:p text:style-name="P105"><text:span text:style-name="T1">Devil’s Comedian:</text:span> WIL save or target laughs uncontrollably, unable to take any action.</text:p>
          </text:list-item>
          <text:list-item>
            <text:p text:style-name="P105"><text:span text:style-name="T1">Disaster Fluid:</text:span> Anything in a 10ft square becomes slippery; DEX save to avoid slipping.</text:p>
          </text:list-item>
          <text:list-item>
            <text:p text:style-name="P105"><text:span text:style-name="T1">Disrupt Scry:</text:span> Future divinations of one creature or object are misled according to your will.</text:p>
          </text:list-item>
          <text:list-item>
            <text:p text:style-name="P105"><text:span text:style-name="T1">Doppleganger:</text:span> You spawn 1d6 decoy duplicates of someone you touch. Decoys are dispelled with a touch.</text:p>
          </text:list-item>
          <text:list-item>
            <text:p text:style-name="P105"><text:span text:style-name="T1">Doubleskin:</text:span> Target humanoid doubles in size.</text:p>
          </text:list-item>
          <text:list-item>
            <text:p text:style-name="P105"><text:span text:style-name="T1">Dreampoison:</text:span> Target is deprived after suffering a night of bad dreams.</text:p>
          </text:list-item>
          <text:list-item>
            <text:p text:style-name="P105"><text:span text:style-name="T1">Dreamtalker:</text:span> Sends a message to anyone currently asleep.</text:p>
          </text:list-item>
          <text:list-item>
            <text:p text:style-name="P105"><text:span text:style-name="T1">Earsplit:</text:span> Anyone within earshot is deafened.</text:p>
          </text:list-item>
          <text:list-item>
            <text:p text:style-name="P105"><text:span text:style-name="T1">Easy Descent:</text:span> Objects or creatures nearby fall very slowly.</text:p>
          </text:list-item>
          <text:list-item>
            <text:p text:style-name="P105"><text:span text:style-name="T1">Edifice:</text:span> You summon a stone wall up to 20ft wide that you can control.</text:p>
          </text:list-item>
          <text:list-item>
            <text:p text:style-name="P105"><text:span text:style-name="T1">Energize Rope:</text:span> A rope-like objects moves at your command.</text:p>
          </text:list-item>
          <text:list-item>
            <text:p text:style-name="P105"><text:span text:style-name="T1">Ensorcelled:</text:span> Creatures are enraptured for a few minutes unless they pass a WIL save.</text:p>
          </text:list-item>
          <text:list-item>
            <text:p text:style-name="P105"><text:span text:style-name="T1">Envision:</text:span> Spies on a target you have met, even across vast distances. On a WIL save, they can feel your presence.</text:p>
          </text:list-item>
          <text:list-item>
            <text:p text:style-name="P101"><text:span text:style-name="T65">Ephemeral Audio:</text:span><text:span text:style-name="T66"> Point to a spot. Anyone nearby hears a sound you choose at any volume.</text:span></text:p>
          </text:list-item>
          <text:list-item>
            <text:p text:style-name="P105"><text:span text:style-name="T1">Epidemic:</text:span> Infects target with disease, which spreads until the source of magic is destroyed.</text:p>
          </text:list-item>
          <text:list-item>
            <text:p text:style-name="P105"><text:span text:style-name="T1">Extraplanar Convocation:</text:span> Summons any extraplanar being onto your plane. It holds no loyalty towards you or your allies.</text:p>
          </text:list-item>
          <text:list-item>
            <text:p text:style-name="P105"><text:span text:style-name="T1">Extraplanar Request:</text:span> Ask a single question of a random extraplanar entity.</text:p>
          </text:list-item>
          <text:list-item>
            <text:p text:style-name="P105"><text:span text:style-name="T1">Feline Dexterity:</text:span> Target becomes limber, lithe and as fast as quicksilver.</text:p>
          </text:list-item>
          <text:list-item>
            <text:p text:style-name="P105"><text:span text:style-name="T1">Find Virulence:</text:span> Detects poison in any creature or object within 30ft.</text:p>
          </text:list-item>
          <text:list-item>
            <text:p text:style-name="P105"><text:span text:style-name="T1">Fire Curse:</text:span> An object you touch is imbued with a hidden flame-trap dealing 1d4+2 STR loss.</text:p>
          </text:list-item>
          <text:list-item>
            <text:p text:style-name="P105"><text:span text:style-name="T1">Firey Missile:</text:span> A bow you touch can fire flaming arrows (1d10 damage) for one minute.</text:p>
          </text:list-item>
          <text:list-item>
            <text:p text:style-name="P105"><text:soft-page-break/><text:span text:style-name="T1">Fish Lung:</text:span> A target can breathe underwater until they surface again.</text:p>
          </text:list-item>
          <text:list-item>
            <text:p text:style-name="P105"><text:span text:style-name="T1">Fleetfooted:</text:span> One creature moves at double speed.</text:p>
          </text:list-item>
          <text:list-item>
            <text:p text:style-name="P105"><text:span text:style-name="T1">Flicker:</text:span> Target randomly vanishes and reappears once at will.</text:p>
          </text:list-item>
          <text:list-item>
            <text:p text:style-name="P105"><text:span text:style-name="T1">Fog of Nausea:</text:span> A cloud of nauseating vapors pours out from the Spellbook’s pages. Anyone nearby makes a STR save or vomit uncontrollably.</text:p>
          </text:list-item>
          <text:list-item>
            <text:p text:style-name="P105"><text:span text:style-name="T1">Fold Portal:</text:span> A door you touch opens into another door you’ve stepped through before until it is shut again.</text:p>
          </text:list-item>
          <text:list-item>
            <text:p text:style-name="P105"><text:span text:style-name="T1">Foolishness:</text:span> A target you touch becomes vulnerable to wild mood swings, sweeping conclusions and silly beh avior. They also lose 1d6 WIL for 24 hours (down to a minimum of 1).</text:p>
          </text:list-item>
          <text:list-item>
            <text:p text:style-name="P105"><text:span text:style-name="T1">Frozen Corpse:</text:span> A corpse you touch is preserved.</text:p>
          </text:list-item>
          <text:list-item>
            <text:p text:style-name="P105"><text:span text:style-name="T1">Gale:</text:span> You summon an impenetrable wall of energy up to 15ft wide.</text:p>
          </text:list-item>
          <text:list-item>
            <text:p text:style-name="P105"><text:span text:style-name="T1">Ghost Whisper:</text:span> You and a sympathetic ally are linked, able to converse in short sentences for an hour.</text:p>
          </text:list-item>
          <text:list-item>
            <text:p text:style-name="P105"><text:span text:style-name="T1">Gift of Flight:</text:span> Target can fly for a short while.</text:p>
          </text:list-item>
          <text:list-item>
            <text:p text:style-name="P105"><text:span text:style-name="T1">Glacier:</text:span> You create a wall of ice (15 HP, 3 Armor) around a creature you choose.</text:p>
          </text:list-item>
          <text:list-item>
            <text:p text:style-name="P105"><text:span text:style-name="T1">Gorgon’s Gaze:</text:span> Target is transformed into a statue on a failed WIL save. A success reverses the spell; holder must pass a WIL save or the book is destroyed.</text:p>
          </text:list-item>
          <text:list-item>
            <text:p text:style-name="P105"><text:span text:style-name="T1">Great Ball of Fire:</text:span> You fire a ball of flame (1d10 damage) up to 20 feet away.</text:p>
          </text:list-item>
          <text:list-item>
            <text:p text:style-name="P105"><text:span text:style-name="T1">Hand of the Protector:</text:span> A giant, floating hand blocks all damage from a single opponent until you are safe from danger.</text:p>
          </text:list-item>
          <text:list-item>
            <text:p text:style-name="P105"><text:span text:style-name="T1">Heatless Torch:</text:span> Turns any object into a permanent, heatless torch.</text:p>
          </text:list-item>
          <text:list-item>
            <text:p text:style-name="P105"><text:span text:style-name="T1">Hedgemagick:</text:span> You perform a minor magical trick (create flame, wind, light or sound).</text:p>
          </text:list-item>
          <text:list-item>
            <text:p text:style-name="P105"><text:span text:style-name="T1">Hempen Hoop:</text:span> A rope moves at your command.</text:p>
          </text:list-item>
          <text:list-item>
            <text:p text:style-name="P105"><text:span text:style-name="T1">Hide Mind:</text:span> The next person to scry your mind or your whereabouts is fooled.</text:p>
          </text:list-item>
          <text:list-item>
            <text:p text:style-name="P105"><text:span text:style-name="T1">Hoodwink Monster:</text:span> Target monster makes a WIL save or treats you as an ally.</text:p>
          </text:list-item>
          <text:list-item>
            <text:p text:style-name="P105"><text:span text:style-name="T1">Hoodwink Person:</text:span> Target becomes a friend until out of sight.</text:p>
          </text:list-item>
          <text:list-item>
            <text:p text:style-name="P105"><text:span text:style-name="T1">Hovering Protection:</text:span> A hovering, transparent disk materializes around an ally granting 1 Armor.</text:p>
          </text:list-item>
          <text:list-item>
            <text:p text:style-name="P105"><text:span text:style-name="T1">Ice Ray:</text:span> Ice and snow flow from your fingerprints, dealing 1d8 damage (blast) in a straight line.</text:p>
          </text:list-item>
          <text:list-item>
            <text:p text:style-name="P101"><text:span text:style-name="T65">Icy Tempest:</text:span><text:span text:style-name="T66"> Hail deals 1d12 damage in a 20ft radius.</text:span></text:p>
          </text:list-item>
          <text:list-item>
            <text:p text:style-name="P105"><text:span text:style-name="T1">Ill Fate:</text:span> Target automatically fails next their next save.</text:p>
          </text:list-item>
          <text:list-item>
            <text:p text:style-name="P105"><text:span text:style-name="T1">Illusory Landscape:</text:span> You can make one type of terrain appear like another.</text:p>
          </text:list-item>
          <text:list-item>
            <text:p text:style-name="P105"><text:span text:style-name="T1">Incorporeal Shrug:</text:span> Ignore any one attack.</text:p>
          </text:list-item>
          <text:list-item>
            <text:p text:style-name="P105"><text:span text:style-name="T1">Induce Horror:</text:span> Target makes a WIL save or flees.</text:p>
          </text:list-item>
          <text:list-item>
            <text:p text:style-name="P105"><text:span text:style-name="T1">Inferno:</text:span> You summon a flaming wall up to 15ft wide. Anyone passing through suffers 1d6 STR loss.</text:p>
          </text:list-item>
          <text:list-item>
            <text:p text:style-name="P105"><text:span text:style-name="T1">Influence:</text:span> Target gains armor 3 but running and swimming are impossible.</text:p>
          </text:list-item>
          <text:list-item>
            <text:p text:style-name="P105"><text:span text:style-name="T1">Insubstantiate:</text:span> Target becomes insubstantial and can float.</text:p>
          </text:list-item>
          <text:list-item>
            <text:p text:style-name="P105"><text:span text:style-name="T1">Kraken’s Curse:</text:span> Tentacles grapple all within 20 ft, STR save to break free.</text:p>
          </text:list-item>
          <text:list-item>
            <text:p text:style-name="P105"><text:span text:style-name="T1">Lamp’s Hue:</text:span> Target object shines like a torch for one hour.</text:p>
          </text:list-item>
          <text:list-item>
            <text:p text:style-name="P105"><text:span text:style-name="T1">Latch:</text:span> An unlocked box, cabinet or door opens or closes at your command.</text:p>
          </text:list-item>
          <text:list-item>
            <text:p text:style-name="P105"><text:span text:style-name="T1">Librarian’s Trap:</text:span> Deals 1d4+2 STR loss when read.</text:p>
          </text:list-item>
          <text:list-item>
            <text:p text:style-name="P105"><text:span text:style-name="T1">Lightning Strike:</text:span> Electricity flings from your fingertips doing 1d12 damage (blast) in a line.</text:p>
          </text:list-item>
          <text:list-item>
            <text:p text:style-name="P105"><text:span text:style-name="T1">Major Genesis:</text:span> Creates an object of nonliving stone or metal no greater than 5 cubic foot in size.</text:p>
          </text:list-item>
          <text:list-item>
            <text:p text:style-name="P105"><text:soft-page-break/><text:span text:style-name="T1">Maker:</text:span> Transforms raw materials into finished items.</text:p>
          </text:list-item>
          <text:list-item>
            <text:p text:style-name="P105"><text:span text:style-name="T1">Manic Fury:</text:span> A target’s attacks are enhanced. They must make a WIL save after a successful killing or lose control, attacking anyone in sight.</text:p>
            <text:p text:style-name="P106"/>
          </text:list-item>
          <text:list-item>
            <text:p text:style-name="P105"><text:span text:style-name="T1">Masquerade:</text:span> You assume the likeness of a similar creature you have seen.</text:p>
          </text:list-item>
          <text:list-item>
            <text:p text:style-name="P105"><text:span text:style-name="T1">Mental Tripwire:</text:span> Intruders set off an alarm audible only to you.</text:p>
          </text:list-item>
          <text:list-item>
            <text:p text:style-name="P105"><text:span text:style-name="T1">Mind Bond:</text:span> Two allies can communicate via a mental link for the rest of the day.</text:p>
          </text:list-item>
          <text:list-item>
            <text:p text:style-name="P105"><text:span text:style-name="T1">Mind Reader:</text:span> You can see or hear any person you have met before.</text:p>
          </text:list-item>
          <text:list-item>
            <text:p text:style-name="P105"><text:span text:style-name="T1">Miniaturize:</text:span> An object shrinks to one tenth its size.</text:p>
          </text:list-item>
          <text:list-item>
            <text:p text:style-name="P105"><text:span text:style-name="T1">Minor Aegis:</text:span> A target you touch ignores the next instance of harm from a specific source.</text:p>
          </text:list-item>
          <text:list-item>
            <text:p text:style-name="P105"><text:span text:style-name="T1">Minor Genesis:</text:span> Creates an object of nonliving matter no greater than one cubic foot in size.</text:p>
          </text:list-item>
          <text:list-item>
            <text:p text:style-name="P101"><text:span text:style-name="T65">Mirage:</text:span><text:span text:style-name="T66"> You summon a noiseless &amp; simple illusion of your choice.</text:span></text:p>
          </text:list-item>
          <text:list-item>
            <text:p text:style-name="P105"><text:span text:style-name="T1">Molasses Veins:</text:span> A single target moves at half speed.</text:p>
          </text:list-item>
          <text:list-item>
            <text:p text:style-name="P105"><text:span text:style-name="T1">Murky Bubble:</text:span> You create a bubble supernatural shadow within a 20ft radius.</text:p>
          </text:list-item>
          <text:list-item>
            <text:p text:style-name="P105"><text:span text:style-name="T1">Necrotic Touch:</text:span> Target must DEX save or is paralyzed.</text:p>
          </text:list-item>
          <text:list-item>
            <text:p text:style-name="P105"><text:span text:style-name="T1">Obfuscate:</text:span> Target cannot be observed either through divination or scrying.</text:p>
          </text:list-item>
          <text:list-item>
            <text:p text:style-name="P105"><text:span text:style-name="T1">Obfuscation:</text:span> Changes your appearance.</text:p>
          </text:list-item>
          <text:list-item>
            <text:p text:style-name="P105"><text:span text:style-name="T1">Obscuring Mist:</text:span> A rolling fog obscures vision in a 300ft radius.</text:p>
          </text:list-item>
          <text:list-item>
            <text:p text:style-name="P105"><text:span text:style-name="T1">Opaque Cover:</text:span> Details about your person become obscured and unmemorable.</text:p>
          </text:list-item>
          <text:list-item>
            <text:p text:style-name="P105"><text:span text:style-name="T1">Orb of Ignus:</text:span> You control a floating ball of fire (1d8 damage) for a short while.</text:p>
          </text:list-item>
          <text:list-item>
            <text:p text:style-name="P105"><text:span text:style-name="T1">Orb of Immortality:</text:span> Mundane attacks cannot harm anyone within a 10ft radius, or vice-versa.</text:p>
          </text:list-item>
          <text:list-item>
            <text:p text:style-name="P105"><text:span text:style-name="T1">Otherwordly Pet:</text:span> Summons an unintelligent extraplanar creature up to the size of a small dog. It holds no loyalty towards you or your allies.</text:p>
          </text:list-item>
          <text:list-item>
            <text:p text:style-name="P105"><text:span text:style-name="T1">Paincurrent:</text:span> An arc of electricity passes from your fingertips to a target you touch. They take 1d8 damage (1d12 if wearing metal armor).</text:p>
          </text:list-item>
          <text:list-item>
            <text:p text:style-name="P105"><text:span text:style-name="T1">Passive Invisibility:</text:span> Target is invisible until they attempt harm.</text:p>
          </text:list-item>
          <text:list-item>
            <text:p text:style-name="P105"><text:span text:style-name="T1">Peeping Warlock:</text:span> You control a pair of floating eyes so long as yours remain closed.</text:p>
          </text:list-item>
          <text:list-item>
            <text:p text:style-name="P105"><text:span text:style-name="T1">Perfect Illusion:</text:span> Creates an image with sound, smell and thermal effects, activated according to a trigger you choose. Touching the image or making a successful WIL save will reveal the illusion.</text:p>
          </text:list-item>
          <text:list-item>
            <text:p text:style-name="P105"><text:span text:style-name="T1">Phantom Hound:</text:span> A ghostly canine (4 HP, bite (1d4)) obeys your commands for up to one hour.</text:p>
          </text:list-item>
          <text:list-item>
            <text:p text:style-name="P105"><text:span text:style-name="T1">Phase Anchor:</text:span> Binds an extraplanar creature to your will until it performs a task specific task, after which they must pass a WIL save to escape (good luck).</text:p>
          </text:list-item>
          <text:list-item>
            <text:p text:style-name="P105"><text:span text:style-name="T1">Phase Sneak:</text:span> Anyone within a 10ft radius is rendered invisible.</text:p>
          </text:list-item>
          <text:list-item>
            <text:p text:style-name="P105"><text:span text:style-name="T1">Phase Touch:</text:span> A disembodied, floating hand obeys your whims but is immaterial. The next Spellbook, ability or item that relies on touch now works from a distance.</text:p>
          </text:list-item>
          <text:list-item>
            <text:p text:style-name="P105"><text:span text:style-name="T1">Philolomancy:</text:span> You understand all spoken and written languages.</text:p>
          </text:list-item>
          <text:list-item>
            <text:p text:style-name="P105"><text:span text:style-name="T1">Philosopher’s Mind:</text:span> Target is immune to spiritual or psychic attacks, as well as any attempts at mental or spiritual manipulation or persuasion.</text:p>
          </text:list-item>
          <text:list-item>
            <text:p text:style-name="P105"><text:span text:style-name="T1">Plant Scourge:</text:span> Plants within eyesight wither and die.</text:p>
          </text:list-item>
          <text:list-item>
            <text:p text:style-name="P105"><text:span text:style-name="T1">Pocket Container:</text:span> Summons a chest from an immaterial plane. It holds up to 6 items. The chest is dismissed at will.</text:p>
          </text:list-item>
          <text:list-item>
            <text:p text:style-name="P105"><text:soft-page-break/><text:span text:style-name="T1">Pocket Sun:</text:span> You create a halo of bright light in a 60ft radius.</text:p>
          </text:list-item>
          <text:list-item>
            <text:p text:style-name="P105"><text:span text:style-name="T1">Prisma Shard:</text:span> An array of hypnotic lights fascinate nearby creatures, unless they pass a WIL save.</text:p>
          </text:list-item>
          <text:list-item>
            <text:p text:style-name="P105"><text:span text:style-name="T1">Profane Reveal:</text:span> Target an empty space to reveal invisible objects or creatures.</text:p>
          </text:list-item>
          <text:list-item>
            <text:p text:style-name="P105"><text:span text:style-name="T1">Psychic Eye:</text:span> Invisible floating eye allowing you to observe a single location as present.</text:p>
          </text:list-item>
          <text:list-item>
            <text:p text:style-name="P105"><text:span text:style-name="T1">Psychokinesis:</text:span> Magically moves an object up to half your weight.</text:p>
          </text:list-item>
          <text:list-item>
            <text:p text:style-name="P105"><text:span text:style-name="T1">Puppeteer:</text:span> You can throw your voice a great distance away</text:p>
          </text:list-item>
          <text:list-item>
            <text:p text:style-name="P105"><text:span text:style-name="T1">Purge Text:</text:span> Mundane or magical writing vanishes at your touch.</text:p>
          </text:list-item>
          <text:list-item>
            <text:p text:style-name="P105"><text:span text:style-name="T1">Pyramid of Passivity:</text:span> Target creatures must make a DEX save or their attacks are impaired.</text:p>
          </text:list-item>
          <text:list-item>
            <text:p text:style-name="P105"><text:span text:style-name="T1">Pyschic Touch:</text:span> You can hear target’s surface thoughts, so long as you touch them.</text:p>
          </text:list-item>
          <text:list-item>
            <text:p text:style-name="P105"><text:span text:style-name="T1">Rat-Tat-Tat:</text:span> Loudly opens a locked or magically sealed door or chest.</text:p>
          </text:list-item>
          <text:list-item>
            <text:p text:style-name="P105"><text:span text:style-name="T1">Reject Unlife:</text:span> Nearby undead are immobilized for 30 seconds or until you take another action.</text:p>
          </text:list-item>
          <text:list-item>
            <text:p text:style-name="P105"><text:span text:style-name="T1">Remembered Voice:</text:span> A spot you mark becomes the trigger for a supernatural recording of your voice, delivering a short message of your choice.</text:p>
          </text:list-item>
          <text:list-item>
            <text:p text:style-name="P105"><text:span text:style-name="T1">Reverie:</text:span> Targets become dazed for a moment, as if lost in daydream.</text:p>
          </text:list-item>
          <text:list-item>
            <text:p text:style-name="P105"><text:span text:style-name="T1">Runic Harm:</text:span> A rune you draw causes great pain to the reader, who must WIL save or scream until they pass out (1d4 WIL loss). A successful save destroys the rune.</text:p>
          </text:list-item>
          <text:list-item>
            <text:p text:style-name="P105"><text:span text:style-name="T1">Runic Slumber:</text:span> A rune you draw puts the reader into a magical sleep that lasts 1d6 hours.</text:p>
          </text:list-item>
          <text:list-item>
            <text:p text:style-name="P105"><text:span text:style-name="T1">Safe Haven:</text:span> You summon a floating, invisible refuge for 8 hours. It fits up to 8 people comfortably.</text:p>
          </text:list-item>
          <text:list-item>
            <text:p text:style-name="P105"><text:span text:style-name="T1">Scintillate:</text:span> Target must WIL save or their attacks become impaired.</text:p>
          </text:list-item>
          <text:list-item>
            <text:p text:style-name="P105"><text:span text:style-name="T1">Scry Creature:</text:span> Indicates the precise location of a familiar creature.</text:p>
          </text:list-item>
          <text:list-item>
            <text:p text:style-name="P105"><text:span text:style-name="T1">Scry Object:</text:span> Indicates the precise location of an object, known or otherwise.</text:p>
          </text:list-item>
          <text:list-item>
            <text:p text:style-name="P105"><text:span text:style-name="T1">Sculpt Water:</text:span> Raise, lower or part nearby water.</text:p>
          </text:list-item>
          <text:list-item>
            <text:p text:style-name="P105"><text:span text:style-name="T1">Secret Attaché:</text:span> You summon an invisible creature of great power that obeys your every command. Reading from other Spellbooks dispels the creature.</text:p>
          </text:list-item>
          <text:list-item>
            <text:p text:style-name="P105"><text:span text:style-name="T1">Shelter:</text:span> Creates a standing edifice that can shelter up to 10 creatures, disappearing after 24 hours.</text:p>
          </text:list-item>
          <text:list-item>
            <text:p text:style-name="P105"><text:span text:style-name="T1">Shrinking Cant:</text:span> A humanoid creature you touch halves in size.</text:p>
          </text:list-item>
          <text:list-item>
            <text:p text:style-name="P105"><text:span text:style-name="T1">Signal:</text:span> Sends up a flare that can be seen for some distance.</text:p>
          </text:list-item>
          <text:list-item>
            <text:p text:style-name="P105"><text:span text:style-name="T1">Simple Illusion:</text:span> Creates a simple image with sound. A cursory investigation will reveal the illusory image.</text:p>
          </text:list-item>
          <text:list-item>
            <text:p text:style-name="P105"><text:span text:style-name="T1">Sinister Flame:</text:span> Target’s palms are lined with flames (1d4+1 STR loss) for one minute.</text:p>
          </text:list-item>
          <text:list-item>
            <text:p text:style-name="P105"><text:span text:style-name="T1">Sinister Polymorph:</text:span> WIL save or target is transformed into a harmless animal.</text:p>
          </text:list-item>
          <text:list-item>
            <text:p text:style-name="P105"><text:span text:style-name="T1">Skillfull Repair:</text:span> You make minor repairs to a nonliving object.</text:p>
          </text:list-item>
          <text:list-item>
            <text:p text:style-name="P105"><text:span text:style-name="T1">Sky Raft:</text:span> You summon a 3ft wide floating disk that holds up to 100lbs.</text:p>
          </text:list-item>
          <text:list-item>
            <text:p text:style-name="P105"><text:span text:style-name="T1">Solar Portal:</text:span> Sends an extraplanar message to all beings that wish to enter your plane. You have no choice which being answers and it holds no loyalty to you or your allies.</text:p>
          </text:list-item>
          <text:list-item>
            <text:p text:style-name="P105"><text:span text:style-name="T1">Sonic Shattering:</text:span> A sonic wave causes 1d6 STR loss to susceptible objects or crystalline creatures, ignoring armor.</text:p>
          </text:list-item>
          <text:list-item>
            <text:p text:style-name="P105"><text:span text:style-name="T1">Sorcerer’s Lock:</text:span> Any door (magical or otherwise) is held shut until you leave its vicinity.</text:p>
          </text:list-item>
          <text:list-item>
            <text:p text:style-name="P105"><text:span text:style-name="T1">Soul Annex:</text:span> Target’s spirit is caged within their body and replaced with the <text:soft-page-break/>caster’s. If the body is slain the original soul departs, but the caster must pass a WIL save to return to their body.</text:p>
          </text:list-item>
          <text:list-item>
            <text:p text:style-name="P105"><text:span text:style-name="T1">Steer’s Strength:</text:span> Target’s strength triples; unarmed attacks are enhanced.</text:p>
          </text:list-item>
          <text:list-item>
            <text:p text:style-name="P105"><text:span text:style-name="T1">Strength Tap:</text:span> A target you touch loses 1d6 STR, which is transferred to you (up to your max STR).</text:p>
          </text:list-item>
          <text:list-item>
            <text:p text:style-name="P105"><text:span text:style-name="T1">Stumbling Steps:</text:span> A target you touch becomes deprived and loses 1 STR.</text:p>
          </text:list-item>
          <text:list-item>
            <text:p text:style-name="P105"><text:span text:style-name="T1">Stupefaction:</text:span> Target temporarily loses sense of place and time. WIL save to overcome.</text:p>
          </text:list-item>
          <text:list-item>
            <text:p text:style-name="P105"><text:span text:style-name="T1">Sudden Slumber:</text:span> Target falls asleep for 1d4 hours.</text:p>
          </text:list-item>
          <text:list-item>
            <text:p text:style-name="P105"><text:span text:style-name="T1">Summon Elemental:</text:span> A being of fire, wire, earth, or wind manifests from available matter to perform a single task for the caster. It follows this command against its will.</text:p>
          </text:list-item>
          <text:list-item>
            <text:p text:style-name="P105"><text:span text:style-name="T1">Sway Will:</text:span> A target is compelled to follow a stated course of action, without understanding why.</text:p>
          </text:list-item>
          <text:list-item>
            <text:p text:style-name="P105"><text:span text:style-name="T1">Temporary Reprieve:</text:span> Target regains any lost STR, but loses it again after a few minutes.</text:p>
          </text:list-item>
          <text:list-item>
            <text:p text:style-name="P105"><text:span text:style-name="T1">Terrify:</text:span> Targets within eyesight must pass a WIL save or flee.</text:p>
          </text:list-item>
          <text:list-item>
            <text:p text:style-name="P105"><text:span text:style-name="T1">Terrifying Illusion:</text:span> A target is hunted by a terrible creature only they can see. Its attacks do 1d12 damage; on Critical Damage they must pass a WIL save or become catatonic.</text:p>
          </text:list-item>
          <text:list-item>
            <text:p text:style-name="P105"><text:span text:style-name="T1">Thief’s Bane:</text:span> An object appears trapped, even to an experienced thief.</text:p>
          </text:list-item>
          <text:list-item>
            <text:p text:style-name="P105"><text:span text:style-name="T1">Thwart the Elements:</text:span> Damage from energy blasts are impaired against a target for the next hour.</text:p>
          </text:list-item>
          <text:list-item>
            <text:p text:style-name="P105"><text:span text:style-name="T1">Tongue of the Blue Serpent:</text:span> Rust-colored, serpentine letters materialize on a surface you choose. Anyone reading these words becomes immobilized unless they succeed a WIL save.</text:p>
          </text:list-item>
          <text:list-item>
            <text:p text:style-name="P105"><text:span text:style-name="T1">Torrential Moat:</text:span> You summon a powerful wind that deflects arrows, smaller creatures, and noxious gases.</text:p>
          </text:list-item>
          <text:list-item>
            <text:p text:style-name="P105"><text:span text:style-name="T1">Toxic Blast:</text:span> A small orb of acid deals 1d6 blast damage to a target.</text:p>
          </text:list-item>
          <text:list-item>
            <text:p text:style-name="P105"><text:span text:style-name="T1">Transform Aura:</text:span> Target’s aura is made non-magical or vice-versa.</text:p>
          </text:list-item>
          <text:list-item>
            <text:p text:style-name="P105"><text:span text:style-name="T1">True Name:</text:span> Determines the properties of a magical item you touch.</text:p>
          </text:list-item>
          <text:list-item>
            <text:p text:style-name="P105"><text:span text:style-name="T1">Trueshift:</text:span> A willing target takes on a new form (keeping only their WIL), but must pass a WIL save to shift out.</text:p>
          </text:list-item>
          <text:list-item>
            <text:p text:style-name="P105"><text:span text:style-name="T1">Twilight Steed:</text:span> Summons an arcane steed that never tires, but dissipates within daylight.</text:p>
          </text:list-item>
          <text:list-item>
            <text:p text:style-name="P105"><text:span text:style-name="T1">Ultimate Sacrifice:</text:span> The book’s holder transfer’s their life force into a corpse, reviving both body and soul.</text:p>
          </text:list-item>
          <text:list-item>
            <text:p text:style-name="P101"><text:span text:style-name="T65">Undefinable Target:</text:span><text:span text:style-name="T66"> An ally becomes immune to mundane ranged attacks for one round.</text:span></text:p>
          </text:list-item>
          <text:list-item>
            <text:p text:style-name="P105"><text:span text:style-name="T1">Undeniable Courage:</text:span> Target passes next WIL save and their attacks are enhanced.</text:p>
          </text:list-item>
          <text:list-item>
            <text:p text:style-name="P105"><text:span text:style-name="T1">Unflappable Endurance:</text:span> Target does not take Fatigue from non-magical activities or become deprived until their next rest.</text:p>
          </text:list-item>
          <text:list-item>
            <text:p text:style-name="P105"><text:span text:style-name="T1">Vermin Plague:</text:span> Summons a swarm of bats, rats, spiders or 0.33″similar creatures of your choice. They are harmless but distracting and hold no loyalty towards you or your allies.</text:p>
          </text:list-item>
          <text:list-item>
            <text:p text:style-name="P105"><text:span text:style-name="T1">Vines of Ichor:</text:span> You spread sticky spiderwebs on the walls, floor and ceilings within a 20ft radius.</text:p>
          </text:list-item>
          <text:list-item>
            <text:p text:style-name="P105"><text:span text:style-name="T1">Warrior’s Edge:</text:span> Target weapon is enhanced, and victim automatically fails a critical damage save.</text:p>
          </text:list-item>
          <text:list-item>
            <text:p text:style-name="P105"><text:span text:style-name="T1">Windborn:</text:span> You direct a powerful wind in a straight line, strong enough to blow over small boulders.</text:p>
          </text:list-item>
          <text:list-item>
            <text:p text:style-name="P105"><text:span text:style-name="T1">Winter’s Woe:</text:span> An icy storm assails multiple targets, obscuring visibility and making the ground icy and treacherous.</text:p>
          </text:list-item>
          <text:list-item>
            <text:p text:style-name="P105"><text:span text:style-name="T1">Witch Sight:</text:span> Magical auras become visible to you for one hour.</text:p>
          </text:list-item>
          <text:list-item>
            <text:p text:style-name="P105"><text:soft-page-break/><text:span text:style-name="T1">Wizard’s Exit:</text:span> You and and anyone you touch can flee to safety at double speed.</text:p>
          </text:list-item>
          <text:list-item>
            <text:p text:style-name="P105"><text:span text:style-name="T1">Wizard’s Grasp:</text:span> You control a phantasmal hand that can lift up to 5 pounds.</text:p>
          </text:list-item>
          <text:list-item>
            <text:p text:style-name="P105"><text:span text:style-name="T1">Wizard’s Haven:</text:span> A small, walled-in area cannot be scryed.</text:p>
          </text:list-item>
          <text:list-item>
            <text:p text:style-name="P105"><text:span text:style-name="T1">Wizardsniff:</text:span> You can feel any magic within a 60ft radius.</text:p>
          </text:list-item>
        </text:list>
        <text:h text:style-name="P78" text:outline-level="2"><text:bookmark-start text:name="cleric-spells"/>20 Cleric Spells<text:bookmark-end text:name="cleric-spells"/></text:h>
        <text:list xml:id="list171347493418631" text:continue-list="list171346402218434" text:style-name="WWNum1065">
          <text:list-item text:start-value="1">
            <text:p text:style-name="P102"><text:span text:style-name="T20">Blessing:</text:span><text:span text:style-name="T21"> Target’s attacks are enhanced and non-Blast attacks are impaired against them until they next take damage.</text:span></text:p>
          </text:list-item>
          <text:list-item>
            <text:p text:style-name="P97"><text:span text:style-name="T1">Cure-All:</text:span> A single illness or disease dissipates at your touch.</text:p>
          </text:list-item>
          <text:list-item>
            <text:p text:style-name="P97"><text:span text:style-name="T1">Curse Unlife:</text:span> Deals 1d4+2 STR loss to one undead, ignoring armor and resistances.</text:p>
          </text:list-item>
          <text:list-item>
            <text:p text:style-name="P97"><text:span text:style-name="T1">Fortify:</text:span> Damage from heat, ice, acid or electricity are impaired against a target for the next hour.</text:p>
          </text:list-item>
          <text:list-item>
            <text:p text:style-name="P97"><text:span text:style-name="T1">Healing Grace:</text:span> A target heals 1d6 STR, and you become deprived until you take the time to mediate, pray or sleep.</text:p>
          </text:list-item>
          <text:list-item>
            <text:p text:style-name="P97"><text:span text:style-name="T1">Induce Despair:</text:span> Target must pass a WIL save or its attacks are impaired.</text:p>
          </text:list-item>
          <text:list-item>
            <text:p text:style-name="P97"><text:span text:style-name="T1">Lichsense:</text:span> You feel any undead within 60ft. WIL save to avoid detection by intelligent undead.</text:p>
          </text:list-item>
          <text:list-item>
            <text:p text:style-name="P97"><text:span text:style-name="T1">Light Show:</text:span> You control a dazzling display of light and color.</text:p>
          </text:list-item>
          <text:list-item>
            <text:p text:style-name="P97"><text:span text:style-name="T1">Linguist:</text:span> For the next hour you can speak and understand any mundane language.</text:p>
          </text:list-item>
          <text:list-item>
            <text:p text:style-name="P97"><text:span text:style-name="T1">Magic Seal:</text:span> Magically locks a door, portal or chest.</text:p>
          </text:list-item>
          <text:list-item>
            <text:p text:style-name="P97"><text:span text:style-name="T1">Master Undead:</text:span> Undead creatures obey your command. Intelligent undead make a WIL save.</text:p>
          </text:list-item>
          <text:list-item>
            <text:p text:style-name="P97"><text:span text:style-name="T1">Otherworldly Gate:</text:span> Opens a portal to another reality. It works in both directions.</text:p>
          </text:list-item>
          <text:list-item>
            <text:p text:style-name="P97"><text:span text:style-name="T1">Passage:</text:span> Creates a temporary path through wood, stone or brick.</text:p>
          </text:list-item>
          <text:list-item>
            <text:p text:style-name="P97"><text:span text:style-name="T1">Perfect Preservation:</text:span> A weapon you touch becomes immune to wear, mundane damage or elemental effects. The spell wears off after a day.</text:p>
          </text:list-item>
          <text:list-item>
            <text:p text:style-name="P97"><text:span text:style-name="T1">Planar Anchor:</text:span> Bars extradimensional movement.</text:p>
          </text:list-item>
          <text:list-item>
            <text:p text:style-name="P97"><text:span text:style-name="T1">Ravenless Message:</text:span> You send a short message 1 mile that anyone along its path can hear.</text:p>
          </text:list-item>
          <text:list-item>
            <text:p text:style-name="P97"><text:span text:style-name="T1">Scrying Ward:</text:span> For 24 hours you become aware of any magical eavesdropping.</text:p>
          </text:list-item>
          <text:list-item>
            <text:p text:style-name="P97"><text:span text:style-name="T1">Song of Repose:</text:span> Target falls into a deep slumber.</text:p>
          </text:list-item>
          <text:list-item>
            <text:p text:style-name="P97"><text:span text:style-name="T1">Uncurse:</text:span> A person or object you touch is freed from a curse or nefarious spell.</text:p>
          </text:list-item>
          <text:list-item>
            <text:p text:style-name="P97"><text:span text:style-name="T1">Word of Pain:</text:span> A single phrase from your lips does 1d10 damage. Affected target’s attacks are also Impared until they pass a WIL save.</text:p>
          </text:list-item>
        </text:list>
        <text:h text:style-name="P77" text:outline-level="2"><text:bookmark-start text:name="cantrips"/>20 Cantrips<text:bookmark-end text:name="cantrips"/></text:h>
        <text:p text:style-name="P7">Magic-Users, Clerics, and some Druids know 2 cantrips. Cantrips are spells that can be cast without gaining fatigue if the caster makes a WIL save.</text:p>
        <text:p text:style-name="P6">Note that these spells can also be found in spellbooks and scrolls, but using them this way causes Fatigue or the scroll to be used up, just as they would with any spell.</text:p>
        <text:list xml:id="list171346754558121" text:continue-list="list171347493418631" text:style-name="WWNum1066">
          <text:list-item text:start-value="1">
            <text:p text:style-name="P103"><text:span text:style-name="T20">Create Water:</text:span><text:span text:style-name="T21"> Create 2 gallons of water.</text:span></text:p>
          </text:list-item>
          <text:list-item>
            <text:p text:style-name="P98"><text:span text:style-name="T1">Detect Alignment:</text:span> Concentrate for 1 round in direction and sense alignment specified in 150x10 ft.</text:p>
          </text:list-item>
          <text:list-item>
            <text:p text:style-name="P98"><text:span text:style-name="T1">Detect Magic:</text:span> Concentrate for 1 round in direction to sense magic in varying degrees of strength in a 50x10 ft area. Passes through thin barriers.</text:p>
          </text:list-item>
          <text:list-item>
            <text:p text:style-name="P98"><text:span text:style-name="T1">Detect Poison:</text:span> Detect whether one target has been poisoned/is poisonous.</text:p>
          </text:list-item>
          <text:list-item>
            <text:p text:style-name="P98"><text:span text:style-name="T1">Endure Elements:</text:span> Ignore intense weather conditions for 24 hours.</text:p>
          </text:list-item>
          <text:list-item>
            <text:p text:style-name="P98"><text:span text:style-name="T1">Ghost Sounds:</text:span> Create any type of sound up no louder than 4 humans within 150 ft.</text:p>
          </text:list-item>
          <text:list-item>
            <text:p text:style-name="P98"><text:span text:style-name="T1">Light:</text:span> Make an object within 150 ft. light a 30ft radius.</text:p>
          </text:list-item>
          <text:list-item>
            <text:p text:style-name="P98"><text:span text:style-name="T1">Purify Food and Drink:</text:span> Make food eatable.</text:p>
          </text:list-item>
          <text:list-item>
            <text:p text:style-name="P98"><text:span text:style-name="T1">Detect Animals/Nature:</text:span> Concentrate for 1 round in direction to natural animals/na<text:soft-page-break/>ture in varying degrees of strength in a 50x10 ft area. Passes through thin barriers.</text:p>
          </text:list-item>
          <text:list-item>
            <text:p text:style-name="P98"><text:span text:style-name="T1">Know Direction:</text:span> Immediately know where North is.</text:p>
          </text:list-item>
          <text:list-item>
            <text:p text:style-name="P98"><text:span text:style-name="T1">Arcane Mark:</text:span> Leave visible/invisible message.</text:p>
          </text:list-item>
          <text:list-item>
            <text:p text:style-name="P98"><text:span text:style-name="T1">Mage Hand:</text:span> Lift something 5 lbs 15 ft any direction/rnd. Lasts 10 min.</text:p>
          </text:list-item>
          <text:list-item>
            <text:p text:style-name="P98"><text:span text:style-name="T1">Mending:</text:span> Fix breaks in a mundane non-complex item you can touch.</text:p>
          </text:list-item>
          <text:list-item>
            <text:p text:style-name="P98"><text:span text:style-name="T1">Message:</text:span> Caster can whisper to target in sight as if at ear.</text:p>
          </text:list-item>
          <text:list-item>
            <text:p text:style-name="P98"><text:span text:style-name="T1">Prestidigitation:</text:span> Within 10 ft. you can magically:** 1) create a harmless sensory effect. 2) light or snuff out a fire. 3) clean or soil a small object. 4) chill, warm something. 5) make a color, a small mark, or a symbol appear on an object or a surface for 1 hour. 6) create a non-magical trinket or an illusory image that can fit in your hand and that lasts until the end of your next turn.</text:p>
          </text:list-item>
          <text:list-item>
            <text:p text:style-name="P98"><text:span text:style-name="T1">Ray of Frost:</text:span> 1d6 damage OR target makes a STR save or next attack is impaired.</text:p>
          </text:list-item>
          <text:list-item>
            <text:p text:style-name="P98"><text:span text:style-name="T1">Shocking Grasp:</text:span> Your next melee attack is Enhanced.</text:p>
          </text:list-item>
          <text:list-item>
            <text:p text:style-name="P98"><text:span text:style-name="T1">Acid Splash:</text:span> 1d6 damage Blast that can hit two targets.</text:p>
          </text:list-item>
          <text:list-item>
            <text:p text:style-name="P98"><text:span text:style-name="T1">Poison Spray:</text:span> 10 ft range. 1d12 damage if the target fails a STR save.</text:p>
          </text:list-item>
          <text:list-item>
            <text:p text:style-name="P98"><text:span text:style-name="T1">Fire Bolt:</text:span> 1d8 damage. Can light things on fire.</text:p>
          </text:list-item>
        </text:list>
        <text:h text:style-name="P67" text:outline-level="1"><text:bookmark-start text:name="bestiary"/><text:span text:style-name="T23">Part VII:<text:line-break/></text:span><text:bookmark-start text:name="leveling-up1"/><text:bookmark-end text:name="bestiary"/><text:span text:style-name="T24">B</text:span><text:bookmark-end text:name="leveling-up1"/><text:span text:style-name="T24">estiary</text:span></text:h>
        <text:p text:style-name="P47">Note: If STR, DEX, or WIL are not listed, then they have a value of 10.</text:p>
        <text:p text:style-name="P47"><text:span text:style-name="T1">Acolyte:</text:span> 4 HP, 1 Armor, 14 WIL, mace (d8) or ceremonial dagger (d6), Holy Symbol (Ward once per day). Holy men and women bound to a particular deity. Normally travel in groups of 4+.</text:p>
        <text:p text:style-name="P47"><text:span text:style-name="T1">Ankheg:</text:span> 7 HP, 1 Armor, 16 STR, 8 WIL, bite (d10), acid squirt (d8, Blast). Huge insectoids with multiple legs and shiny black eyes. Subsists from dirt, roots, and flesh. Burrows just beneath the surfaces to ambush unsuspecting creatures.</text:p>
        <text:p text:style-name="P47"><text:span text:style-name="T1">Ape, White:</text:span> 5 HP, 14 STR, claws (d6+d6), rocks (d6, Blast). Albino gorillas with nocturnal habits. Defend their territory with threat<text:span text:style-name="T67">en</text:span>ing gestures, followed by sudden violence.</text:p>
        <text:p text:style-name="P47"><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47"><text:span text:style-name="T1">Bandit:</text:span> 4 HP, 11 STR, 14 DEX, 12 WIL, dagger (d6). Thieves who value wealth over all else. Use disguises, stealth, and trickery to surprise victims.</text:p>
        <text:p text:style-name="P47"><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48"><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47"><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47"><text:span text:style-name="T1">Bear, Black:</text:span> 6 HP, 14 STR, 12 DEX, 6 WIL, <text:soft-page-break/>claws (d6+d6), bite (d8). 4’ tall bears (twice that much if standing) that subsist mostly on berries and roots. Drawn to campsites in search of food. Aggressive if cornered or feel that their young are threatened.</text:p>
        <text:p text:style-name="P47"><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47"><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47"><text:span text:style-name="T1">Bear, Polar:</text:span> 7 HP, 16 STR, 12 DEX, 6 WIL, claws (d8+d8), bite (d10). 11’ tall white-furred bears who live in cold regions, subsisting mostly from fish. Excellent swimmers that also move effortlessly through both snow and ice.</text:p>
        <text:p text:style-name="P47"><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42"><text:span text:style-name="T1">Beetle, Tiger:</text:span> 3 HP, 6 STR, 12 DEX, 6 WIL, bite (d6). 4’ long striped carnivorous insect with powerful mandibles. Prefers smaller prey but will not shy from hunting the occasional humanoid.</text:p>
        <text:p text:style-name="P42"><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47"><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47"><text:span text:style-name="T1">Blink Dog:</text:span> 5 HP, 11 STR, 14 DEX, 5 WIL, bite (d6). Intelligent, wild dogs that travel in packs. After each attack, they may teleport a safe distance away.</text:p>
        <text:p text:style-name="P47"><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47"><text:span text:style-name="T1">Boar:</text:span> 3 HP, 12 STR, 6 WIL, tusks (d6). Omnivorous wild boars that dwell primarily in forests. Not naturally aggressive, but dangerous if disturbed. Critical Damage: Gores its victims, causing great loss of blood.</text:p>
        <text:p text:style-name="P47"><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54"><text:line-break/></text:span><text:span text:style-name="T64">Brigand:</text:span><text:span text:style-name="T62">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text:span><text:soft-page-break/><text:span text:style-name="T62">ing the leader’s WIL (13). If the leader dies, the Brigands will flee.</text:span></text:p>
        <text:p text:style-name="P47"><text:span text:style-name="T1">Buccaneer:</text:span> 4 HP, 11 STR, 14 DEX, 12 WIL, scimitar (d6). Outlaw sailors who raid coastal settlements, as well as other ships. Travel in large ship crews, only fighting in clear advantage (generally numerical).</text:p>
        <text:p text:style-name="P47"><text:span text:style-name="T1">Bugbear:</text:span> 4 HP, 1 Armor, 14 STR, 12 DEX, 11 WIL, club (d8, bulky). Large, goblinoids covered in animal-like hair. Prefers stealth and trickery to gain an advantage.</text:p>
        <text:p text:style-name="P47"><text:span text:style-name="T1">Camel:</text:span> 3 HP, 12 STR, 13 DEX, 4 WIL, bite (d6). Beasts of burden native to dry, arid lands. Can survive without water for weeks at a time. Moves through sand and broken ground without difficulty.</text:p>
        <text:p text:style-name="P47"><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47"><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47"><text:span text:style-name="T1">Cat, Panther:</text:span> 4 HP, 11 STR, 14 DEX, 5 WIL, bite (d8), claws (d6+d6). Dark furred cats that live on forests and plains. Hunts medium or small-sized animals, using their extreme speed and night vision to their advantage.</text:p>
        <text:p text:style-name="P47"><text:span text:style-name="T1">Cat, Sabre-Toothed Tiger:</text:span> 8 HP, 15 STR, 14 DEX, 3 WIL, bite (d12), claws (d6+d6). Huge, primeval cats with enormous fangs. Extremely rare, generally found in regions untouched by civilization.</text:p>
        <text:p text:style-name="P47"><text:span text:style-name="T1">Cat, Tiger:</text:span> 6 HP, 14 STR, 14 DEX, 6 WIL, bite (d8), claws (d6+d6). Striped, solitary felines. Lives in woodlands and in colder regions. Uses camouflage and stealth to hunt and surprise their victims.</text:p>
        <text:p text:style-name="P47"><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47"><text:span text:style-name="T1">Centaur:</text:span> 6 HP, 1 Armor, 14 STR, 12 DEX, spear (d8) or short bow (d6). Creatures with the lower body and legs of a horse and the upper body, arms and head of a humanoid. Uses their great speed to hunt for food in the forest and plains.</text:p>
        <text:p text:style-name="P47"><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47"><text:span text:style-name="T1">Chimera:</text:span> 10 HP, 14 STR, bite and gore (d10+d10), fire breath (d12, Blast). A three-headed flying aberration.A hybrid of lion, goat, and dragon. Created through powerful magic, these creatures are can be bound to a master or roaming free.</text:p>
        <text:p text:style-name="P47"><text:span text:style-name="T1">Cobblehounds:</text:span> 12 HP, 2 Armor, 14 STR, 1 DEX, 8 WIL, bite (d10). Immobile constructs typically used as guardians to great tombs or artifacts. Unaffected by mundane persuasion techniques, but does love a good bone.</text:p>
        <text:p text:style-name="P47"><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47"><text:span text:style-name="T1">Bone Construct:</text:span> 8 HP, 2 Armor, 15 STR, 8 WIL, sharpened arms (d8, Blast). 6’ tall humanoid constructs made of bone and sorcery. Four-armed, with sharpened ends spread around their torso. Mindless guardians, they simply <text:soft-page-break/>detect and attack any living creature besides their creator. Mundane attacks are Impaired against the construct.</text:p>
        <text:p text:style-name="P48"><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47"><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47"><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47"><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47"><text:span text:style-name="T1">Giant Crocodile:</text:span> 15 HP, 3 Armor, 16 STR, 6 DEX, 5 WIL, bite (d12), detachment. 60’ long, extremely rare reptiles found on unexplored fluvial regions. Attracted to the scent of blood or movement in the water. Their crushing bite can tear ships (or armor) apart with ease.</text:p>
        <text:p text:style-name="P49"><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49"><text:span text:style-name="T1">Cyclops:</text:span> 9 HP, 18 STR, 8 DEX, 6 WIL, club (d10). Giant humanoids with a single large eye centered on the face. Dwell in caves and herd small animals. Slow-witted, can easily be fooled by other intelligent beings.</text:p>
        <text:p text:style-name="P47"><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47"><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47"><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after a couple of weeks.</text:p>
        <text:p text:style-name="P48"><text:span text:style-name="T1">Djinn:</text:span> 10 HP, 1 Armor, 15 DEX, fists (d10+d8). Tall, cloudy humanoids from the plane of air. Highly intelligent, use invisibility and illusions to trick other beings. May transform into a whirlwind, sweeping everything on its path. Capa<text:soft-page-break/>ble of granting a wish per person, the result always is distorted based on the wording of the wish.</text:p>
        <text:p text:style-name="P50"><text:span text:style-name="T1">Dog, Hunting:</text:span> 3 HP, 12 DEX, bite (d6). Bulky, domestic breeds with a ferocious nature. Track by scent. Once started, very difficult to put off the trail. Only attack at their owner’s command.</text:p>
        <text:p text:style-name="P47"><text:span text:style-name="T1">Dog, War:</text:span> 6 HP, 1 Armor, 13 STR, bite (d10). Large breeds selected by their bulk and strength. Not scared by noise or battle. Trained to fight until death if not ordered to stop.</text:p>
        <text:p text:style-name="P47"><text:span text:style-name="T1">Dog, Wild:</text:span> 3 HP, 12 DEX, bite (d6). Wild dogs that roam in forests in large packs. A Wild dog automatically succeeds Morale saves while among its pack.</text:p>
        <text:p text:style-name="P47"><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47"><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47"><text:span text:style-name="T1">The Green Dragon:</text:span> 12 HP, 2 Armor, 14 STR, 15 DEX, 18 WIL, bite (d12), venom spit (d8, Blast), detachment. 50 ft long serpentine 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47"><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47"><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51"><text:span text:style-name="T1">Dragon Turtle:</text:span> 15 HP, 3 Armor, 18 STR, 6 DEX, 12 WIL, bite (d12+d12), detachment. Gargantuan sea monsters with the shell of a turtle and draconic features. Lurk in deep oceans and can be mistaken for a small island when on the surface. Attack ships, sink<text:soft-page-break/>ing them to add any treasure to their massive underwater hoards. Breathes massive clouds of steam, clogging visions and damaging all inside for d10 damage.</text:p>
        <text:p text:style-name="P51"><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47"><text:span text:style-name="T1">Draugr:</text:span> 12 HP, 2 Armor, 15 STR, 9 DEX, 13 WIL, rusty broadsword (d8). Undead horror made of withered flesh. Rises from those killed in battle and left to rot. Critical Damage: target is instantly killed, only to rise later as a Thrall.</text:p>
        <text:p text:style-name="P47"><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48"><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47"><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47"><text:span text:style-name="T1">Elemental, Air:</text:span> 16 HP, 11 STR, 15 DEX, 8 WIL, wind blow (d10). Huge, living vortexes of whirling air. Lighter creatures are swept away by its presence. It’s attacks ignore any worn armor.</text:p>
        <text:p text:style-name="P47"><text:span text:style-name="T1">Elemental, Earth:</text:span> 12 HP, 3 Armor, 16 STR, 6 DEX, fists (d12). Huge humanoid beings made of earth and stone. Create constant earth tremors with their presence. Can meld into the earth and move through it as if swimming.</text:p>
        <text:p text:style-name="P47"><text:span text:style-name="T1">Elemental, Fire:</text:span> 16 HP, 12 DEX, 14 WIL, flare (d10, Blast). Living columns of pure flame that burn everything in their path. Highly vulnerable to being touched by water or rain. Can scatter their flames, freely changing its form.</text:p>
        <text:p text:style-name="P47"><text:span text:style-name="T1">Elemental, Water:</text:span> 12 HP, 2 Armor, 15 STR, blow (d8). Huge waves of flowing water. Must stay near a body of water. Envelop victims inside their forms to drown then.</text:p>
        <text:p text:style-name="P52"><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47"><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47"><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text:soft-page-break/>Binding their hair prevents their transformation. They can be killed, but their head must then be buried, the mouth stuffed with dirt. Critical Damage: target falls unconscious for 1d4 days.</text:p>
        <text:p text:style-name="P47"><text:span text:style-name="T1">Ettin:</text:span> 10 HP, 16 STR, 6 WIL, club (d10). Two-headed giant kin of low intelligence and aggressive behavior. Lay underground and only act in darkness. One head is always vigilant, preventing being surprised.</text:p>
        <text:p text:style-name="P48"><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47"><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47"><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47"><text:span text:style-name="T1">Foxwoman:</text:span> 6 HP, 12 STR, 14 DEX, 11 WIL, teeth (d6), claws (d8+d8). Appears as a 7-foot tall with a human woman with the head of a fox. Transforms into a fox at will.</text:p>
        <text:p text:style-name="P47"><text:span text:style-name="T1">Frost Elf:</text:span> 14 HP, 1 Armor, 8 STR, 13 DEX, 14 WIL, icicle dagger (d6), a Spellbook (Choose one: Sleep, Teleport, Detect Magic). Beautiful, amoral, and long-lived. Resistant to most forms of magic.</text:p>
        <text:p text:style-name="P48"><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47"><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53"><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53"><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47"><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47"><text:span text:style-name="T1">Giant Crab:</text:span> 6 HP, 3 Armor, 14 STR, 3 DEX, 8 WIL, pincers (d12). Huge crustaceans that live in coastal areas and mindlessly attack anything that comes near. Their pincers crush with <text:soft-page-break/>enough strength to ignore any armor lesser than plate. Their heavy carapace makes them notably hardy but equally slow.</text:p>
        <text:p text:style-name="P47"><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47"><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47"><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48"><text:span text:style-name="T1">Frost Giant:</text:span> 14 HP, 2 Armor, 18 STR, 12 WIL, greataxe (d12+d10) or longbow (d12). 18’ tall humanoids with blue-ish skin and pale hair. Wear furs and iron Armor. Unharmed by cold and ice. Excellent trackers, hunt accompanied by dire wolves.</text:p>
        <text:p text:style-name="P47"><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48"><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47"><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47"><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47"><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47"><text:span text:style-name="T1">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54"><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55"><text:span text:style-name="T1">Goblin:</text:span> 4 HP, 8 STR, 12 DEX, 8 WIL, dagger (d6) <text:soft-page-break/>or sling (d4). Small, grotesque humanoids with skin in earthly tones of green, brown, and grey. Avoid combat, only attacking when in advantage, using hit-and-run tactics. Sometimes are found using dire wolves as mounts.</text:p>
        <text:p text:style-name="P47"><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47"><text:span text:style-name="T1">Gorilla:</text:span> 6 HP, 14 STR, fists (d6+d6). Large, muscular apes that dwell in hot jungles. Mostly peaceful until provoked, but will impose itself on the presence of its young. Critical Damage: Rends the victim for 1d4 extra STR damage.</text:p>
        <text:p text:style-name="P47"><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48"><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47"><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47"><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47"><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47"><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47"><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47"><text:span text:style-name="T1">Hellhound:</text:span> 8 HP, 12 STR, 15 DEX, bite (d8+d6) or fire breath (d8). Monstrous, intelligent dogs with the size of a large wolf. Dwell near volcanoes and sometimes accompany other fire-related creatures. Immune to fire and heat, its insides are <text:soft-page-break/>hot enough to melt iron if it is swallowed. Don’t rely on sight to find its foes, due to its keen sense of smell.</text:p>
        <text:p text:style-name="P47"><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47"><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47"><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47"><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47"><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47"><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47"><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47"><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48"><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47"><text:span text:style-name="T1">Lizard Man:</text:span> 5 HP, 1 Armor, 14 STR, 12 DEX, bone spear (d8). Tribal amphibian humanoids <text:soft-page-break/>with reptilian heads and tails. Dwell in jungles nearby large bodies of water. Craft their armor and weapons from the bones of their prey. Carnivorous, eat even the flesh of other humanoids as a display of power.</text:p>
        <text:p text:style-name="P47"><text:span text:style-name="T1">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56"><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56"><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47"><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47"><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47"><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nment and separate its foes to kill then one by one. If the Minotaur succeeds in a Critical Damage save, it is driven into a bloodthirsty state, enhancing all its attacks and impairing all attacks against it. Only stops when killed or if it no longer sees any foe.</text:p>
        <text:p text:style-name="P47"><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47"><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47"><text:soft-page-break/><text:span text:style-name="T1">Giant Octopus:</text:span> 8 HP, 14 STR, 8 WIL, tentacles (d6, Blast). Large, eight-armed saltwater creatures. Dwell nearby warm coasts. Can attack up to 8 nearby creatures. When threatened, spills a thick cloud of ink and quickly swims away.</text:p>
        <text:p text:style-name="P47"><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47"><text:span text:style-name="T1">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47"><text:span text:style-name="T1">Pegasus:</text:span> 6 HP, 12 STR, 15 DEX, 15 WIL. hooves (d6+d6). A intelligent winged horse, willful and proud. Seen as a symbol of beauty and nobility. Have a rigid sense of morality and can feel if a person has broken it. Will offer to help adventurers as a mount if it judges the person’s cause as noble and just.</text:p>
        <text:p text:style-name="P47"><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47"><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47"><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48"><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48"><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47"><text:span text:style-name="T1">Root Goblin:</text:span> 4 HP, 8 STR, 14 DEX, 8 WIL, spear (d6). Avoid combat unless they have the advantage (such as greater numbers). Guard their stolen goods to the death. Prize Spellbooks; willing to trade.</text:p>
        <text:p text:style-name="P47"><text:span text:style-name="T1">Root Witch:</text:span> 8 HP, 9 STR, 16 DEX, 14 WIL, tuber-fingers (d6). Excellent tunneler that hides underground near water. Wiggles tiny fronds into the air as lures. Above-ground, appears vaguely humanoid with the face of a rotted tree stump. Will exchange rare min<text:soft-page-break/>erals for a “fresh corpse” of any kind.</text:p>
        <text:p text:style-name="P47"><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48"><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47"><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47"><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47"><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47"><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47"><text:span text:style-name="T1">Skeleton:</text:span> 5 HP, 1 Armor, 13 DEX, rusty sword (d6). If a skeleton is killed and its bones are not scattered, it reforms.</text:p>
        <text:p text:style-name="P47"><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47"><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48"><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47"><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47"><text:span text:style-name="T1">Spider, Giant Aquatic:</text:span> 4 HP, 12 DEX, bite (d6). 4’ long spiders that dwell <text:soft-page-break/>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47"><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47"><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47"><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47"><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47"><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47"><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47"><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47"><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47"><text:span text:style-name="T1">Warper:</text:span> 8 HP, 14 DEX, 12 WIL, tentacles (d8, Blast). Large panther like predators with many <text:soft-page-break/>edged tentacles growing out of their backs. Can teleport short distances at will, which it uses to ambush prey. Highly resistant to magical effects.</text:p>
        <text:p text:style-name="P47"><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47"><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47"><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48"><text:span text:style-name="T1">Wolf:</text:span> 6 HP, 12 STR, 14 DEX, bite (d8). Large canines that dwell primarily in wildlands, but occasionally lair in caves. Can be trained like dogs if captured young. When found in packs of at least 4, wolfs never fail morale saves.</text:p>
        <text:p text:style-name="P47"><text:span text:style-name="T1">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47"><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47"><text:span text:style-name="T1">Zombie: </text:span><text:span text:style-name="T26">6 HP, 6 DEX, 3 WIL, rusted weapon (d6). Slow, mindless re-animated corpses. Created by wicked wizards to serve as guardians in hordes. Simply attacks anything that comes nearby. Cannot be affected by anything that targets the mind.</text:span></text:p>
        <text:section text:style-name="Sect2" text:name="Section2">
          <table:table table:name="Table2" table:style-name="Table2">
            <table:table-column table:style-name="Table2.A"/>
            <table:table-column table:style-name="Table2.B" table:number-columns-repeated="2"/>
            <table:table-column table:style-name="Table2.D"/>
            <table:table-row>
              <table:table-cell table:style-name="Table2.A1" table:number-columns-spanned="2" office:value-type="string">
                <text:p text:style-name="P82">Name:</text:p>
              </table:table-cell>
              <table:covered-table-cell/>
              <table:table-cell table:style-name="Table2.C1" table:number-columns-spanned="2" office:value-type="string">
                <text:p text:style-name="P82">Player:</text:p>
              </table:table-cell>
              <table:covered-table-cell/>
            </table:table-row>
            <table:table-row>
              <table:table-cell table:style-name="Table2.A2" table:number-columns-spanned="2" office:value-type="string">
                <text:p text:style-name="P82">Quote:</text:p>
              </table:table-cell>
              <table:covered-table-cell/>
              <table:table-cell table:style-name="Table2.C2" table:number-columns-spanned="2" office:value-type="string">
                <text:p text:style-name="P82">Campaign:</text:p>
              </table:table-cell>
              <table:covered-table-cell/>
            </table:table-row>
            <table:table-row>
              <table:table-cell table:style-name="Table2.A3" table:number-columns-spanned="4" office:value-type="string">
                <text:p text:style-name="P82">Appearance:</text:p>
              </table:table-cell>
              <table:covered-table-cell/>
              <table:covered-table-cell/>
              <table:covered-table-cell/>
            </table:table-row>
            <table:table-row>
              <table:table-cell table:style-name="Table2.A4" office:value-type="string">
                <text:p text:style-name="P82">Age:</text:p>
              </table:table-cell>
              <table:table-cell table:style-name="Table2.B4" office:value-type="string">
                <text:p text:style-name="P82">Sex:</text:p>
              </table:table-cell>
              <table:table-cell table:style-name="Table2.B4" office:value-type="string">
                <text:p text:style-name="P83">Ancestry:</text:p>
              </table:table-cell>
              <table:table-cell table:style-name="Table2.D4" office:value-type="string">
                <text:p text:style-name="P83">Class:</text:p>
              </table:table-cell>
            </table:table-row>
          </table:table>
          <table:table table:name="Table1" table:style-name="Table1">
            <table:table-column table:style-name="Table1.A" table:number-columns-repeated="2"/>
            <table:table-column table:style-name="Table1.C"/>
            <table:table-row>
              <table:table-cell table:style-name="Table1.A1" office:value-type="string">
                <text:p text:style-name="P84">Background:</text:p>
              </table:table-cell>
              <table:table-cell table:style-name="Table1.A1" office:value-type="string">
                <text:p text:style-name="P84">Virtue:</text:p>
              </table:table-cell>
              <table:table-cell table:style-name="Table1.C1" office:value-type="string">
                <text:p text:style-name="P84">Vice: </text:p>
              </table:table-cell>
            </table:table-row>
            <table:table-row>
              <table:table-cell table:style-name="Table1.A2" office:value-type="string">
                <text:p text:style-name="P84">Reputation:</text:p>
              </table:table-cell>
              <table:table-cell table:style-name="Table1.A2" office:value-type="string">
                <text:p text:style-name="P84">Misfortunes:</text:p>
              </table:table-cell>
              <table:table-cell table:style-name="Table1.C2" office:value-type="string">
                <text:p text:style-name="P88"/>
              </table:table-cell>
            </table:table-row>
            <table:table-row table:style-name="Table1.3">
              <table:table-cell table:style-name="Table1.A3" office:value-type="string">
                <text:p text:style-name="P82"/>
              </table:table-cell>
              <table:table-cell table:style-name="Table1.B3" office:value-type="string">
                <text:p text:style-name="P84"/>
              </table:table-cell>
              <table:table-cell table:style-name="Table1.C3" office:value-type="string">
                <text:p text:style-name="P84"/>
              </table:table-cell>
            </table:table-row>
            <table:table-row>
              <table:table-cell table:style-name="Table1.A2" office:value-type="string">
                <text:p text:style-name="P82"><text:span text:style-name="T70">STR (max)</text:span>:</text:p>
              </table:table-cell>
              <table:table-cell table:style-name="Table1.A2" office:value-type="string">
                <text:p text:style-name="P84">DEX (max):</text:p>
              </table:table-cell>
              <table:table-cell table:style-name="Table1.C2" office:value-type="string">
                <text:p text:style-name="P84">WIL (max): </text:p>
              </table:table-cell>
            </table:table-row>
            <table:table-row table:style-name="Table1.5">
              <table:table-cell table:style-name="Table1.A2" office:value-type="string">
                <text:p text:style-name="P84">STR: </text:p>
              </table:table-cell>
              <table:table-cell table:style-name="Table1.A2" office:value-type="string">
                <text:p text:style-name="P84">DEX: </text:p>
              </table:table-cell>
              <table:table-cell table:style-name="Table1.C2" office:value-type="string">
                <text:p text:style-name="P84">WIL: </text:p>
              </table:table-cell>
            </table:table-row>
            <table:table-row table:style-name="Table1.6">
              <table:table-cell table:style-name="Table1.B3" office:value-type="string">
                <text:p text:style-name="P85"/>
              </table:table-cell>
              <table:table-cell table:style-name="Table1.B3" office:value-type="string">
                <text:p text:style-name="P84"/>
              </table:table-cell>
              <table:table-cell table:style-name="Table1.B3" office:value-type="string">
                <text:p text:style-name="P84"/>
              </table:table-cell>
            </table:table-row>
            <table:table-row>
              <table:table-cell table:style-name="Table1.A2" office:value-type="string">
                <text:p text:style-name="P86">Armor:</text:p>
              </table:table-cell>
              <table:table-cell table:style-name="Table1.A2" office:value-type="string">
                <text:p text:style-name="P86">HP (max):</text:p>
              </table:table-cell>
              <table:table-cell table:style-name="Table1.C2" office:value-type="string">
                <text:p text:style-name="P86">HP:</text:p>
              </table:table-cell>
            </table:table-row>
            <table:table-row>
              <table:table-cell table:style-name="Table1.A2" office:value-type="string">
                <text:p text:style-name="P86">Deprived:</text:p>
              </table:table-cell>
              <table:table-cell table:style-name="Table1.A2" office:value-type="string">
                <text:p text:style-name="P86"/>
              </table:table-cell>
              <table:table-cell table:style-name="Table1.C2" office:value-type="string">
                <text:p text:style-name="P86"/>
              </table:table-cell>
            </table:table-row>
            <table:table-row table:style-name="Table1.9">
              <table:table-cell table:style-name="Table1.B3" office:value-type="string">
                <text:p text:style-name="P88"/>
              </table:table-cell>
              <table:table-cell table:style-name="Table1.B3" office:value-type="string">
                <text:p text:style-name="P89"/>
              </table:table-cell>
              <table:table-cell table:style-name="Table1.B3" office:value-type="string">
                <text:p text:style-name="P88"/>
              </table:table-cell>
            </table:table-row>
            <table:table-row>
              <table:table-cell table:style-name="Table1.A2" office:value-type="string">
                <text:p text:style-name="P86">GP:</text:p>
              </table:table-cell>
              <table:table-cell table:style-name="Table1.A2" office:value-type="string">
                <text:p text:style-name="P87">SP:</text:p>
              </table:table-cell>
              <table:table-cell table:style-name="Table1.C2" office:value-type="string">
                <text:p text:style-name="P87">CP:</text:p>
              </table:table-cell>
            </table:table-row>
            <table:table-row>
              <table:table-cell table:style-name="Table1.A2" office:value-type="string">
                <text:p text:style-name="P87">1.</text:p>
              </table:table-cell>
              <table:table-cell table:style-name="Table1.A2" office:value-type="string">
                <text:p text:style-name="P87">2.</text:p>
              </table:table-cell>
              <table:table-cell table:style-name="Table1.C2" office:value-type="string">
                <text:p text:style-name="P87">3.</text:p>
              </table:table-cell>
            </table:table-row>
            <table:table-row>
              <table:table-cell table:style-name="Table1.A2" office:value-type="string">
                <text:p text:style-name="P87">4.</text:p>
              </table:table-cell>
              <table:table-cell table:style-name="Table1.A2" office:value-type="string">
                <text:p text:style-name="P87">5.</text:p>
              </table:table-cell>
              <table:table-cell table:style-name="Table1.C2" office:value-type="string">
                <text:p text:style-name="P87">6.</text:p>
              </table:table-cell>
            </table:table-row>
            <table:table-row>
              <table:table-cell table:style-name="Table1.A2" office:value-type="string">
                <text:p text:style-name="P87">7.</text:p>
              </table:table-cell>
              <table:table-cell table:style-name="Table1.A2" office:value-type="string">
                <text:p text:style-name="P87">8.</text:p>
              </table:table-cell>
              <table:table-cell table:style-name="Table1.C2" office:value-type="string">
                <text:p text:style-name="P87">9.</text:p>
              </table:table-cell>
            </table:table-row>
            <table:table-row>
              <table:table-cell table:style-name="Table1.A2" office:value-type="string">
                <text:p text:style-name="P87">10.</text:p>
              </table:table-cell>
              <table:table-cell table:style-name="Table1.A2" office:value-type="string">
                <text:p text:style-name="P88"/>
              </table:table-cell>
              <table:table-cell table:style-name="Table1.C2" office:value-type="string">
                <text:p text:style-name="P88"/>
              </table:table-cell>
            </table:table-row>
            <table:table-row table:style-name="Table1.15">
              <table:table-cell table:style-name="Table1.B3" office:value-type="string">
                <text:p text:style-name="P88"/>
              </table:table-cell>
              <table:table-cell table:style-name="Table1.B3" office:value-type="string">
                <text:p text:style-name="P88"/>
              </table:table-cell>
              <table:table-cell table:style-name="Table1.B3" office:value-type="string">
                <text:p text:style-name="P88"/>
              </table:table-cell>
            </table:table-row>
            <table:table-row>
              <table:table-cell table:style-name="Table1.A2" office:value-type="string">
                <text:p text:style-name="P87">Notes:</text:p>
              </table:table-cell>
              <table:table-cell table:style-name="Table1.A2" office:value-type="string">
                <text:p text:style-name="P88"/>
              </table:table-cell>
              <table:table-cell table:style-name="Table1.C2" office:value-type="string">
                <text:p text:style-name="P88"/>
              </table:table-cell>
            </table:table-row>
            <table:table-row>
              <table:table-cell table:style-name="Table1.A2" office:value-type="string">
                <text:p text:style-name="P88"/>
              </table:table-cell>
              <table:table-cell table:style-name="Table1.A2" office:value-type="string">
                <text:p text:style-name="P88"/>
              </table:table-cell>
              <table:table-cell table:style-name="Table1.C2" office:value-type="string">
                <text:p text:style-name="P88"/>
              </table:table-cell>
            </table:table-row>
            <table:table-row>
              <table:table-cell table:style-name="Table1.A2" office:value-type="string">
                <text:p text:style-name="P88"/>
              </table:table-cell>
              <table:table-cell table:style-name="Table1.A2" office:value-type="string">
                <text:p text:style-name="P88"/>
              </table:table-cell>
              <table:table-cell table:style-name="Table1.C2" office:value-type="string">
                <text:p text:style-name="P88"/>
              </table:table-cell>
            </table:table-row>
            <table:table-row>
              <table:table-cell table:style-name="Table1.A19" office:value-type="string">
                <text:p text:style-name="P88"/>
              </table:table-cell>
              <table:table-cell table:style-name="Table1.A19" office:value-type="string">
                <text:p text:style-name="P88"/>
              </table:table-cell>
              <table:table-cell table:style-name="Table1.C19" office:value-type="string">
                <text:p text:style-name="P88"/>
              </table:table-cell>
            </table:table-row>
          </table:table>
          <text:p text:style-name="P90"/>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arrowLists" style:family="paragraph" style:parent-style-name="Compact" style:master-page-name="">
      <style:paragraph-properties fo:margin-top="0in" fo:margin-bottom="0in" style:contextual-spacing="false" fo:line-height="0.1201in" fo:hyphenation-ladder-count="no-limit" style:page-number="auto"/>
      <style:text-properties fo:font-size="8pt" fo:hyphenate="true" fo:hyphenation-remain-char-count="2" fo:hyphenation-push-char-count="2" loext:hyphenation-no-caps="fals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8.75pt" style:font-size-complex="10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size="10pt" style:font-size-asian="8.75pt" style:font-size-complex="10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8.75pt" style:font-size-complex="10pt"/>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8.75pt" style:font-size-complex="10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8.75pt" style:font-size-complex="10pt"/>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8.75pt" style:font-size-complex="10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8.75pt" style:font-size-complex="10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8.75pt"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8.75pt" style:font-size-complex="10pt"/>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font-size="10pt" style:font-size-asian="8.75pt" style:font-size-complex="10pt"/>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8.75pt" style:font-size-complex="10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10pt" style:font-size-asian="8.75pt" style:font-size-complex="10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10pt" style:font-size-asian="8.75pt" style:font-size-complex="10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8.75pt" style:font-size-complex="10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8.75pt" style:font-size-complex="10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10pt" style:font-size-asian="8.75pt" style:font-size-complex="10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10pt" style:font-size-asian="8.75pt" style:font-size-complex="10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10pt" style:font-size-asian="8.75pt" style:font-size-complex="10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10pt" style:font-size-asian="8.75pt" style:font-size-complex="10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10pt" style:font-size-asian="8.75pt" style:font-size-complex="10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10pt" style:font-size-asian="8.75pt" style:font-size-complex="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10pt" style:font-size-asian="8.75pt" style:font-size-complex="10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10pt" style:font-size-asian="8.75pt" style:font-size-complex="10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text-properties fo:font-size="10pt" style:font-size-asian="8.75pt" style:font-size-complex="10pt"/>
    </style:style>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10pt" style:font-size-asian="8.75pt" style:font-size-complex="10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10pt" style:font-size-asian="8.75pt" style:font-size-complex="10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10pt" style:font-size-asian="8.75pt" style:font-size-complex="10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8.75pt" style:font-size-complex="10pt"/>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10pt" style:font-size-asian="8.75pt" style:font-size-complex="10pt"/>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10pt" style:font-size-asian="8.75pt" style:font-size-complex="10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10pt" style:font-size-asian="8.75pt" style:font-size-complex="10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text-properties fo:font-size="10pt" style:font-size-asian="8.75pt" style:font-size-complex="10pt"/>
    </style:style>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0pt" style:font-size-asian="8.75pt" style:font-size-complex="10pt"/>
    </style:style>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text-properties fo:font-size="10pt" style:font-size-asian="8.75pt" style:font-size-complex="10pt"/>
    </style:style>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text-properties fo:font-size="10pt" style:font-size-asian="8.75pt" style:font-size-complex="10pt"/>
    </style:style>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text-properties fo:font-size="10pt" style:font-size-asian="8.75pt" style:font-size-complex="10pt"/>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fo:font-size="10pt" style:font-size-asian="8.75pt" style:font-size-complex="10pt"/>
    </style:style>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text-properties fo:font-size="10pt" style:font-size-asian="8.75pt" style:font-size-complex="10pt"/>
    </style:style>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text-properties fo:font-size="10pt" style:font-size-asian="8.75pt" style:font-size-complex="10pt"/>
    </style:style>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text-properties fo:font-size="10pt" style:font-size-asian="8.75pt" style:font-size-complex="10pt"/>
    </style:style>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text-properties fo:font-size="10pt" style:font-size-asian="8.75pt" style:font-size-complex="10pt"/>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fo:font-size="10pt" style:font-size-asian="8.75pt" style:font-size-complex="10pt"/>
    </style:style>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fo:font-size="8pt" style:font-size-asian="7pt" style:font-size-complex="8pt"/>
    </style:style>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text-properties fo:font-size="10pt" style:font-size-asian="8.75pt" style:font-size-complex="10pt"/>
    </style:style>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text-properties fo:font-size="10pt" style:font-size-asian="8.75pt" style:font-size-complex="10pt"/>
    </style:style>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text-properties fo:font-size="10pt" style:font-size-asian="8.75pt" style:font-size-complex="10pt"/>
    </style:style>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text-properties fo:font-size="10pt" style:font-size-asian="8.75pt" style:font-size-complex="10pt"/>
    </style:style>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fo:font-size="8pt" style:font-size-asian="7pt" style:font-size-complex="8pt"/>
    </style:style>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text-properties fo:font-size="8pt" style:font-size-asian="7pt" style:font-size-complex="8pt"/>
    </style:style>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text-properties fo:font-size="8pt" style:font-size-asian="7pt" style:font-size-complex="8pt"/>
    </style:style>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text-properties fo:font-size="10pt" style:font-size-asian="8.75pt" style:font-size-complex="10pt"/>
    </style:style>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text-properties fo:font-size="10pt" style:font-size-asian="8.75pt" style:font-size-complex="10pt"/>
    </style:style>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fo:font-size="10pt" style:font-size-asian="8.75pt" style:font-size-complex="10pt"/>
    </style:style>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text-properties fo:font-size="10pt" style:font-size-asian="8.75pt" style:font-size-complex="10pt"/>
    </style:style>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text-properties fo:font-size="10pt" style:font-size-asian="8.75pt" style:font-size-complex="10pt"/>
    </style:style>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text-properties fo:font-size="8pt" style:font-size-asian="7pt" style:font-size-complex="8pt"/>
    </style:style>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2in" fo:margin-left="0.2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space" fo:text-indent="-0.2in" fo:margin-left="0.2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8pt" fo:language="en" fo:country="US" style:font-size-asian="8pt" style:font-size-complex="8pt"/>
    </style:style>
    <style:page-layout style:name="Mpm1" style:page-usage="mirrored">
      <style:page-layout-properties fo:page-width="5.5in" fo:page-height="8.5in" style:num-format="1" style:print-orientation="portrait" fo:margin-top="0.3in" fo:margin-bottom="0.1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2193in" fo:margin-left="0in" fo:margin-right="0in" fo:margin-top="0.0598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12-02T19:54:25.888121030</dc:date>
    <meta:generator>LibreOffice/7.3.7.2$Linux_X86_64 LibreOffice_project/30$Build-2</meta:generator>
    <meta:editing-duration>P1DT4H29M19S</meta:editing-duration>
    <meta:editing-cycles>60</meta:editing-cycles>
    <meta:print-date>2024-12-02T20:01:00.943009705</meta:print-date>
    <meta:document-statistic meta:table-count="2" meta:image-count="1" meta:object-count="0" meta:page-count="36" meta:paragraph-count="1027" meta:word-count="19949" meta:character-count="113997" meta:non-whitespace-character-count="95680"/>
    <meta:user-defined meta:name="AppVersion">12.0000</meta:user-defined>
    <meta:template xlink:type="simple" xlink:actuate="onRequest" xlink:title="Normal.dotm" xlink:href=""/>
  </office:meta>
</office:document-meta>
</file>